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6" style:family="table-cell" style:parent-style-name="Default">
      <style:text-properties fo:color="#000000"/>
    </style:style>
    <style:style style:name="ce6" style:family="table-cell" style:parent-style-name="Default">
      <style:text-properties fo:color="#ce181e"/>
    </style:style>
    <style:style style:name="ce9" style:family="table-cell" style:parent-style-name="Default">
      <style:text-properties fo:color="#00599d"/>
    </style:style>
    <style:style style:name="ce7" style:family="table-cell" style:parent-style-name="Default">
      <style:text-properties fo:color="#ce181e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  <style:text-properties fo:color="#00599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color="#00599d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fo:color="#00599d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99">
      <style:text-properties fo:color="#00599d" fo:font-weight="bold" style:font-weight-asian="bold" style:font-weight-complex="bold"/>
    </style:style>
    <style:style style:name="ce28" style:family="table-cell" style:parent-style-name="Default" style:data-style-name="N99">
      <style:text-properties fo:color="#ce181e"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0.06pt solid #000000" fo:border-left="none" fo:border-right="none" fo:border-top="none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fo:color="#00599d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color="#00599d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fo:color="#ce181e" fo:font-weight="bold" style:font-weight-asian="bold" style:font-weight-complex="bold"/>
    </style:style>
    <style:style style:name="ce35" style:family="table-cell" style:parent-style-name="Default" style:data-style-name="N99">
      <style:table-cell-properties fo:border-bottom="none" fo:border-left="none" fo:border-right="none" fo:border-top="0.06pt solid #000000"/>
      <style:text-properties fo:color="#00599d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45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3" table:number-columns-repeated="2" table:default-cell-style-name="ce9"/>
        <table:table-column table:style-name="co2" table:default-cell-style-name="ce20"/>
        <table:table-column table:style-name="co2" table:default-cell-style-name="ce9"/>
        <table:table-column table:style-name="co2" table:default-cell-style-name="ce27"/>
        <table:table-column table:style-name="co2" table:default-cell-style-name="ce32"/>
        <table:table-column table:style-name="co2" table:default-cell-style-name="ce9"/>
        <table:table-column table:style-name="co3" table:number-columns-repeated="2" table:default-cell-style-name="ce9"/>
        <table:table-column table:style-name="co2" table:default-cell-style-name="ce20"/>
        <table:table-column table:style-name="co2" table:default-cell-style-name="ce9"/>
        <table:table-column table:style-name="co2" table:default-cell-style-name="ce27"/>
        <table:table-column table:style-name="co2" table:default-cell-style-name="ce32"/>
        <table:table-column table:style-name="co2" table:default-cell-style-name="ce9"/>
        <table:table-column table:style-name="co3" table:number-columns-repeated="2" table:default-cell-style-name="ce9"/>
        <table:table-column table:style-name="co2" table:default-cell-style-name="ce20"/>
        <table:table-column table:style-name="co2" table:default-cell-style-name="ce9"/>
        <table:table-column table:style-name="co2" table:default-cell-style-name="ce27"/>
        <table:table-column table:style-name="co2" table:default-cell-style-name="ce32"/>
        <table:table-column table:style-name="co2" table:default-cell-style-name="ce9"/>
        <table:table-column table:style-name="co3" table:number-columns-repeated="2" table:default-cell-style-name="ce9"/>
        <table:table-column table:style-name="co2" table:default-cell-style-name="ce20"/>
        <table:table-column table:style-name="co2" table:default-cell-style-name="ce24"/>
        <table:table-column table:style-name="co2" table:default-cell-style-name="ce27"/>
        <table:table-column table:style-name="co2" table:default-cell-style-name="ce32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24" table:formula="of:=SUM([$fdtd.C1:$fdtd.ZZ1]) / COUNT([$fdtd.C1:$fdtd.ZZ1])" office:value-type="float" office:value="5.052308" calcext:value-type="float">
            <text:p>5.052308</text:p>
          </table:table-cell>
          <table:table-cell table:formula="of:=[.C2]&gt;[.D2]" office:value-type="boolean" office:boolean-value="false" calcext:value-type="boolean">
            <text:p>FALSE</text:p>
          </table:table-cell>
          <table:table-cell table:style-name="ce31" table:formula="of:=(1-[.D2]/[.C2])*100" office:value-type="float" office:value="-4.63926301335249" calcext:value-type="float">
            <text:p>-4.639263013352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24" table:formula="of:=SUM([$nw.C1:$nw.ZZ1]) / COUNT([$nw.C1:$nw.ZZ1])" office:value-type="float" office:value="4.141346" calcext:value-type="float">
            <text:p>4.141346</text:p>
          </table:table-cell>
          <table:table-cell table:style-name="ce35" table:formula="of:=[.J2]&gt;[.K2]" office:value-type="boolean" office:boolean-value="false" calcext:value-type="boolean">
            <text:p>FALSE</text:p>
          </table:table-cell>
          <table:table-cell table:style-name="ce31" table:formula="of:=(1-[.K2]/[.J2])*100" office:value-type="float" office:value="-2.65980969983501" calcext:value-type="float">
            <text:p>-2.659809699835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float" office:value="2.516126" calcext:value-type="float">
            <text:p>2.516126</text:p>
          </table:table-cell>
          <table:table-cell table:formula="of:=[.Q2]&gt;[.R2]" office:value-type="boolean" office:boolean-value="true" calcext:value-type="boolean">
            <text:p>TRUE</text:p>
          </table:table-cell>
          <table:table-cell table:formula="of:=(1-[.R2]/[.Q2])*100" office:value-type="float" office:value="2.52179299780453" calcext:value-type="float">
            <text:p>2.521792997804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19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float" office:value="2.95106" calcext:value-type="float">
            <text:p>2.95106</text:p>
          </table:table-cell>
          <table:table-cell table:formula="of:=[.X2]&gt;[.Y2]" office:value-type="boolean" office:boolean-value="true" calcext:value-type="boolean">
            <text:p>TRUE</text:p>
          </table:table-cell>
          <table:table-cell table:style-name="ce31" table:formula="of:=(1-[.Y2]/[.X2])*100" office:value-type="float" office:value="4.19081192009594" calcext:value-type="float">
            <text:p>4.190811920095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float" office:value="9.451366" calcext:value-type="float">
            <text:p>9.451366</text:p>
          </table:table-cell>
          <table:table-cell table:formula="of:=[.C3]&gt;[.D3]" office:value-type="boolean" office:boolean-value="false" calcext:value-type="boolean">
            <text:p>FALSE</text:p>
          </table:table-cell>
          <table:table-cell table:formula="of:=(1-[.D3]/[.C3])*100" office:value-type="float" office:value="-4.90811322000824" calcext:value-type="float">
            <text:p>-4.908113220008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float" office:value="7.40295" calcext:value-type="float">
            <text:p>7.40295</text:p>
          </table:table-cell>
          <table:table-cell table:formula="of:=[.J3]&gt;[.K3]" office:value-type="boolean" office:boolean-value="false" calcext:value-type="boolean">
            <text:p>FALSE</text:p>
          </table:table-cell>
          <table:table-cell table:formula="of:=(1-[.K3]/[.J3])*100" office:value-type="float" office:value="-1.31402564823691" calcext:value-type="float">
            <text:p>-1.314025648236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float" office:value="3.94263" calcext:value-type="float">
            <text:p>3.94263</text:p>
          </table:table-cell>
          <table:table-cell table:formula="of:=[.Q3]&gt;[.R3]" office:value-type="boolean" office:boolean-value="true" calcext:value-type="boolean">
            <text:p>TRUE</text:p>
          </table:table-cell>
          <table:table-cell table:formula="of:=(1-[.R3]/[.Q3])*100" office:value-type="float" office:value="3.48863908413555" calcext:value-type="float">
            <text:p>3.488639084135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float" office:value="5.68226" calcext:value-type="float">
            <text:p>5.68226</text:p>
          </table:table-cell>
          <table:table-cell table:formula="of:=[.X3]&gt;[.Y3]" office:value-type="boolean" office:boolean-value="true" calcext:value-type="boolean">
            <text:p>TRUE</text:p>
          </table:table-cell>
          <table:table-cell table:formula="of:=(1-[.Y3]/[.X3])*100" office:value-type="float" office:value="3.29156157919932" calcext:value-type="float">
            <text:p>3.291561579199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float" office:value="13.99846" calcext:value-type="float">
            <text:p>13.99846</text:p>
          </table:table-cell>
          <table:table-cell table:formula="of:=[.C4]&gt;[.D4]" office:value-type="boolean" office:boolean-value="false" calcext:value-type="boolean">
            <text:p>FALSE</text:p>
          </table:table-cell>
          <table:table-cell table:formula="of:=(1-[.D4]/[.C4])*100" office:value-type="float" office:value="-4.35771198874007" calcext:value-type="float">
            <text:p>-4.357711988740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float" office:value="11.34934" calcext:value-type="float">
            <text:p>11.34934</text:p>
          </table:table-cell>
          <table:table-cell table:formula="of:=[.J4]&gt;[.K4]" office:value-type="boolean" office:boolean-value="false" calcext:value-type="boolean">
            <text:p>FALSE</text:p>
          </table:table-cell>
          <table:table-cell table:formula="of:=(1-[.K4]/[.J4])*100" office:value-type="float" office:value="-3.72148749832071" calcext:value-type="float">
            <text:p>-3.721487498320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float" office:value="5.956418" calcext:value-type="float">
            <text:p>5.956418</text:p>
          </table:table-cell>
          <table:table-cell table:formula="of:=[.Q4]&gt;[.R4]" office:value-type="boolean" office:boolean-value="false" calcext:value-type="boolean">
            <text:p>FALSE</text:p>
          </table:table-cell>
          <table:table-cell table:formula="of:=(1-[.R4]/[.Q4])*100" office:value-type="float" office:value="-8.17057280434688" calcext:value-type="float">
            <text:p>-8.170572804346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float" office:value="9.44575" calcext:value-type="float">
            <text:p>9.44575</text:p>
          </table:table-cell>
          <table:table-cell table:formula="of:=[.X4]&gt;[.Y4]" office:value-type="boolean" office:boolean-value="false" calcext:value-type="boolean">
            <text:p>FALSE</text:p>
          </table:table-cell>
          <table:table-cell table:formula="of:=(1-[.Y4]/[.X4])*100" office:value-type="float" office:value="-3.51446725843676" calcext:value-type="float">
            <text:p>-3.514467258436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float" office:value="18.40254" calcext:value-type="float">
            <text:p>18.40254</text:p>
          </table:table-cell>
          <table:table-cell table:formula="of:=[.C5]&gt;[.D5]" office:value-type="boolean" office:boolean-value="false" calcext:value-type="boolean">
            <text:p>FALSE</text:p>
          </table:table-cell>
          <table:table-cell table:formula="of:=(1-[.D5]/[.C5])*100" office:value-type="float" office:value="-5.61059173940739" calcext:value-type="float">
            <text:p>-5.610591739407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float" office:value="13.55124" calcext:value-type="float">
            <text:p>13.55124</text:p>
          </table:table-cell>
          <table:table-cell table:formula="of:=[.J5]&gt;[.K5]" office:value-type="boolean" office:boolean-value="true" calcext:value-type="boolean">
            <text:p>TRUE</text:p>
          </table:table-cell>
          <table:table-cell table:formula="of:=(1-[.K5]/[.J5])*100" office:value-type="float" office:value="4.19908930302201" calcext:value-type="float">
            <text:p>4.199089303022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float" office:value="7.721082" calcext:value-type="float">
            <text:p>7.721082</text:p>
          </table:table-cell>
          <table:table-cell table:formula="of:=[.Q5]&gt;[.R5]" office:value-type="boolean" office:boolean-value="true" calcext:value-type="boolean">
            <text:p>TRUE</text:p>
          </table:table-cell>
          <table:table-cell table:formula="of:=(1-[.R5]/[.Q5])*100" office:value-type="float" office:value="2.82868593585706" calcext:value-type="float">
            <text:p>2.828685935857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float" office:value="11.83192" calcext:value-type="float">
            <text:p>11.83192</text:p>
          </table:table-cell>
          <table:table-cell table:formula="of:=[.X5]&gt;[.Y5]" office:value-type="boolean" office:boolean-value="false" calcext:value-type="boolean">
            <text:p>FALSE</text:p>
          </table:table-cell>
          <table:table-cell table:formula="of:=(1-[.Y5]/[.X5])*100" office:value-type="float" office:value="-4.18687546449414" calcext:value-type="float">
            <text:p>-4.186875464494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float" office:value="21.11992" calcext:value-type="float">
            <text:p>21.11992</text:p>
          </table:table-cell>
          <table:table-cell table:formula="of:=[.C6]&gt;[.D6]" office:value-type="boolean" office:boolean-value="false" calcext:value-type="boolean">
            <text:p>FALSE</text:p>
          </table:table-cell>
          <table:table-cell table:formula="of:=(1-[.D6]/[.C6])*100" office:value-type="float" office:value="-3.85397053624157" calcext:value-type="float">
            <text:p>-3.853970536241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float" office:value="16.36048" calcext:value-type="float">
            <text:p>16.36048</text:p>
          </table:table-cell>
          <table:table-cell table:formula="of:=[.J6]&gt;[.K6]" office:value-type="boolean" office:boolean-value="true" calcext:value-type="boolean">
            <text:p>TRUE</text:p>
          </table:table-cell>
          <table:table-cell table:formula="of:=(1-[.K6]/[.J6])*100" office:value-type="float" office:value="2.80190825862487" calcext:value-type="float">
            <text:p>2.801908258624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float" office:value="9.710912" calcext:value-type="float">
            <text:p>9.710912</text:p>
          </table:table-cell>
          <table:table-cell table:formula="of:=[.Q6]&gt;[.R6]" office:value-type="boolean" office:boolean-value="false" calcext:value-type="boolean">
            <text:p>FALSE</text:p>
          </table:table-cell>
          <table:table-cell table:formula="of:=(1-[.R6]/[.Q6])*100" office:value-type="float" office:value="-3.36042023187599" calcext:value-type="float">
            <text:p>-3.360420231875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float" office:value="14.84642" calcext:value-type="float">
            <text:p>14.84642</text:p>
          </table:table-cell>
          <table:table-cell table:formula="of:=[.X6]&gt;[.Y6]" office:value-type="boolean" office:boolean-value="false" calcext:value-type="boolean">
            <text:p>FALSE</text:p>
          </table:table-cell>
          <table:table-cell table:formula="of:=(1-[.Y6]/[.X6])*100" office:value-type="float" office:value="-4.94105273128116" calcext:value-type="float">
            <text:p>-4.941052731281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float" office:value="24.66898" calcext:value-type="float">
            <text:p>24.66898</text:p>
          </table:table-cell>
          <table:table-cell table:formula="of:=[.C7]&gt;[.D7]" office:value-type="boolean" office:boolean-value="false" calcext:value-type="boolean">
            <text:p>FALSE</text:p>
          </table:table-cell>
          <table:table-cell table:formula="of:=(1-[.D7]/[.C7])*100" office:value-type="float" office:value="-4.68331880634862" calcext:value-type="float">
            <text:p>-4.6833188063486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float" office:value="18.82278" calcext:value-type="float">
            <text:p>18.82278</text:p>
          </table:table-cell>
          <table:table-cell table:formula="of:=[.J7]&gt;[.K7]" office:value-type="boolean" office:boolean-value="true" calcext:value-type="boolean">
            <text:p>TRUE</text:p>
          </table:table-cell>
          <table:table-cell table:formula="of:=(1-[.K7]/[.J7])*100" office:value-type="float" office:value="4.52689717158322" calcext:value-type="float">
            <text:p>4.526897171583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float" office:value="10.71166" calcext:value-type="float">
            <text:p>10.71166</text:p>
          </table:table-cell>
          <table:table-cell table:formula="of:=[.Q7]&gt;[.R7]" office:value-type="boolean" office:boolean-value="true" calcext:value-type="boolean">
            <text:p>TRUE</text:p>
          </table:table-cell>
          <table:table-cell table:formula="of:=(1-[.R7]/[.Q7])*100" office:value-type="float" office:value="2.29868073493571" calcext:value-type="float">
            <text:p>2.2986807349357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float" office:value="16.884" calcext:value-type="float">
            <text:p>16.884</text:p>
          </table:table-cell>
          <table:table-cell table:formula="of:=[.X7]&gt;[.Y7]" office:value-type="boolean" office:boolean-value="true" calcext:value-type="boolean">
            <text:p>TRUE</text:p>
          </table:table-cell>
          <table:table-cell table:formula="of:=(1-[.Y7]/[.X7])*100" office:value-type="float" office:value="0.147377833711426" calcext:value-type="float">
            <text:p>0.1473778337114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float" office:value="26.8777" calcext:value-type="float">
            <text:p>26.8777</text:p>
          </table:table-cell>
          <table:table-cell table:formula="of:=[.C8]&gt;[.D8]" office:value-type="boolean" office:boolean-value="true" calcext:value-type="boolean">
            <text:p>TRUE</text:p>
          </table:table-cell>
          <table:table-cell table:formula="of:=(1-[.D8]/[.C8])*100" office:value-type="float" office:value="1.20828054250413" calcext:value-type="float">
            <text:p>1.208280542504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float" office:value="22.38702" calcext:value-type="float">
            <text:p>22.38702</text:p>
          </table:table-cell>
          <table:table-cell table:formula="of:=[.J8]&gt;[.K8]" office:value-type="boolean" office:boolean-value="false" calcext:value-type="boolean">
            <text:p>FALSE</text:p>
          </table:table-cell>
          <table:table-cell table:formula="of:=(1-[.K8]/[.J8])*100" office:value-type="float" office:value="-1.22572226186179" calcext:value-type="float">
            <text:p>-1.2257222618617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float" office:value="12.58646" calcext:value-type="float">
            <text:p>12.58646</text:p>
          </table:table-cell>
          <table:table-cell table:formula="of:=[.Q8]&gt;[.R8]" office:value-type="boolean" office:boolean-value="true" calcext:value-type="boolean">
            <text:p>TRUE</text:p>
          </table:table-cell>
          <table:table-cell table:formula="of:=(1-[.R8]/[.Q8])*100" office:value-type="float" office:value="1.19657207182101" calcext:value-type="float">
            <text:p>1.1965720718210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float" office:value="19.24444" calcext:value-type="float">
            <text:p>19.24444</text:p>
          </table:table-cell>
          <table:table-cell table:formula="of:=[.X8]&gt;[.Y8]" office:value-type="boolean" office:boolean-value="false" calcext:value-type="boolean">
            <text:p>FALSE</text:p>
          </table:table-cell>
          <table:table-cell table:formula="of:=(1-[.Y8]/[.X8])*100" office:value-type="float" office:value="-1.05431413919383" calcext:value-type="float">
            <text:p>-1.054314139193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float" office:value="29.96074" calcext:value-type="float">
            <text:p>29.96074</text:p>
          </table:table-cell>
          <table:table-cell table:formula="of:=[.C9]&gt;[.D9]" office:value-type="boolean" office:boolean-value="false" calcext:value-type="boolean">
            <text:p>FALSE</text:p>
          </table:table-cell>
          <table:table-cell table:formula="of:=(1-[.D9]/[.C9])*100" office:value-type="float" office:value="-1.04741354015387" calcext:value-type="float">
            <text:p>-1.0474135401538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float" office:value="25.01732" calcext:value-type="float">
            <text:p>25.01732</text:p>
          </table:table-cell>
          <table:table-cell table:formula="of:=[.J9]&gt;[.K9]" office:value-type="boolean" office:boolean-value="false" calcext:value-type="boolean">
            <text:p>FALSE</text:p>
          </table:table-cell>
          <table:table-cell table:formula="of:=(1-[.K9]/[.J9])*100" office:value-type="float" office:value="-2.768600048884" calcext:value-type="float">
            <text:p>-2.7686000488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float" office:value="14.63126" calcext:value-type="float">
            <text:p>14.63126</text:p>
          </table:table-cell>
          <table:table-cell table:formula="of:=[.Q9]&gt;[.R9]" office:value-type="boolean" office:boolean-value="true" calcext:value-type="boolean">
            <text:p>TRUE</text:p>
          </table:table-cell>
          <table:table-cell table:formula="of:=(1-[.R9]/[.Q9])*100" office:value-type="float" office:value="1.50430300941384" calcext:value-type="float">
            <text:p>1.5043030094138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float" office:value="20.30658" calcext:value-type="float">
            <text:p>20.30658</text:p>
          </table:table-cell>
          <table:table-cell table:formula="of:=[.X9]&gt;[.Y9]" office:value-type="boolean" office:boolean-value="true" calcext:value-type="boolean">
            <text:p>TRUE</text:p>
          </table:table-cell>
          <table:table-cell table:formula="of:=(1-[.Y9]/[.X9])*100" office:value-type="float" office:value="0.243121584863892" calcext:value-type="float">
            <text:p>0.2431215848638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float" office:value="33.4352" calcext:value-type="float">
            <text:p>33.4352</text:p>
          </table:table-cell>
          <table:table-cell table:formula="of:=[.C10]&gt;[.D10]" office:value-type="boolean" office:boolean-value="false" calcext:value-type="boolean">
            <text:p>FALSE</text:p>
          </table:table-cell>
          <table:table-cell table:formula="of:=(1-[.D10]/[.C10])*100" office:value-type="float" office:value="-2.40640597472799" calcext:value-type="float">
            <text:p>-2.406405974727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float" office:value="28.16286" calcext:value-type="float">
            <text:p>28.16286</text:p>
          </table:table-cell>
          <table:table-cell table:formula="of:=[.J10]&gt;[.K10]" office:value-type="boolean" office:boolean-value="false" calcext:value-type="boolean">
            <text:p>FALSE</text:p>
          </table:table-cell>
          <table:table-cell table:formula="of:=(1-[.K10]/[.J10])*100" office:value-type="float" office:value="-0.548102882824098" calcext:value-type="float">
            <text:p>-0.54810288282409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float" office:value="15.27862" calcext:value-type="float">
            <text:p>15.27862</text:p>
          </table:table-cell>
          <table:table-cell table:formula="of:=[.Q10]&gt;[.R10]" office:value-type="boolean" office:boolean-value="true" calcext:value-type="boolean">
            <text:p>TRUE</text:p>
          </table:table-cell>
          <table:table-cell table:formula="of:=(1-[.R10]/[.Q10])*100" office:value-type="float" office:value="5.62647935207469" calcext:value-type="float">
            <text:p>5.6264793520746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float" office:value="21.65368" calcext:value-type="float">
            <text:p>21.65368</text:p>
          </table:table-cell>
          <table:table-cell table:formula="of:=[.X10]&gt;[.Y10]" office:value-type="boolean" office:boolean-value="true" calcext:value-type="boolean">
            <text:p>TRUE</text:p>
          </table:table-cell>
          <table:table-cell table:formula="of:=(1-[.Y10]/[.X10])*100" office:value-type="float" office:value="4.67275072528846" calcext:value-type="float">
            <text:p>4.6727507252884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float" office:value="176.7098" calcext:value-type="float">
            <text:p>176.7098</text:p>
          </table:table-cell>
          <table:table-cell table:formula="of:=[.C11]&gt;[.D11]" office:value-type="boolean" office:boolean-value="true" calcext:value-type="boolean">
            <text:p>TRUE</text:p>
          </table:table-cell>
          <table:table-cell table:formula="of:=(1-[.D11]/[.C11])*100" office:value-type="float" office:value="6.37256460305651" calcext:value-type="float">
            <text:p>6.3725646030565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float" office:value="98.19368" calcext:value-type="float">
            <text:p>98.19368</text:p>
          </table:table-cell>
          <table:table-cell table:formula="of:=[.J11]&gt;[.K11]" office:value-type="boolean" office:boolean-value="true" calcext:value-type="boolean">
            <text:p>TRUE</text:p>
          </table:table-cell>
          <table:table-cell table:formula="of:=(1-[.K11]/[.J11])*100" office:value-type="float" office:value="48.794096361529" calcext:value-type="float">
            <text:p>48.7940963615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float" office:value="38.67606" calcext:value-type="float">
            <text:p>38.67606</text:p>
          </table:table-cell>
          <table:table-cell table:formula="of:=[.Q11]&gt;[.R11]" office:value-type="boolean" office:boolean-value="true" calcext:value-type="boolean">
            <text:p>TRUE</text:p>
          </table:table-cell>
          <table:table-cell table:formula="of:=(1-[.R11]/[.Q11])*100" office:value-type="float" office:value="1.72511839670609" calcext:value-type="float">
            <text:p>1.7251183967060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float" office:value="24.27576" calcext:value-type="float">
            <text:p>24.27576</text:p>
          </table:table-cell>
          <table:table-cell table:formula="of:=[.X11]&gt;[.Y11]" office:value-type="boolean" office:boolean-value="true" calcext:value-type="boolean">
            <text:p>TRUE</text:p>
          </table:table-cell>
          <table:table-cell table:formula="of:=(1-[.Y11]/[.X11])*100" office:value-type="float" office:value="2.03656675852679" calcext:value-type="float">
            <text:p>2.03656675852679</text:p>
          </table:table-cell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style-name="ce7" table:formula="of:=SUM([$fdtd.C11:$fdtd.ZZ11]) / COUNT([$fdtd.C11:$fdtd.ZZ11])" office:value-type="float" office:value="196.1412" calcext:value-type="float">
            <text:p>196.1412</text:p>
          </table:table-cell>
          <table:table-cell table:style-name="ce28" table:formula="of:=[.C12]&gt;[.D12]" office:value-type="boolean" office:boolean-value="true" calcext:value-type="boolean">
            <text:p>TRUE</text:p>
          </table:table-cell>
          <table:table-cell table:style-name="ce33" table:formula="of:=(1-[.D12]/[.C12])*100" office:value-type="float" office:value="1.7642657306933" calcext:value-type="float">
            <text:p>1.7642657306933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1:$'nw-van'.ZZ11]) / COUNT([$'nw-van'.C11:$'nw-van'.ZZ11])" office:value-type="float" office:value="1294.619" calcext:value-type="float">
            <text:p>1294.619</text:p>
          </table:table-cell>
          <table:table-cell table:style-name="ce7" table:formula="of:=SUM([$nw.C11:$nw.ZZ11]) / COUNT([$nw.C11:$nw.ZZ11])" office:value-type="float" office:value="736.5164" calcext:value-type="float">
            <text:p>736.5164</text:p>
          </table:table-cell>
          <table:table-cell table:style-name="ce28" table:formula="of:=[.J12]&gt;[.K12]" office:value-type="boolean" office:boolean-value="true" calcext:value-type="boolean">
            <text:p>TRUE</text:p>
          </table:table-cell>
          <table:table-cell table:style-name="ce33" table:formula="of:=(1-[.K12]/[.J12])*100" office:value-type="float" office:value="43.1094090230408" calcext:value-type="float">
            <text:p>43.1094090230408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1:$'ra-van'.ZZ11]) / COUNT([$'ra-van'.C11:$'ra-van'.ZZ11])" office:value-type="float" office:value="45.7385" calcext:value-type="float">
            <text:p>45.7385</text:p>
          </table:table-cell>
          <table:table-cell table:style-name="ce7" table:formula="of:=SUM([$ra.C11:$ra.ZZ11]) / COUNT([$ra.C11:$ra.ZZ11])" office:value-type="float" office:value="44.24248" calcext:value-type="float">
            <text:p>44.24248</text:p>
          </table:table-cell>
          <table:table-cell table:style-name="ce28" table:formula="of:=[.Q12]&gt;[.R12]" office:value-type="boolean" office:boolean-value="true" calcext:value-type="boolean">
            <text:p>TRUE</text:p>
          </table:table-cell>
          <table:table-cell table:style-name="ce33" table:formula="of:=(1-[.R12]/[.Q12])*100" office:value-type="float" office:value="3.27081124217017" calcext:value-type="float">
            <text:p>3.27081124217017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style-name="ce36" table:formula="of:=SUM([$addvec.C11:$addvec.ZZ11]) / COUNT([$addvec.C11:$addvec.ZZ11])" office:value-type="float" office:value="28.92768" calcext:value-type="float">
            <text:p>28.92768</text:p>
          </table:table-cell>
          <table:table-cell table:style-name="ce28" table:formula="of:=[.X12]&gt;[.Y12]" office:value-type="boolean" office:boolean-value="false" calcext:value-type="boolean">
            <text:p>FALSE</text:p>
          </table:table-cell>
          <table:table-cell table:style-name="ce33" table:formula="of:=(1-[.Y12]/[.X12])*100" office:value-type="float" office:value="-0.147446312266997" calcext:value-type="float">
            <text:p>-0.147446312266997</text:p>
          </table:table-cell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style-name="ce7" table:formula="of:=SUM([$fdtd.C12:$fdtd.ZZ12]) / COUNT([$fdtd.C12:$fdtd.ZZ12])" office:value-type="float" office:value="217.888" calcext:value-type="float">
            <text:p>217.888</text:p>
          </table:table-cell>
          <table:table-cell table:style-name="ce28" table:formula="of:=[.C13]&gt;[.D13]" office:value-type="boolean" office:boolean-value="true" calcext:value-type="boolean">
            <text:p>TRUE</text:p>
          </table:table-cell>
          <table:table-cell table:style-name="ce33" table:formula="of:=(1-[.D13]/[.C13])*100" office:value-type="float" office:value="3.91471001723368" calcext:value-type="float">
            <text:p>3.91471001723368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2:$'nw-van'.ZZ12]) / COUNT([$'nw-van'.C12:$'nw-van'.ZZ12])" office:value-type="float" office:value="2072.985" calcext:value-type="float">
            <text:p>2072.985</text:p>
          </table:table-cell>
          <table:table-cell table:style-name="ce7" table:formula="of:=SUM([$nw.C12:$nw.ZZ12]) / COUNT([$nw.C12:$nw.ZZ12])" office:value-type="float" office:value="1585.974" calcext:value-type="float">
            <text:p>1585.974</text:p>
          </table:table-cell>
          <table:table-cell table:style-name="ce28" table:formula="of:=[.J13]&gt;[.K13]" office:value-type="boolean" office:boolean-value="true" calcext:value-type="boolean">
            <text:p>TRUE</text:p>
          </table:table-cell>
          <table:table-cell table:style-name="ce33" table:formula="of:=(1-[.K13]/[.J13])*100" office:value-type="float" office:value="23.4932235399677" calcext:value-type="float">
            <text:p>23.4932235399677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2:$'ra-van'.ZZ12]) / COUNT([$'ra-van'.C12:$'ra-van'.ZZ12])" office:value-type="float" office:value="73.51223" calcext:value-type="float">
            <text:p>73.51223</text:p>
          </table:table-cell>
          <table:table-cell table:style-name="ce7" table:formula="of:=SUM([$ra.C12:$ra.ZZ12]) / COUNT([$ra.C12:$ra.ZZ12])" office:value-type="float" office:value="66.68448" calcext:value-type="float">
            <text:p>66.68448</text:p>
          </table:table-cell>
          <table:table-cell table:style-name="ce28" table:formula="of:=[.Q13]&gt;[.R13]" office:value-type="boolean" office:boolean-value="true" calcext:value-type="boolean">
            <text:p>TRUE</text:p>
          </table:table-cell>
          <table:table-cell table:style-name="ce33" table:formula="of:=(1-[.R13]/[.Q13])*100" office:value-type="float" office:value="9.28791032458136" calcext:value-type="float">
            <text:p>9.28791032458136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style-name="ce36" table:formula="of:=SUM([$addvec.C12:$addvec.ZZ12]) / COUNT([$addvec.C12:$addvec.ZZ12])" office:value-type="float" office:value="33.25588" calcext:value-type="float">
            <text:p>33.25588</text:p>
          </table:table-cell>
          <table:table-cell table:style-name="ce28" table:formula="of:=[.X13]&gt;[.Y13]" office:value-type="boolean" office:boolean-value="false" calcext:value-type="boolean">
            <text:p>FALSE</text:p>
          </table:table-cell>
          <table:table-cell table:style-name="ce33" table:formula="of:=(1-[.Y13]/[.X13])*100" office:value-type="float" office:value="-1.2196254044645" calcext:value-type="float">
            <text:p>-1.2196254044645</text:p>
          </table:table-cell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style-name="ce7" table:formula="of:=SUM([$fdtd.C13:$fdtd.ZZ13]) / COUNT([$fdtd.C13:$fdtd.ZZ13])" office:value-type="float" office:value="266.378" calcext:value-type="float">
            <text:p>266.378</text:p>
          </table:table-cell>
          <table:table-cell table:style-name="ce28" table:formula="of:=[.C14]&gt;[.D14]" office:value-type="boolean" office:boolean-value="false" calcext:value-type="boolean">
            <text:p>FALSE</text:p>
          </table:table-cell>
          <table:table-cell table:style-name="ce33" table:formula="of:=(1-[.D14]/[.C14])*100" office:value-type="float" office:value="-7.43257686056407" calcext:value-type="float">
            <text:p>-7.43257686056407</text:p>
          </table:table-cell>
          <table:table-cell table:style-name="ce7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3:$'nw-van'.ZZ13]) / COUNT([$'nw-van'.C13:$'nw-van'.ZZ13])" office:value-type="float" office:value="2998.965" calcext:value-type="float">
            <text:p>2998.965</text:p>
          </table:table-cell>
          <table:table-cell table:style-name="ce7" table:formula="of:=SUM([$nw.C13:$nw.ZZ13]) / COUNT([$nw.C13:$nw.ZZ13])" office:value-type="float" office:value="2592.336" calcext:value-type="float">
            <text:p>2592.336</text:p>
          </table:table-cell>
          <table:table-cell table:style-name="ce28" table:formula="of:=[.J14]&gt;[.K14]" office:value-type="boolean" office:boolean-value="true" calcext:value-type="boolean">
            <text:p>TRUE</text:p>
          </table:table-cell>
          <table:table-cell table:style-name="ce33" table:formula="of:=(1-[.K14]/[.J14])*100" office:value-type="float" office:value="13.5589778473573" calcext:value-type="float">
            <text:p>13.5589778473573</text:p>
          </table:table-cell>
          <table:table-cell table:style-name="ce7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3:$'ra-van'.ZZ13]) / COUNT([$'ra-van'.C13:$'ra-van'.ZZ13])" office:value-type="float" office:value="186.2069" calcext:value-type="float">
            <text:p>186.2069</text:p>
          </table:table-cell>
          <table:table-cell table:style-name="ce7" table:formula="of:=SUM([$ra.C13:$ra.ZZ13]) / COUNT([$ra.C13:$ra.ZZ13])" office:value-type="float" office:value="117.4308" calcext:value-type="float">
            <text:p>117.4308</text:p>
          </table:table-cell>
          <table:table-cell table:style-name="ce28" table:formula="of:=[.Q14]&gt;[.R14]" office:value-type="boolean" office:boolean-value="true" calcext:value-type="boolean">
            <text:p>TRUE</text:p>
          </table:table-cell>
          <table:table-cell table:style-name="ce33" table:formula="of:=(1-[.R14]/[.Q14])*100" office:value-type="float" office:value="36.9353122789757" calcext:value-type="float">
            <text:p>36.9353122789757</text:p>
          </table:table-cell>
          <table:table-cell table:style-name="ce7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style-name="ce36" table:formula="of:=SUM([$addvec.C13:$addvec.ZZ13]) / COUNT([$addvec.C13:$addvec.ZZ13])" office:value-type="float" office:value="35.9808" calcext:value-type="float">
            <text:p>35.9808</text:p>
          </table:table-cell>
          <table:table-cell table:style-name="ce28" table:formula="of:=[.X14]&gt;[.Y14]" office:value-type="boolean" office:boolean-value="false" calcext:value-type="boolean">
            <text:p>FALSE</text:p>
          </table:table-cell>
          <table:table-cell table:style-name="ce33" table:formula="of:=(1-[.Y14]/[.X14])*100" office:value-type="float" office:value="-0.739571040397125" calcext:value-type="float">
            <text:p>-0.739571040397125</text:p>
          </table:table-cell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style-name="ce7" table:formula="of:=SUM([$fdtd.C14:$fdtd.ZZ14]) / COUNT([$fdtd.C14:$fdtd.ZZ14])" office:value-type="float" office:value="365.3904" calcext:value-type="float">
            <text:p>365.3904</text:p>
          </table:table-cell>
          <table:table-cell table:style-name="ce28" table:formula="of:=[.C15]&gt;[.D15]" office:value-type="boolean" office:boolean-value="true" calcext:value-type="boolean">
            <text:p>TRUE</text:p>
          </table:table-cell>
          <table:table-cell table:style-name="ce33" table:formula="of:=(1-[.D15]/[.C15])*100" office:value-type="float" office:value="26.9120823662865" calcext:value-type="float">
            <text:p>26.9120823662865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4:$'nw-van'.ZZ14]) / COUNT([$'nw-van'.C14:$'nw-van'.ZZ14])" office:value-type="float" office:value="3815.054" calcext:value-type="float">
            <text:p>3815.054</text:p>
          </table:table-cell>
          <table:table-cell table:style-name="ce7" table:formula="of:=SUM([$nw.C14:$nw.ZZ14]) / COUNT([$nw.C14:$nw.ZZ14])" office:value-type="float" office:value="3329.504" calcext:value-type="float">
            <text:p>3329.504</text:p>
          </table:table-cell>
          <table:table-cell table:style-name="ce28" table:formula="of:=[.J15]&gt;[.K15]" office:value-type="boolean" office:boolean-value="true" calcext:value-type="boolean">
            <text:p>TRUE</text:p>
          </table:table-cell>
          <table:table-cell table:style-name="ce33" table:formula="of:=(1-[.K15]/[.J15])*100" office:value-type="float" office:value="12.7272117249192" calcext:value-type="float">
            <text:p>12.7272117249192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4:$'ra-van'.ZZ14]) / COUNT([$'ra-van'.C14:$'ra-van'.ZZ14])" office:value-type="float" office:value="633.4727" calcext:value-type="float">
            <text:p>633.4727</text:p>
          </table:table-cell>
          <table:table-cell table:style-name="ce7" table:formula="of:=SUM([$ra.C14:$ra.ZZ14]) / COUNT([$ra.C14:$ra.ZZ14])" office:value-type="float" office:value="346.8746" calcext:value-type="float">
            <text:p>346.8746</text:p>
          </table:table-cell>
          <table:table-cell table:style-name="ce28" table:formula="of:=[.Q15]&gt;[.R15]" office:value-type="boolean" office:boolean-value="true" calcext:value-type="boolean">
            <text:p>TRUE</text:p>
          </table:table-cell>
          <table:table-cell table:style-name="ce33" table:formula="of:=(1-[.R15]/[.Q15])*100" office:value-type="float" office:value="45.2423758750772" calcext:value-type="float">
            <text:p>45.2423758750772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style-name="ce36" table:formula="of:=SUM([$addvec.C14:$addvec.ZZ14]) / COUNT([$addvec.C14:$addvec.ZZ14])" office:value-type="float" office:value="38.11482" calcext:value-type="float">
            <text:p>38.11482</text:p>
          </table:table-cell>
          <table:table-cell table:style-name="ce28" table:formula="of:=[.X15]&gt;[.Y15]" office:value-type="boolean" office:boolean-value="true" calcext:value-type="boolean">
            <text:p>TRUE</text:p>
          </table:table-cell>
          <table:table-cell table:style-name="ce33" table:formula="of:=(1-[.Y15]/[.X15])*100" office:value-type="float" office:value="0.99694456659889" calcext:value-type="float">
            <text:p>0.99694456659889</text:p>
          </table:table-cell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style-name="ce7" table:formula="of:=SUM([$fdtd.C15:$fdtd.ZZ15]) / COUNT([$fdtd.C15:$fdtd.ZZ15])" office:value-type="float" office:value="500.2744" calcext:value-type="float">
            <text:p>500.2744</text:p>
          </table:table-cell>
          <table:table-cell table:style-name="ce28" table:formula="of:=[.C16]&gt;[.D16]" office:value-type="boolean" office:boolean-value="true" calcext:value-type="boolean">
            <text:p>TRUE</text:p>
          </table:table-cell>
          <table:table-cell table:style-name="ce33" table:formula="of:=(1-[.D16]/[.C16])*100" office:value-type="float" office:value="5.13062321352278" calcext:value-type="float">
            <text:p>5.13062321352278</text:p>
          </table:table-cell>
          <table: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5:$'nw-van'.ZZ15]) / COUNT([$'nw-van'.C15:$'nw-van'.ZZ15])" office:value-type="float" office:value="4801.465" calcext:value-type="float">
            <text:p>4801.465</text:p>
          </table:table-cell>
          <table:table-cell table:style-name="ce7" table:formula="of:=SUM([$nw.C15:$nw.ZZ15]) / COUNT([$nw.C15:$nw.ZZ15])" office:value-type="float" office:value="4107.538" calcext:value-type="float">
            <text:p>4107.538</text:p>
          </table:table-cell>
          <table:table-cell table:style-name="ce28" table:formula="of:=[.J16]&gt;[.K16]" office:value-type="boolean" office:boolean-value="true" calcext:value-type="boolean">
            <text:p>TRUE</text:p>
          </table:table-cell>
          <table:table-cell table:style-name="ce33" table:formula="of:=(1-[.K16]/[.J16])*100" office:value-type="float" office:value="14.4524015066235" calcext:value-type="float">
            <text:p>14.4524015066235</text:p>
          </table:table-cell>
          <table: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5:$'ra-van'.ZZ15]) / COUNT([$'ra-van'.C15:$'ra-van'.ZZ15])" office:value-type="float" office:value="3719.693" calcext:value-type="float">
            <text:p>3719.693</text:p>
          </table:table-cell>
          <table:table-cell table:style-name="ce7" table:formula="of:=SUM([$ra.C15:$ra.ZZ15]) / COUNT([$ra.C15:$ra.ZZ15])" office:value-type="float" office:value="1688.8652" calcext:value-type="float">
            <text:p>1688.8652</text:p>
          </table:table-cell>
          <table:table-cell table:style-name="ce28" table:formula="of:=[.Q16]&gt;[.R16]" office:value-type="boolean" office:boolean-value="true" calcext:value-type="boolean">
            <text:p>TRUE</text:p>
          </table:table-cell>
          <table:table-cell table:style-name="ce33" table:formula="of:=(1-[.R16]/[.Q16])*100" office:value-type="float" office:value="54.5966508526376" calcext:value-type="float">
            <text:p>54.5966508526376</text:p>
          </table:table-cell>
          <table: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style-name="ce36" table:formula="of:=SUM([$addvec.C15:$addvec.ZZ15]) / COUNT([$addvec.C15:$addvec.ZZ15])" office:value-type="float" office:value="40.66584" calcext:value-type="float">
            <text:p>40.66584</text:p>
          </table:table-cell>
          <table:table-cell table:style-name="ce28" table:formula="of:=[.X16]&gt;[.Y16]" office:value-type="boolean" office:boolean-value="true" calcext:value-type="boolean">
            <text:p>TRUE</text:p>
          </table:table-cell>
          <table:table-cell table:style-name="ce33" table:formula="of:=(1-[.Y16]/[.X16])*100" office:value-type="float" office:value="5.7786073547934" calcext:value-type="float">
            <text:p>5.7786073547934</text:p>
          </table:table-cell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style-name="ce7" table:formula="of:=SUM([$fdtd.C16:$fdtd.ZZ16]) / COUNT([$fdtd.C16:$fdtd.ZZ16])" office:value-type="float" office:value="546.1664" calcext:value-type="float">
            <text:p>546.1664</text:p>
          </table:table-cell>
          <table:table-cell table:style-name="ce28" table:formula="of:=[.C17]&gt;[.D17]" office:value-type="boolean" office:boolean-value="true" calcext:value-type="boolean">
            <text:p>TRUE</text:p>
          </table:table-cell>
          <table:table-cell table:style-name="ce33" table:formula="of:=(1-[.D17]/[.C17])*100" office:value-type="float" office:value="4.27890168091819" calcext:value-type="float">
            <text:p>4.27890168091819</text:p>
          </table:table-cell>
          <table:table-cell table:style-name="ce7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6:$'nw-van'.ZZ16]) / COUNT([$'nw-van'.C16:$'nw-van'.ZZ16])" office:value-type="float" office:value="5768.327" calcext:value-type="float">
            <text:p>5768.327</text:p>
          </table:table-cell>
          <table:table-cell table:style-name="ce7" table:formula="of:=SUM([$nw.C16:$nw.ZZ16]) / COUNT([$nw.C16:$nw.ZZ16])" office:value-type="float" office:value="5280.534" calcext:value-type="float">
            <text:p>5280.534</text:p>
          </table:table-cell>
          <table:table-cell table:style-name="ce28" table:formula="of:=[.J17]&gt;[.K17]" office:value-type="boolean" office:boolean-value="true" calcext:value-type="boolean">
            <text:p>TRUE</text:p>
          </table:table-cell>
          <table:table-cell table:style-name="ce33" table:formula="of:=(1-[.K17]/[.J17])*100" office:value-type="float" office:value="8.45640339044577" calcext:value-type="float">
            <text:p>8.45640339044577</text:p>
          </table:table-cell>
          <table:table-cell table:style-name="ce7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6:$'ra-van'.ZZ16]) / COUNT([$'ra-van'.C16:$'ra-van'.ZZ16])" office:value-type="float" office:value="6272.844" calcext:value-type="float">
            <text:p>6272.844</text:p>
          </table:table-cell>
          <table:table-cell table:style-name="ce7" table:formula="of:=SUM([$ra.C16:$ra.ZZ16]) / COUNT([$ra.C16:$ra.ZZ16])" office:value-type="float" office:value="5577.132" calcext:value-type="float">
            <text:p>5577.132</text:p>
          </table:table-cell>
          <table:table-cell table:style-name="ce28" table:formula="of:=[.Q17]&gt;[.R17]" office:value-type="boolean" office:boolean-value="true" calcext:value-type="boolean">
            <text:p>TRUE</text:p>
          </table:table-cell>
          <table:table-cell table:style-name="ce33" table:formula="of:=(1-[.R17]/[.Q17])*100" office:value-type="float" office:value="11.0908544832296" calcext:value-type="float">
            <text:p>11.0908544832296</text:p>
          </table:table-cell>
          <table:table-cell table:style-name="ce7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style-name="ce36" table:formula="of:=SUM([$addvec.C16:$addvec.ZZ16]) / COUNT([$addvec.C16:$addvec.ZZ16])" office:value-type="float" office:value="45.16728" calcext:value-type="float">
            <text:p>45.16728</text:p>
          </table:table-cell>
          <table:table-cell table:style-name="ce28" table:formula="of:=[.X17]&gt;[.Y17]" office:value-type="boolean" office:boolean-value="false" calcext:value-type="boolean">
            <text:p>FALSE</text:p>
          </table:table-cell>
          <table:table-cell table:style-name="ce33" table:formula="of:=(1-[.Y17]/[.X17])*100" office:value-type="float" office:value="-0.667853416817388" calcext:value-type="float">
            <text:p>-0.667853416817388</text:p>
          </table:table-cell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style-name="ce7" table:formula="of:=SUM([$fdtd.C17:$fdtd.ZZ17]) / COUNT([$fdtd.C17:$fdtd.ZZ17])" office:value-type="float" office:value="584.1376" calcext:value-type="float">
            <text:p>584.1376</text:p>
          </table:table-cell>
          <table:table-cell table:style-name="ce28" table:formula="of:=[.C18]&gt;[.D18]" office:value-type="boolean" office:boolean-value="true" calcext:value-type="boolean">
            <text:p>TRUE</text:p>
          </table:table-cell>
          <table:table-cell table:style-name="ce33" table:formula="of:=(1-[.D18]/[.C18])*100" office:value-type="float" office:value="4.31083005216453" calcext:value-type="float">
            <text:p>4.31083005216453</text:p>
          </table:table-cell>
          <table: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7:$'nw-van'.ZZ17]) / COUNT([$'nw-van'.C17:$'nw-van'.ZZ17])" office:value-type="float" office:value="6970.159" calcext:value-type="float">
            <text:p>6970.159</text:p>
          </table:table-cell>
          <table:table-cell table:style-name="ce7" table:formula="of:=SUM([$nw.C17:$nw.ZZ17]) / COUNT([$nw.C17:$nw.ZZ17])" office:value-type="float" office:value="6346.578" calcext:value-type="float">
            <text:p>6346.578</text:p>
          </table:table-cell>
          <table:table-cell table:style-name="ce28" table:formula="of:=[.J18]&gt;[.K18]" office:value-type="boolean" office:boolean-value="true" calcext:value-type="boolean">
            <text:p>TRUE</text:p>
          </table:table-cell>
          <table:table-cell table:style-name="ce33" table:formula="of:=(1-[.K18]/[.J18])*100" office:value-type="float" office:value="8.94643866804187" calcext:value-type="float">
            <text:p>8.94643866804187</text:p>
          </table:table-cell>
          <table: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7:$'ra-van'.ZZ17]) / COUNT([$'ra-van'.C17:$'ra-van'.ZZ17])" office:value-type="float" office:value="13006.59" calcext:value-type="float">
            <text:p>13006.59</text:p>
          </table:table-cell>
          <table:table-cell table:style-name="ce7" table:formula="of:=SUM([$ra.C17:$ra.ZZ17]) / COUNT([$ra.C17:$ra.ZZ17])" office:value-type="float" office:value="7579.038" calcext:value-type="float">
            <text:p>7579.038</text:p>
          </table:table-cell>
          <table:table-cell table:style-name="ce28" table:formula="of:=[.Q18]&gt;[.R18]" office:value-type="boolean" office:boolean-value="true" calcext:value-type="boolean">
            <text:p>TRUE</text:p>
          </table:table-cell>
          <table:table-cell table:style-name="ce33" table:formula="of:=(1-[.R18]/[.Q18])*100" office:value-type="float" office:value="41.7292464819757" calcext:value-type="float">
            <text:p>41.7292464819757</text:p>
          </table:table-cell>
          <table: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style-name="ce36" table:formula="of:=SUM([$addvec.C17:$addvec.ZZ17]) / COUNT([$addvec.C17:$addvec.ZZ17])" office:value-type="float" office:value="48.0894" calcext:value-type="float">
            <text:p>48.0894</text:p>
          </table:table-cell>
          <table:table-cell table:style-name="ce28" table:formula="of:=[.X18]&gt;[.Y18]" office:value-type="boolean" office:boolean-value="false" calcext:value-type="boolean">
            <text:p>FALSE</text:p>
          </table:table-cell>
          <table:table-cell table:style-name="ce33" table:formula="of:=(1-[.Y18]/[.X18])*100" office:value-type="float" office:value="-0.377133849537192" calcext:value-type="float">
            <text:p>-0.377133849537192</text:p>
          </table:table-cell>
        </table:table-row>
        <table:table-row table:style-name="ro1"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style-name="ce7" table:formula="of:=SUM([$fdtd.C18:$fdtd.ZZ18]) / COUNT([$fdtd.C18:$fdtd.ZZ18])" office:value-type="float" office:value="612.6196" calcext:value-type="float">
            <text:p>612.6196</text:p>
          </table:table-cell>
          <table:table-cell table:style-name="ce28" table:formula="of:=[.C19]&gt;[.D19]" office:value-type="boolean" office:boolean-value="true" calcext:value-type="boolean">
            <text:p>TRUE</text:p>
          </table:table-cell>
          <table:table-cell table:style-name="ce33" table:formula="of:=(1-[.D19]/[.C19])*100" office:value-type="float" office:value="3.84411881824656" calcext:value-type="float">
            <text:p>3.84411881824656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8:$'nw-van'.ZZ18]) / COUNT([$'nw-van'.C18:$'nw-van'.ZZ18])" office:value-type="float" office:value="8078.542" calcext:value-type="float">
            <text:p>8078.542</text:p>
          </table:table-cell>
          <table:table-cell table:style-name="ce7" table:formula="of:=SUM([$nw.C18:$nw.ZZ18]) / COUNT([$nw.C18:$nw.ZZ18])" office:value-type="float" office:value="7352.976" calcext:value-type="float">
            <text:p>7352.976</text:p>
          </table:table-cell>
          <table:table-cell table:style-name="ce28" table:formula="of:=[.J19]&gt;[.K19]" office:value-type="boolean" office:boolean-value="true" calcext:value-type="boolean">
            <text:p>TRUE</text:p>
          </table:table-cell>
          <table:table-cell table:style-name="ce33" table:formula="of:=(1-[.K19]/[.J19])*100" office:value-type="float" office:value="8.98139788095424" calcext:value-type="float">
            <text:p>8.98139788095424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8:$'ra-van'.ZZ18]) / COUNT([$'ra-van'.C18:$'ra-van'.ZZ18])" office:value-type="float" office:value="17122.95" calcext:value-type="float">
            <text:p>17122.95</text:p>
          </table:table-cell>
          <table:table-cell table:style-name="ce7" table:formula="of:=SUM([$ra.C18:$ra.ZZ18]) / COUNT([$ra.C18:$ra.ZZ18])" office:value-type="float" office:value="11363.69" calcext:value-type="float">
            <text:p>11363.69</text:p>
          </table:table-cell>
          <table:table-cell table:style-name="ce28" table:formula="of:=[.Q19]&gt;[.R19]" office:value-type="boolean" office:boolean-value="true" calcext:value-type="boolean">
            <text:p>TRUE</text:p>
          </table:table-cell>
          <table:table-cell table:style-name="ce33" table:formula="of:=(1-[.R19]/[.Q19])*100" office:value-type="float" office:value="33.6347416771059" calcext:value-type="float">
            <text:p>33.6347416771059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style-name="ce36" table:formula="of:=SUM([$addvec.C18:$addvec.ZZ18]) / COUNT([$addvec.C18:$addvec.ZZ18])" office:value-type="float" office:value="50.87674" calcext:value-type="float">
            <text:p>50.87674</text:p>
          </table:table-cell>
          <table:table-cell table:style-name="ce28" table:formula="of:=[.X19]&gt;[.Y19]" office:value-type="boolean" office:boolean-value="false" calcext:value-type="boolean">
            <text:p>FALSE</text:p>
          </table:table-cell>
          <table:table-cell table:style-name="ce33" table:formula="of:=(1-[.Y19]/[.X19])*100" office:value-type="float" office:value="-1.2801169892158" calcext:value-type="float">
            <text:p>-1.2801169892158</text:p>
          </table:table-cell>
        </table:table-row>
        <table:table-row table:style-name="ro1"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style-name="ce7" table:formula="of:=SUM([$fdtd.C19:$fdtd.ZZ19]) / COUNT([$fdtd.C19:$fdtd.ZZ19])" office:value-type="float" office:value="655.5324" calcext:value-type="float">
            <text:p>655.5324</text:p>
          </table:table-cell>
          <table:table-cell table:style-name="ce28" table:formula="of:=[.C20]&gt;[.D20]" office:value-type="boolean" office:boolean-value="true" calcext:value-type="boolean">
            <text:p>TRUE</text:p>
          </table:table-cell>
          <table:table-cell table:style-name="ce33" table:formula="of:=(1-[.D20]/[.C20])*100" office:value-type="float" office:value="2.45470171140014" calcext:value-type="float">
            <text:p>2.45470171140014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19:$'nw-van'.ZZ19]) / COUNT([$'nw-van'.C19:$'nw-van'.ZZ19])" office:value-type="float" office:value="9834.768" calcext:value-type="float">
            <text:p>9834.768</text:p>
          </table:table-cell>
          <table:table-cell table:style-name="ce7" table:formula="of:=SUM([$nw.C19:$nw.ZZ19]) / COUNT([$nw.C19:$nw.ZZ19])" office:value-type="float" office:value="9401.984" calcext:value-type="float">
            <text:p>9401.984</text:p>
          </table:table-cell>
          <table:table-cell table:style-name="ce28" table:formula="of:=[.J20]&gt;[.K20]" office:value-type="boolean" office:boolean-value="true" calcext:value-type="boolean">
            <text:p>TRUE</text:p>
          </table:table-cell>
          <table:table-cell table:style-name="ce33" table:formula="of:=(1-[.K20]/[.J20])*100" office:value-type="float" office:value="4.4005511873793" calcext:value-type="float">
            <text:p>4.4005511873793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19:$'ra-van'.ZZ19]) / COUNT([$'ra-van'.C19:$'ra-van'.ZZ19])" office:value-type="float" office:value="20476.35" calcext:value-type="float">
            <text:p>20476.35</text:p>
          </table:table-cell>
          <table:table-cell table:style-name="ce7" table:formula="of:=SUM([$ra.C19:$ra.ZZ19]) / COUNT([$ra.C19:$ra.ZZ19])" office:value-type="float" office:value="16139.86" calcext:value-type="float">
            <text:p>16139.86</text:p>
          </table:table-cell>
          <table:table-cell table:style-name="ce28" table:formula="of:=[.Q20]&gt;[.R20]" office:value-type="boolean" office:boolean-value="true" calcext:value-type="boolean">
            <text:p>TRUE</text:p>
          </table:table-cell>
          <table:table-cell table:style-name="ce33" table:formula="of:=(1-[.R20]/[.Q20])*100" office:value-type="float" office:value="21.1780419850217" calcext:value-type="float">
            <text:p>21.1780419850217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style-name="ce36" table:formula="of:=SUM([$addvec.C19:$addvec.ZZ19]) / COUNT([$addvec.C19:$addvec.ZZ19])" office:value-type="float" office:value="54.83238" calcext:value-type="float">
            <text:p>54.83238</text:p>
          </table:table-cell>
          <table:table-cell table:style-name="ce28" table:formula="of:=[.X20]&gt;[.Y20]" office:value-type="boolean" office:boolean-value="false" calcext:value-type="boolean">
            <text:p>FALSE</text:p>
          </table:table-cell>
          <table:table-cell table:style-name="ce33" table:formula="of:=(1-[.Y20]/[.X20])*100" office:value-type="float" office:value="-0.257443650375433" calcext:value-type="float">
            <text:p>-0.257443650375433</text:p>
          </table:table-cell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style-name="ce7" table:formula="of:=SUM([$fdtd.C20:$fdtd.ZZ20]) / COUNT([$fdtd.C20:$fdtd.ZZ20])" office:value-type="float" office:value="673.2434" calcext:value-type="float">
            <text:p>673.2434</text:p>
          </table:table-cell>
          <table:table-cell table:style-name="ce28" table:formula="of:=[.C21]&gt;[.D21]" office:value-type="boolean" office:boolean-value="true" calcext:value-type="boolean">
            <text:p>TRUE</text:p>
          </table:table-cell>
          <table:table-cell table:style-name="ce33" table:formula="of:=(1-[.D21]/[.C21])*100" office:value-type="float" office:value="4.02315498833583" calcext:value-type="float">
            <text:p>4.02315498833583</text:p>
          </table:table-cell>
          <table: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nw-van'.C20:$'nw-van'.ZZ20]) / COUNT([$'nw-van'.C20:$'nw-van'.ZZ20])" office:value-type="float" office:value="11889.88" calcext:value-type="float">
            <text:p>11889.88</text:p>
          </table:table-cell>
          <table:table-cell table:style-name="ce7" table:formula="of:=SUM([$nw.C20:$nw.ZZ20]) / COUNT([$nw.C20:$nw.ZZ20])" office:value-type="float" office:value="10862.78" calcext:value-type="float">
            <text:p>10862.78</text:p>
          </table:table-cell>
          <table:table-cell table:style-name="ce28" table:formula="of:=[.J21]&gt;[.K21]" office:value-type="boolean" office:boolean-value="true" calcext:value-type="boolean">
            <text:p>TRUE</text:p>
          </table:table-cell>
          <table:table-cell table:style-name="ce33" table:formula="of:=(1-[.K21]/[.J21])*100" office:value-type="float" office:value="8.63843873949948" calcext:value-type="float">
            <text:p>8.63843873949948</text:p>
          </table:table-cell>
          <table: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ra-van'.C20:$'ra-van'.ZZ20]) / COUNT([$'ra-van'.C20:$'ra-van'.ZZ20])" office:value-type="float" office:value="24018.65" calcext:value-type="float">
            <text:p>24018.65</text:p>
          </table:table-cell>
          <table:table-cell table:style-name="ce7" table:formula="of:=SUM([$ra.C20:$ra.ZZ20]) / COUNT([$ra.C20:$ra.ZZ20])" office:value-type="float" office:value="21065.34" calcext:value-type="float">
            <text:p>21065.34</text:p>
          </table:table-cell>
          <table:table-cell table:style-name="ce28" table:formula="of:=[.Q21]&gt;[.R21]" office:value-type="boolean" office:boolean-value="true" calcext:value-type="boolean">
            <text:p>TRUE</text:p>
          </table:table-cell>
          <table:table-cell table:style-name="ce33" table:formula="of:=(1-[.R21]/[.Q21])*100" office:value-type="float" office:value="12.2959033917393" calcext:value-type="float">
            <text:p>12.2959033917393</text:p>
          </table:table-cell>
          <table: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21"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style-name="ce36" table:formula="of:=SUM([$addvec.C20:$addvec.ZZ20]) / COUNT([$addvec.C20:$addvec.ZZ20])" office:value-type="float" office:value="57.48092" calcext:value-type="float">
            <text:p>57.48092</text:p>
          </table:table-cell>
          <table:table-cell table:style-name="ce28" table:formula="of:=[.X21]&gt;[.Y21]" office:value-type="boolean" office:boolean-value="false" calcext:value-type="boolean">
            <text:p>FALSE</text:p>
          </table:table-cell>
          <table:table-cell table:style-name="ce33" table:formula="of:=(1-[.Y21]/[.X21])*100" office:value-type="float" office:value="-0.759947124662497" calcext:value-type="float">
            <text:p>-0.7599471246624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float" office:value="35.76014" calcext:value-type="float">
            <text:p>35.76014</text:p>
          </table:table-cell>
          <table:table-cell table:formula="of:=[.C22]&gt;[.D22]" office:value-type="boolean" office:boolean-value="false" calcext:value-type="boolean">
            <text:p>FALSE</text:p>
          </table:table-cell>
          <table:table-cell table:formula="of:=(1-[.D22]/[.C22])*100" office:value-type="float" office:value="-0.0115225352262271" calcext:value-type="float">
            <text:p>-0.0115225352262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float" office:value="29.79838" calcext:value-type="float">
            <text:p>29.79838</text:p>
          </table:table-cell>
          <table:table-cell table:formula="of:=[.J22]&gt;[.K22]" office:value-type="boolean" office:boolean-value="false" calcext:value-type="boolean">
            <text:p>FALSE</text:p>
          </table:table-cell>
          <table:table-cell table:formula="of:=(1-[.K22]/[.J22])*100" office:value-type="float" office:value="-0.49389702457816" calcext:value-type="float">
            <text:p>-0.493897024578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float" office:value="17.59906" calcext:value-type="float">
            <text:p>17.59906</text:p>
          </table:table-cell>
          <table:table-cell table:formula="of:=[.Q22]&gt;[.R22]" office:value-type="boolean" office:boolean-value="false" calcext:value-type="boolean">
            <text:p>FALSE</text:p>
          </table:table-cell>
          <table:table-cell table:formula="of:=(1-[.R22]/[.Q22])*100" office:value-type="float" office:value="-1.03891928511146" calcext:value-type="float">
            <text:p>-1.03891928511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float" office:value="24.08136" calcext:value-type="float">
            <text:p>24.08136</text:p>
          </table:table-cell>
          <table:table-cell table:formula="of:=[.X22]&gt;[.Y22]" office:value-type="boolean" office:boolean-value="true" calcext:value-type="boolean">
            <text:p>TRUE</text:p>
          </table:table-cell>
          <table:table-cell table:formula="of:=(1-[.Y22]/[.X22])*100" office:value-type="float" office:value="1.26491039107628" calcext:value-type="float">
            <text:p>1.264910391076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float" office:value="67.99476" calcext:value-type="float">
            <text:p>67.99476</text:p>
          </table:table-cell>
          <table:table-cell table:formula="of:=[.C23]&gt;[.D23]" office:value-type="boolean" office:boolean-value="false" calcext:value-type="boolean">
            <text:p>FALSE</text:p>
          </table:table-cell>
          <table:table-cell table:formula="of:=(1-[.D23]/[.C23])*100" office:value-type="float" office:value="-1.1066379541339" calcext:value-type="float">
            <text:p>-1.10663795413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float" office:value="56.4754" calcext:value-type="float">
            <text:p>56.4754</text:p>
          </table:table-cell>
          <table:table-cell table:formula="of:=[.J23]&gt;[.K23]" office:value-type="boolean" office:boolean-value="false" calcext:value-type="boolean">
            <text:p>FALSE</text:p>
          </table:table-cell>
          <table:table-cell table:formula="of:=(1-[.K23]/[.J23])*100" office:value-type="float" office:value="-1.14667910805291" calcext:value-type="float">
            <text:p>-1.146679108052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float" office:value="32.37244" calcext:value-type="float">
            <text:p>32.37244</text:p>
          </table:table-cell>
          <table:table-cell table:formula="of:=[.Q23]&gt;[.R23]" office:value-type="boolean" office:boolean-value="false" calcext:value-type="boolean">
            <text:p>FALSE</text:p>
          </table:table-cell>
          <table:table-cell table:formula="of:=(1-[.R23]/[.Q23])*100" office:value-type="float" office:value="-0.356413568702063" calcext:value-type="float">
            <text:p>-0.3564135687020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float" office:value="42.36808" calcext:value-type="float">
            <text:p>42.36808</text:p>
          </table:table-cell>
          <table:table-cell table:formula="of:=[.X23]&gt;[.Y23]" office:value-type="boolean" office:boolean-value="true" calcext:value-type="boolean">
            <text:p>TRUE</text:p>
          </table:table-cell>
          <table:table-cell table:formula="of:=(1-[.Y23]/[.X23])*100" office:value-type="float" office:value="0.88259892596505" calcext:value-type="float">
            <text:p>0.882598925965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float" office:value="98.40598" calcext:value-type="float">
            <text:p>98.40598</text:p>
          </table:table-cell>
          <table:table-cell table:formula="of:=[.C24]&gt;[.D24]" office:value-type="boolean" office:boolean-value="false" calcext:value-type="boolean">
            <text:p>FALSE</text:p>
          </table:table-cell>
          <table:table-cell table:formula="of:=(1-[.D24]/[.C24])*100" office:value-type="float" office:value="-1.50037106239367" calcext:value-type="float">
            <text:p>-1.5003710623936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float" office:value="79.6518" calcext:value-type="float">
            <text:p>79.6518</text:p>
          </table:table-cell>
          <table:table-cell table:formula="of:=[.J24]&gt;[.K24]" office:value-type="boolean" office:boolean-value="false" calcext:value-type="boolean">
            <text:p>FALSE</text:p>
          </table:table-cell>
          <table:table-cell table:formula="of:=(1-[.K24]/[.J24])*100" office:value-type="float" office:value="-1.32995582927951" calcext:value-type="float">
            <text:p>-1.329955829279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float" office:value="46.5938" calcext:value-type="float">
            <text:p>46.5938</text:p>
          </table:table-cell>
          <table:table-cell table:formula="of:=[.Q24]&gt;[.R24]" office:value-type="boolean" office:boolean-value="true" calcext:value-type="boolean">
            <text:p>TRUE</text:p>
          </table:table-cell>
          <table:table-cell table:formula="of:=(1-[.R24]/[.Q24])*100" office:value-type="float" office:value="1.68356590936762" calcext:value-type="float">
            <text:p>1.6835659093676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float" office:value="60.88976" calcext:value-type="float">
            <text:p>60.88976</text:p>
          </table:table-cell>
          <table:table-cell table:formula="of:=[.X24]&gt;[.Y24]" office:value-type="boolean" office:boolean-value="true" calcext:value-type="boolean">
            <text:p>TRUE</text:p>
          </table:table-cell>
          <table:table-cell table:formula="of:=(1-[.Y24]/[.X24])*100" office:value-type="float" office:value="1.21855800589511" calcext:value-type="float">
            <text:p>1.218558005895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float" office:value="127.5058" calcext:value-type="float">
            <text:p>127.5058</text:p>
          </table:table-cell>
          <table:table-cell table:formula="of:=[.C25]&gt;[.D25]" office:value-type="boolean" office:boolean-value="true" calcext:value-type="boolean">
            <text:p>TRUE</text:p>
          </table:table-cell>
          <table:table-cell table:formula="of:=(1-[.D25]/[.C25])*100" office:value-type="float" office:value="0.130020881666892" calcext:value-type="float">
            <text:p>0.13002088166689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float" office:value="102.7622" calcext:value-type="float">
            <text:p>102.7622</text:p>
          </table:table-cell>
          <table:table-cell table:formula="of:=[.J25]&gt;[.K25]" office:value-type="boolean" office:boolean-value="false" calcext:value-type="boolean">
            <text:p>FALSE</text:p>
          </table:table-cell>
          <table:table-cell table:formula="of:=(1-[.K25]/[.J25])*100" office:value-type="float" office:value="-0.822179619756636" calcext:value-type="float">
            <text:p>-0.82217961975663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float" office:value="59.86442" calcext:value-type="float">
            <text:p>59.86442</text:p>
          </table:table-cell>
          <table:table-cell table:formula="of:=[.Q25]&gt;[.R25]" office:value-type="boolean" office:boolean-value="true" calcext:value-type="boolean">
            <text:p>TRUE</text:p>
          </table:table-cell>
          <table:table-cell table:formula="of:=(1-[.R25]/[.Q25])*100" office:value-type="float" office:value="1.57307043368771" calcext:value-type="float">
            <text:p>1.5730704336877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float" office:value="80.8406" calcext:value-type="float">
            <text:p>80.8406</text:p>
          </table:table-cell>
          <table:table-cell table:formula="of:=[.X25]&gt;[.Y25]" office:value-type="boolean" office:boolean-value="false" calcext:value-type="boolean">
            <text:p>FALSE</text:p>
          </table:table-cell>
          <table:table-cell table:formula="of:=(1-[.Y25]/[.X25])*100" office:value-type="float" office:value="-0.181140135694613" calcext:value-type="float">
            <text:p>-0.1811401356946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float" office:value="157.2862" calcext:value-type="float">
            <text:p>157.2862</text:p>
          </table:table-cell>
          <table:table-cell table:formula="of:=[.C26]&gt;[.D26]" office:value-type="boolean" office:boolean-value="true" calcext:value-type="boolean">
            <text:p>TRUE</text:p>
          </table:table-cell>
          <table:table-cell table:formula="of:=(1-[.D26]/[.C26])*100" office:value-type="float" office:value="0.158440176772523" calcext:value-type="float">
            <text:p>0.1584401767725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float" office:value="125.3166" calcext:value-type="float">
            <text:p>125.3166</text:p>
          </table:table-cell>
          <table:table-cell table:formula="of:=[.J26]&gt;[.K26]" office:value-type="boolean" office:boolean-value="false" calcext:value-type="boolean">
            <text:p>FALSE</text:p>
          </table:table-cell>
          <table:table-cell table:formula="of:=(1-[.K26]/[.J26])*100" office:value-type="float" office:value="-0.244939621023521" calcext:value-type="float">
            <text:p>-0.2449396210235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float" office:value="74.8924" calcext:value-type="float">
            <text:p>74.8924</text:p>
          </table:table-cell>
          <table:table-cell table:formula="of:=[.Q26]&gt;[.R26]" office:value-type="boolean" office:boolean-value="true" calcext:value-type="boolean">
            <text:p>TRUE</text:p>
          </table:table-cell>
          <table:table-cell table:formula="of:=(1-[.R26]/[.Q26])*100" office:value-type="float" office:value="0.321054675656518" calcext:value-type="float">
            <text:p>0.32105467565651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float" office:value="98.77024" calcext:value-type="float">
            <text:p>98.77024</text:p>
          </table:table-cell>
          <table:table-cell table:formula="of:=[.X26]&gt;[.Y26]" office:value-type="boolean" office:boolean-value="true" calcext:value-type="boolean">
            <text:p>TRUE</text:p>
          </table:table-cell>
          <table:table-cell table:formula="of:=(1-[.Y26]/[.X26])*100" office:value-type="float" office:value="0.656758115132272" calcext:value-type="float">
            <text:p>0.6567581151322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float" office:value="188.852" calcext:value-type="float">
            <text:p>188.852</text:p>
          </table:table-cell>
          <table:table-cell table:formula="of:=[.C27]&gt;[.D27]" office:value-type="boolean" office:boolean-value="true" calcext:value-type="boolean">
            <text:p>TRUE</text:p>
          </table:table-cell>
          <table:table-cell table:formula="of:=(1-[.D27]/[.C27])*100" office:value-type="float" office:value="0.516770003107991" calcext:value-type="float">
            <text:p>0.51677000310799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float" office:value="148.7526" calcext:value-type="float">
            <text:p>148.7526</text:p>
          </table:table-cell>
          <table:table-cell table:formula="of:=[.J27]&gt;[.K27]" office:value-type="boolean" office:boolean-value="false" calcext:value-type="boolean">
            <text:p>FALSE</text:p>
          </table:table-cell>
          <table:table-cell table:formula="of:=(1-[.K27]/[.J27])*100" office:value-type="float" office:value="-1.17056549106827" calcext:value-type="float">
            <text:p>-1.170565491068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float" office:value="90.23436" calcext:value-type="float">
            <text:p>90.23436</text:p>
          </table:table-cell>
          <table:table-cell table:formula="of:=[.Q27]&gt;[.R27]" office:value-type="boolean" office:boolean-value="false" calcext:value-type="boolean">
            <text:p>FALSE</text:p>
          </table:table-cell>
          <table:table-cell table:formula="of:=(1-[.R27]/[.Q27])*100" office:value-type="float" office:value="-1.50004257554008" calcext:value-type="float">
            <text:p>-1.5000425755400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float" office:value="117.7924" calcext:value-type="float">
            <text:p>117.7924</text:p>
          </table:table-cell>
          <table:table-cell table:formula="of:=[.X27]&gt;[.Y27]" office:value-type="boolean" office:boolean-value="true" calcext:value-type="boolean">
            <text:p>TRUE</text:p>
          </table:table-cell>
          <table:table-cell table:formula="of:=(1-[.Y27]/[.X27])*100" office:value-type="float" office:value="0.433202682221934" calcext:value-type="float">
            <text:p>0.4332026822219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float" office:value="214.8214" calcext:value-type="float">
            <text:p>214.8214</text:p>
          </table:table-cell>
          <table:table-cell table:formula="of:=[.C28]&gt;[.D28]" office:value-type="boolean" office:boolean-value="true" calcext:value-type="boolean">
            <text:p>TRUE</text:p>
          </table:table-cell>
          <table:table-cell table:formula="of:=(1-[.D28]/[.C28])*100" office:value-type="float" office:value="0.415035090004634" calcext:value-type="float">
            <text:p>0.41503509000463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float" office:value="169.083" calcext:value-type="float">
            <text:p>169.083</text:p>
          </table:table-cell>
          <table:table-cell table:formula="of:=[.J28]&gt;[.K28]" office:value-type="boolean" office:boolean-value="true" calcext:value-type="boolean">
            <text:p>TRUE</text:p>
          </table:table-cell>
          <table:table-cell table:formula="of:=(1-[.K28]/[.J28])*100" office:value-type="float" office:value="1.08414718473909" calcext:value-type="float">
            <text:p>1.0841471847390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float" office:value="105.7726" calcext:value-type="float">
            <text:p>105.7726</text:p>
          </table:table-cell>
          <table:table-cell table:formula="of:=[.Q28]&gt;[.R28]" office:value-type="boolean" office:boolean-value="false" calcext:value-type="boolean">
            <text:p>FALSE</text:p>
          </table:table-cell>
          <table:table-cell table:formula="of:=(1-[.R28]/[.Q28])*100" office:value-type="float" office:value="-0.624643251265256" calcext:value-type="float">
            <text:p>-0.62464325126525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float" office:value="136.4312" calcext:value-type="float">
            <text:p>136.4312</text:p>
          </table:table-cell>
          <table:table-cell table:formula="of:=[.X28]&gt;[.Y28]" office:value-type="boolean" office:boolean-value="true" calcext:value-type="boolean">
            <text:p>TRUE</text:p>
          </table:table-cell>
          <table:table-cell table:formula="of:=(1-[.Y28]/[.X28])*100" office:value-type="float" office:value="0.164135362279616" calcext:value-type="float">
            <text:p>0.1641353622796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float" office:value="245.8158" calcext:value-type="float">
            <text:p>245.8158</text:p>
          </table:table-cell>
          <table:table-cell table:formula="of:=[.C29]&gt;[.D29]" office:value-type="boolean" office:boolean-value="false" calcext:value-type="boolean">
            <text:p>FALSE</text:p>
          </table:table-cell>
          <table:table-cell table:formula="of:=(1-[.D29]/[.C29])*100" office:value-type="float" office:value="-0.160703182363076" calcext:value-type="float">
            <text:p>-0.160703182363076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float" office:value="193.8932" calcext:value-type="float">
            <text:p>193.8932</text:p>
          </table:table-cell>
          <table:table-cell table:formula="of:=[.J29]&gt;[.K29]" office:value-type="boolean" office:boolean-value="true" calcext:value-type="boolean">
            <text:p>TRUE</text:p>
          </table:table-cell>
          <table:table-cell table:formula="of:=(1-[.K29]/[.J29])*100" office:value-type="float" office:value="0.239916237693549" calcext:value-type="float">
            <text:p>0.23991623769354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float" office:value="121.1088" calcext:value-type="float">
            <text:p>121.1088</text:p>
          </table:table-cell>
          <table:table-cell table:formula="of:=[.Q29]&gt;[.R29]" office:value-type="boolean" office:boolean-value="false" calcext:value-type="boolean">
            <text:p>FALSE</text:p>
          </table:table-cell>
          <table:table-cell table:formula="of:=(1-[.R29]/[.Q29])*100" office:value-type="float" office:value="-0.654581237554153" calcext:value-type="float">
            <text:p>-0.65458123755415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float" office:value="157.993" calcext:value-type="float">
            <text:p>157.993</text:p>
          </table:table-cell>
          <table:table-cell table:formula="of:=[.X29]&gt;[.Y29]" office:value-type="boolean" office:boolean-value="false" calcext:value-type="boolean">
            <text:p>FALSE</text:p>
          </table:table-cell>
          <table:table-cell table:formula="of:=(1-[.Y29]/[.X29])*100" office:value-type="float" office:value="-1.24959065796566" calcext:value-type="float">
            <text:p>-1.249590657965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float" office:value="276.6048" calcext:value-type="float">
            <text:p>276.6048</text:p>
          </table:table-cell>
          <table:table-cell table:formula="of:=[.C30]&gt;[.D30]" office:value-type="boolean" office:boolean-value="true" calcext:value-type="boolean">
            <text:p>TRUE</text:p>
          </table:table-cell>
          <table:table-cell table:formula="of:=(1-[.D30]/[.C30])*100" office:value-type="float" office:value="0.127528361701035" calcext:value-type="float">
            <text:p>0.1275283617010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float" office:value="214.5754" calcext:value-type="float">
            <text:p>214.5754</text:p>
          </table:table-cell>
          <table:table-cell table:formula="of:=[.J30]&gt;[.K30]" office:value-type="boolean" office:boolean-value="true" calcext:value-type="boolean">
            <text:p>TRUE</text:p>
          </table:table-cell>
          <table:table-cell table:formula="of:=(1-[.K30]/[.J30])*100" office:value-type="float" office:value="0.891432731008102" calcext:value-type="float">
            <text:p>0.89143273100810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float" office:value="133.7774" calcext:value-type="float">
            <text:p>133.7774</text:p>
          </table:table-cell>
          <table:table-cell table:formula="of:=[.Q30]&gt;[.R30]" office:value-type="boolean" office:boolean-value="true" calcext:value-type="boolean">
            <text:p>TRUE</text:p>
          </table:table-cell>
          <table:table-cell table:formula="of:=(1-[.R30]/[.Q30])*100" office:value-type="float" office:value="1.28134551610242" calcext:value-type="float">
            <text:p>1.2813455161024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float" office:value="176.0336" calcext:value-type="float">
            <text:p>176.0336</text:p>
          </table:table-cell>
          <table:table-cell table:formula="of:=[.X30]&gt;[.Y30]" office:value-type="boolean" office:boolean-value="false" calcext:value-type="boolean">
            <text:p>FALSE</text:p>
          </table:table-cell>
          <table:table-cell table:formula="of:=(1-[.Y30]/[.X30])*100" office:value-type="float" office:value="-0.599366344962538" calcext:value-type="float">
            <text:p>-0.599366344962538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float" office:value="1131.5734" calcext:value-type="float">
            <text:p>1131.5734</text:p>
          </table:table-cell>
          <table:table-cell table:formula="of:=[.C31]&gt;[.D31]" office:value-type="boolean" office:boolean-value="true" calcext:value-type="boolean">
            <text:p>TRUE</text:p>
          </table:table-cell>
          <table:table-cell table:formula="of:=(1-[.D31]/[.C31])*100" office:value-type="float" office:value="33.5941235638423" calcext:value-type="float">
            <text:p>33.594123563842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float" office:value="450.3336" calcext:value-type="float">
            <text:p>450.3336</text:p>
          </table:table-cell>
          <table:table-cell table:formula="of:=[.J31]&gt;[.K31]" office:value-type="boolean" office:boolean-value="true" calcext:value-type="boolean">
            <text:p>TRUE</text:p>
          </table:table-cell>
          <table:table-cell table:formula="of:=(1-[.K31]/[.J31])*100" office:value-type="float" office:value="4.62065021709202" calcext:value-type="float">
            <text:p>4.62065021709202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float" office:value="191.0818" calcext:value-type="float">
            <text:p>191.0818</text:p>
          </table:table-cell>
          <table:table-cell table:formula="of:=[.Q31]&gt;[.R31]" office:value-type="boolean" office:boolean-value="true" calcext:value-type="boolean">
            <text:p>TRUE</text:p>
          </table:table-cell>
          <table:table-cell table:formula="of:=(1-[.R31]/[.Q31])*100" office:value-type="float" office:value="16.3033113493621" calcext:value-type="float">
            <text:p>16.3033113493621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float" office:value="197.1648" calcext:value-type="float">
            <text:p>197.1648</text:p>
          </table:table-cell>
          <table:table-cell table:formula="of:=[.X31]&gt;[.Y31]" office:value-type="boolean" office:boolean-value="true" calcext:value-type="boolean">
            <text:p>TRUE</text:p>
          </table:table-cell>
          <table:table-cell table:formula="of:=(1-[.Y31]/[.X31])*100" office:value-type="float" office:value="0.635802494022963" calcext:value-type="float">
            <text:p>0.635802494022963</text:p>
          </table:table-cell>
        </table:table-row>
        <table:table-row table:style-name="ro1"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style-name="ce7" table:formula="of:=SUM([$fdtd.C31:$fdtd.ZZ31]) / COUNT([$fdtd.C31:$fdtd.ZZ31])" office:value-type="float" office:value="1794.224" calcext:value-type="float">
            <text:p>1794.224</text:p>
          </table:table-cell>
          <table:table-cell table:style-name="ce28" table:formula="of:=[.C32]&gt;[.D32]" office:value-type="boolean" office:boolean-value="true" calcext:value-type="boolean">
            <text:p>TRUE</text:p>
          </table:table-cell>
          <table:table-cell table:style-name="ce33" table:formula="of:=(1-[.D32]/[.C32])*100" office:value-type="float" office:value="5.48841482140121" calcext:value-type="float">
            <text:p>5.48841482140121</text:p>
          </table:table-cell>
          <table:table-cell table:style-name="ce7"/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1:$'nw-van'.ZZ31]) / COUNT([$'nw-van'.C31:$'nw-van'.ZZ31])" office:value-type="float" office:value="6419.62" calcext:value-type="float">
            <text:p>6419.62</text:p>
          </table:table-cell>
          <table:table-cell table:style-name="ce7" table:formula="of:=SUM([$nw.C31:$nw.ZZ31]) / COUNT([$nw.C31:$nw.ZZ31])" office:value-type="float" office:value="5374.986" calcext:value-type="float">
            <text:p>5374.986</text:p>
          </table:table-cell>
          <table:table-cell table:style-name="ce28" table:formula="of:=[.J32]&gt;[.K32]" office:value-type="boolean" office:boolean-value="true" calcext:value-type="boolean">
            <text:p>TRUE</text:p>
          </table:table-cell>
          <table:table-cell table:style-name="ce33" table:formula="of:=(1-[.K32]/[.J32])*100" office:value-type="float" office:value="16.272520803412" calcext:value-type="float">
            <text:p>16.272520803412</text:p>
          </table:table-cell>
          <table:table-cell table:style-name="ce7"/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1:$'ra-van'.ZZ31]) / COUNT([$'ra-van'.C31:$'ra-van'.ZZ31])" office:value-type="float" office:value="390.7965" calcext:value-type="float">
            <text:p>390.7965</text:p>
          </table:table-cell>
          <table:table-cell table:style-name="ce7" table:formula="of:=SUM([$ra.C31:$ra.ZZ31]) / COUNT([$ra.C31:$ra.ZZ31])" office:value-type="float" office:value="388.2644" calcext:value-type="float">
            <text:p>388.2644</text:p>
          </table:table-cell>
          <table:table-cell table:style-name="ce28" table:formula="of:=[.Q32]&gt;[.R32]" office:value-type="boolean" office:boolean-value="true" calcext:value-type="boolean">
            <text:p>TRUE</text:p>
          </table:table-cell>
          <table:table-cell table:style-name="ce33" table:formula="of:=(1-[.R32]/[.Q32])*100" office:value-type="float" office:value="0.647933131437972" calcext:value-type="float">
            <text:p>0.647933131437972</text:p>
          </table:table-cell>
          <table:table-cell table:style-name="ce7"/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style-name="ce36" table:formula="of:=SUM([$addvec.C31:$addvec.ZZ31]) / COUNT([$addvec.C31:$addvec.ZZ31])" office:value-type="float" office:value="231.7074" calcext:value-type="float">
            <text:p>231.7074</text:p>
          </table:table-cell>
          <table:table-cell table:style-name="ce28" table:formula="of:=[.X32]&gt;[.Y32]" office:value-type="boolean" office:boolean-value="false" calcext:value-type="boolean">
            <text:p>FALSE</text:p>
          </table:table-cell>
          <table:table-cell table:style-name="ce33" table:formula="of:=(1-[.Y32]/[.X32])*100" office:value-type="float" office:value="-0.31782894386494" calcext:value-type="float">
            <text:p>-0.31782894386494</text:p>
          </table:table-cell>
        </table:table-row>
        <table:table-row table:style-name="ro1"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style-name="ce7" table:formula="of:=SUM([$fdtd.C32:$fdtd.ZZ32]) / COUNT([$fdtd.C32:$fdtd.ZZ32])" office:value-type="float" office:value="1973.262" calcext:value-type="float">
            <text:p>1973.262</text:p>
          </table:table-cell>
          <table:table-cell table:style-name="ce28" table:formula="of:=[.C33]&gt;[.D33]" office:value-type="boolean" office:boolean-value="true" calcext:value-type="boolean">
            <text:p>TRUE</text:p>
          </table:table-cell>
          <table:table-cell table:style-name="ce33" table:formula="of:=(1-[.D33]/[.C33])*100" office:value-type="float" office:value="4.54652315878582" calcext:value-type="float">
            <text:p>4.54652315878582</text:p>
          </table:table-cell>
          <table: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2:$'nw-van'.ZZ32]) / COUNT([$'nw-van'.C32:$'nw-van'.ZZ32])" office:value-type="float" office:value="21426.84" calcext:value-type="float">
            <text:p>21426.84</text:p>
          </table:table-cell>
          <table:table-cell table:style-name="ce7" table:formula="of:=SUM([$nw.C32:$nw.ZZ32]) / COUNT([$nw.C32:$nw.ZZ32])" office:value-type="float" office:value="19222.96" calcext:value-type="float">
            <text:p>19222.96</text:p>
          </table:table-cell>
          <table:table-cell table:style-name="ce28" table:formula="of:=[.J33]&gt;[.K33]" office:value-type="boolean" office:boolean-value="true" calcext:value-type="boolean">
            <text:p>TRUE</text:p>
          </table:table-cell>
          <table:table-cell table:style-name="ce33" table:formula="of:=(1-[.K33]/[.J33])*100" office:value-type="float" office:value="10.2856044101697" calcext:value-type="float">
            <text:p>10.2856044101697</text:p>
          </table:table-cell>
          <table: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2:$'ra-van'.ZZ32]) / COUNT([$'ra-van'.C32:$'ra-van'.ZZ32])" office:value-type="float" office:value="501.5376" calcext:value-type="float">
            <text:p>501.5376</text:p>
          </table:table-cell>
          <table:table-cell table:style-name="ce7" table:formula="of:=SUM([$ra.C32:$ra.ZZ32]) / COUNT([$ra.C32:$ra.ZZ32])" office:value-type="float" office:value="456.0404" calcext:value-type="float">
            <text:p>456.0404</text:p>
          </table:table-cell>
          <table:table-cell table:style-name="ce28" table:formula="of:=[.Q33]&gt;[.R33]" office:value-type="boolean" office:boolean-value="true" calcext:value-type="boolean">
            <text:p>TRUE</text:p>
          </table:table-cell>
          <table:table-cell table:style-name="ce33" table:formula="of:=(1-[.R33]/[.Q33])*100" office:value-type="float" office:value="9.07154319038094" calcext:value-type="float">
            <text:p>9.07154319038094</text:p>
          </table:table-cell>
          <table:table-cell table:style-name="ce7"/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style-name="ce36" table:formula="of:=SUM([$addvec.C32:$addvec.ZZ32]) / COUNT([$addvec.C32:$addvec.ZZ32])" office:value-type="float" office:value="264.1404" calcext:value-type="float">
            <text:p>264.1404</text:p>
          </table:table-cell>
          <table:table-cell table:style-name="ce28" table:formula="of:=[.X33]&gt;[.Y33]" office:value-type="boolean" office:boolean-value="true" calcext:value-type="boolean">
            <text:p>TRUE</text:p>
          </table:table-cell>
          <table:table-cell table:style-name="ce33" table:formula="of:=(1-[.Y33]/[.X33])*100" office:value-type="float" office:value="2.1667799422572" calcext:value-type="float">
            <text:p>2.1667799422572</text:p>
          </table:table-cell>
        </table:table-row>
        <table:table-row table:style-name="ro1"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style-name="ce7" table:formula="of:=SUM([$fdtd.C33:$fdtd.ZZ33]) / COUNT([$fdtd.C33:$fdtd.ZZ33])" office:value-type="float" office:value="2145.264" calcext:value-type="float">
            <text:p>2145.264</text:p>
          </table:table-cell>
          <table:table-cell table:style-name="ce28" table:formula="of:=[.C34]&gt;[.D34]" office:value-type="boolean" office:boolean-value="true" calcext:value-type="boolean">
            <text:p>TRUE</text:p>
          </table:table-cell>
          <table:table-cell table:style-name="ce33" table:formula="of:=(1-[.D34]/[.C34])*100" office:value-type="float" office:value="4.68827125800887" calcext:value-type="float">
            <text:p>4.68827125800887</text:p>
          </table:table-cell>
          <table:table-cell table:style-name="ce7"/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3:$'nw-van'.ZZ33]) / COUNT([$'nw-van'.C33:$'nw-van'.ZZ33])" office:value-type="float" office:value="35976.23" calcext:value-type="float">
            <text:p>35976.23</text:p>
          </table:table-cell>
          <table:table-cell table:style-name="ce7" table:formula="of:=SUM([$nw.C33:$nw.ZZ33]) / COUNT([$nw.C33:$nw.ZZ33])" office:value-type="float" office:value="40367.96" calcext:value-type="float">
            <text:p>40367.96</text:p>
          </table:table-cell>
          <table:table-cell table:style-name="ce28" table:formula="of:=[.J34]&gt;[.K34]" office:value-type="boolean" office:boolean-value="false" calcext:value-type="boolean">
            <text:p>FALSE</text:p>
          </table:table-cell>
          <table:table-cell table:style-name="ce33" table:formula="of:=(1-[.K34]/[.J34])*100" office:value-type="float" office:value="-12.2073102156619" calcext:value-type="float">
            <text:p>-12.2073102156619</text:p>
          </table:table-cell>
          <table:table-cell table:style-name="ce7"/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3:$'ra-van'.ZZ33]) / COUNT([$'ra-van'.C33:$'ra-van'.ZZ33])" office:value-type="float" office:value="898.0944" calcext:value-type="float">
            <text:p>898.0944</text:p>
          </table:table-cell>
          <table:table-cell table:style-name="ce7" table:formula="of:=SUM([$ra.C33:$ra.ZZ33]) / COUNT([$ra.C33:$ra.ZZ33])" office:value-type="float" office:value="853.2198" calcext:value-type="float">
            <text:p>853.2198</text:p>
          </table:table-cell>
          <table:table-cell table:style-name="ce28" table:formula="of:=[.Q34]&gt;[.R34]" office:value-type="boolean" office:boolean-value="true" calcext:value-type="boolean">
            <text:p>TRUE</text:p>
          </table:table-cell>
          <table:table-cell table:style-name="ce33" table:formula="of:=(1-[.R34]/[.Q34])*100" office:value-type="float" office:value="4.99664623228915" calcext:value-type="float">
            <text:p>4.99664623228915</text:p>
          </table:table-cell>
          <table:table-cell table:style-name="ce7"/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style-name="ce36" table:formula="of:=SUM([$addvec.C33:$addvec.ZZ33]) / COUNT([$addvec.C33:$addvec.ZZ33])" office:value-type="float" office:value="303.3002" calcext:value-type="float">
            <text:p>303.3002</text:p>
          </table:table-cell>
          <table:table-cell table:style-name="ce28" table:formula="of:=[.X34]&gt;[.Y34]" office:value-type="boolean" office:boolean-value="false" calcext:value-type="boolean">
            <text:p>FALSE</text:p>
          </table:table-cell>
          <table:table-cell table:style-name="ce33" table:formula="of:=(1-[.Y34]/[.X34])*100" office:value-type="float" office:value="-1.35043602713236" calcext:value-type="float">
            <text:p>-1.35043602713236</text:p>
          </table:table-cell>
        </table:table-row>
        <table:table-row table:style-name="ro1"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style-name="ce7" table:formula="of:=SUM([$fdtd.C34:$fdtd.ZZ34]) / COUNT([$fdtd.C34:$fdtd.ZZ34])" office:value-type="float" office:value="2591.368" calcext:value-type="float">
            <text:p>2591.368</text:p>
          </table:table-cell>
          <table:table-cell table:style-name="ce28" table:formula="of:=[.C35]&gt;[.D35]" office:value-type="boolean" office:boolean-value="false" calcext:value-type="boolean">
            <text:p>FALSE</text:p>
          </table:table-cell>
          <table:table-cell table:style-name="ce33" table:formula="of:=(1-[.D35]/[.C35])*100" office:value-type="float" office:value="-7.67213981180204" calcext:value-type="float">
            <text:p>-7.67213981180204</text:p>
          </table:table-cell>
          <table:table-cell table:style-name="ce7"/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4:$'nw-van'.ZZ34]) / COUNT([$'nw-van'.C34:$'nw-van'.ZZ34])" office:value-type="float" office:value="86245.1" calcext:value-type="float">
            <text:p>86245.1</text:p>
          </table:table-cell>
          <table:table-cell table:style-name="ce7" table:formula="of:=SUM([$nw.C34:$nw.ZZ34]) / COUNT([$nw.C34:$nw.ZZ34])" office:value-type="float" office:value="76624.76" calcext:value-type="float">
            <text:p>76624.76</text:p>
          </table:table-cell>
          <table:table-cell table:style-name="ce28" table:formula="of:=[.J35]&gt;[.K35]" office:value-type="boolean" office:boolean-value="true" calcext:value-type="boolean">
            <text:p>TRUE</text:p>
          </table:table-cell>
          <table:table-cell table:style-name="ce33" table:formula="of:=(1-[.K35]/[.J35])*100" office:value-type="float" office:value="11.1546511048164" calcext:value-type="float">
            <text:p>11.1546511048164</text:p>
          </table:table-cell>
          <table:table-cell table:style-name="ce7"/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4:$'ra-van'.ZZ34]) / COUNT([$'ra-van'.C34:$'ra-van'.ZZ34])" office:value-type="float" office:value="1799.982" calcext:value-type="float">
            <text:p>1799.982</text:p>
          </table:table-cell>
          <table:table-cell table:style-name="ce7" table:formula="of:=SUM([$ra.C34:$ra.ZZ34]) / COUNT([$ra.C34:$ra.ZZ34])" office:value-type="float" office:value="1595.65" calcext:value-type="float">
            <text:p>1595.65</text:p>
          </table:table-cell>
          <table:table-cell table:style-name="ce28" table:formula="of:=[.Q35]&gt;[.R35]" office:value-type="boolean" office:boolean-value="true" calcext:value-type="boolean">
            <text:p>TRUE</text:p>
          </table:table-cell>
          <table:table-cell table:style-name="ce33" table:formula="of:=(1-[.R35]/[.Q35])*100" office:value-type="float" office:value="11.3518912966908" calcext:value-type="float">
            <text:p>11.3518912966908</text:p>
          </table:table-cell>
          <table:table-cell table:style-name="ce7"/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style-name="ce36" table:formula="of:=SUM([$addvec.C34:$addvec.ZZ34]) / COUNT([$addvec.C34:$addvec.ZZ34])" office:value-type="float" office:value="337.9342" calcext:value-type="float">
            <text:p>337.9342</text:p>
          </table:table-cell>
          <table:table-cell table:style-name="ce28" table:formula="of:=[.X35]&gt;[.Y35]" office:value-type="boolean" office:boolean-value="true" calcext:value-type="boolean">
            <text:p>TRUE</text:p>
          </table:table-cell>
          <table:table-cell table:style-name="ce33" table:formula="of:=(1-[.Y35]/[.X35])*100" office:value-type="float" office:value="0.405528628376028" calcext:value-type="float">
            <text:p>0.405528628376028</text:p>
          </table:table-cell>
        </table:table-row>
        <table:table-row table:style-name="ro1"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style-name="ce7" table:formula="of:=SUM([$fdtd.C35:$fdtd.ZZ35]) / COUNT([$fdtd.C35:$fdtd.ZZ35])" office:value-type="float" office:value="4494.036" calcext:value-type="float">
            <text:p>4494.036</text:p>
          </table:table-cell>
          <table:table-cell table:style-name="ce28" table:formula="of:=[.C36]&gt;[.D36]" office:value-type="boolean" office:boolean-value="true" calcext:value-type="boolean">
            <text:p>TRUE</text:p>
          </table:table-cell>
          <table:table-cell table:style-name="ce33" table:formula="of:=(1-[.D36]/[.C36])*100" office:value-type="float" office:value="8.52330438697875" calcext:value-type="float">
            <text:p>8.52330438697875</text:p>
          </table:table-cell>
          <table:table-cell table:style-name="ce7"/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5:$'nw-van'.ZZ35]) / COUNT([$'nw-van'.C35:$'nw-van'.ZZ35])" office:value-type="float" office:value="112316.9" calcext:value-type="float">
            <text:p>112316.9</text:p>
          </table:table-cell>
          <table:table-cell table:style-name="ce7" table:formula="of:=SUM([$nw.C35:$nw.ZZ35]) / COUNT([$nw.C35:$nw.ZZ35])" office:value-type="float" office:value="104157.8" calcext:value-type="float">
            <text:p>104157.8</text:p>
          </table:table-cell>
          <table:table-cell table:style-name="ce28" table:formula="of:=[.J36]&gt;[.K36]" office:value-type="boolean" office:boolean-value="true" calcext:value-type="boolean">
            <text:p>TRUE</text:p>
          </table:table-cell>
          <table:table-cell table:style-name="ce33" table:formula="of:=(1-[.K36]/[.J36])*100" office:value-type="float" office:value="7.26435647707513" calcext:value-type="float">
            <text:p>7.26435647707513</text:p>
          </table:table-cell>
          <table:table-cell table:style-name="ce7"/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5:$'ra-van'.ZZ35]) / COUNT([$'ra-van'.C35:$'ra-van'.ZZ35])" office:value-type="float" office:value="12912.6" calcext:value-type="float">
            <text:p>12912.6</text:p>
          </table:table-cell>
          <table:table-cell table:style-name="ce7" table:formula="of:=SUM([$ra.C35:$ra.ZZ35]) / COUNT([$ra.C35:$ra.ZZ35])" office:value-type="float" office:value="9921.226" calcext:value-type="float">
            <text:p>9921.226</text:p>
          </table:table-cell>
          <table:table-cell table:style-name="ce28" table:formula="of:=[.Q36]&gt;[.R36]" office:value-type="boolean" office:boolean-value="true" calcext:value-type="boolean">
            <text:p>TRUE</text:p>
          </table:table-cell>
          <table:table-cell table:style-name="ce33" table:formula="of:=(1-[.R36]/[.Q36])*100" office:value-type="float" office:value="23.1663181698496" calcext:value-type="float">
            <text:p>23.1663181698496</text:p>
          </table:table-cell>
          <table:table-cell table:style-name="ce7"/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style-name="ce36" table:formula="of:=SUM([$addvec.C35:$addvec.ZZ35]) / COUNT([$addvec.C35:$addvec.ZZ35])" office:value-type="float" office:value="370.1778" calcext:value-type="float">
            <text:p>370.1778</text:p>
          </table:table-cell>
          <table:table-cell table:style-name="ce28" table:formula="of:=[.X36]&gt;[.Y36]" office:value-type="boolean" office:boolean-value="false" calcext:value-type="boolean">
            <text:p>FALSE</text:p>
          </table:table-cell>
          <table:table-cell table:style-name="ce33" table:formula="of:=(1-[.Y36]/[.X36])*100" office:value-type="float" office:value="-1.51333038811847" calcext:value-type="float">
            <text:p>-1.51333038811847</text:p>
          </table:table-cell>
        </table:table-row>
        <table:table-row table:style-name="ro1"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style-name="ce7" table:formula="of:=SUM([$fdtd.C36:$fdtd.ZZ36]) / COUNT([$fdtd.C36:$fdtd.ZZ36])" office:value-type="float" office:value="5004.29" calcext:value-type="float">
            <text:p>5004.29</text:p>
          </table:table-cell>
          <table:table-cell table:style-name="ce28" table:formula="of:=[.C37]&gt;[.D37]" office:value-type="boolean" office:boolean-value="true" calcext:value-type="boolean">
            <text:p>TRUE</text:p>
          </table:table-cell>
          <table:table-cell table:style-name="ce33" table:formula="of:=(1-[.D37]/[.C37])*100" office:value-type="float" office:value="4.67554227406137" calcext:value-type="float">
            <text:p>4.67554227406137</text:p>
          </table:table-cell>
          <table:table-cell table:style-name="ce7"/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6:$'nw-van'.ZZ36]) / COUNT([$'nw-van'.C36:$'nw-van'.ZZ36])" office:value-type="float" office:value="146327.1" calcext:value-type="float">
            <text:p>146327.1</text:p>
          </table:table-cell>
          <table:table-cell table:style-name="ce7" table:formula="of:=SUM([$nw.C36:$nw.ZZ36]) / COUNT([$nw.C36:$nw.ZZ36])" office:value-type="float" office:value="128520.2" calcext:value-type="float">
            <text:p>128520.2</text:p>
          </table:table-cell>
          <table:table-cell table:style-name="ce28" table:formula="of:=[.J37]&gt;[.K37]" office:value-type="boolean" office:boolean-value="true" calcext:value-type="boolean">
            <text:p>TRUE</text:p>
          </table:table-cell>
          <table:table-cell table:style-name="ce33" table:formula="of:=(1-[.K37]/[.J37])*100" office:value-type="float" office:value="12.1692427445087" calcext:value-type="float">
            <text:p>12.1692427445087</text:p>
          </table:table-cell>
          <table:table-cell table:style-name="ce7"/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6:$'ra-van'.ZZ36]) / COUNT([$'ra-van'.C36:$'ra-van'.ZZ36])" office:value-type="float" office:value="52268.41" calcext:value-type="float">
            <text:p>52268.41</text:p>
          </table:table-cell>
          <table:table-cell table:style-name="ce7" table:formula="of:=SUM([$ra.C36:$ra.ZZ36]) / COUNT([$ra.C36:$ra.ZZ36])" office:value-type="float" office:value="48254.16" calcext:value-type="float">
            <text:p>48254.16</text:p>
          </table:table-cell>
          <table:table-cell table:style-name="ce28" table:formula="of:=[.Q37]&gt;[.R37]" office:value-type="boolean" office:boolean-value="true" calcext:value-type="boolean">
            <text:p>TRUE</text:p>
          </table:table-cell>
          <table:table-cell table:style-name="ce33" table:formula="of:=(1-[.R37]/[.Q37])*100" office:value-type="float" office:value="7.68006908953228" calcext:value-type="float">
            <text:p>7.68006908953228</text:p>
          </table:table-cell>
          <table:table-cell table:style-name="ce7"/>
          <table:table-cell table:style-name="ce7" office:value-type="float" office:value="1600" calcext:value-type="float">
            <text:p>1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style-name="ce36" table:formula="of:=SUM([$addvec.C36:$addvec.ZZ36]) / COUNT([$addvec.C36:$addvec.ZZ36])" office:value-type="float" office:value="404.4224" calcext:value-type="float">
            <text:p>404.4224</text:p>
          </table:table-cell>
          <table:table-cell table:style-name="ce28" table:formula="of:=[.X37]&gt;[.Y37]" office:value-type="boolean" office:boolean-value="true" calcext:value-type="boolean">
            <text:p>TRUE</text:p>
          </table:table-cell>
          <table:table-cell table:style-name="ce33" table:formula="of:=(1-[.Y37]/[.X37])*100" office:value-type="float" office:value="0.258637422001207" calcext:value-type="float">
            <text:p>0.258637422001207</text:p>
          </table:table-cell>
        </table:table-row>
        <table:table-row table:style-name="ro1"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style-name="ce7" table:formula="of:=SUM([$fdtd.C37:$fdtd.ZZ37]) / COUNT([$fdtd.C37:$fdtd.ZZ37])" office:value-type="float" office:value="5316.334" calcext:value-type="float">
            <text:p>5316.334</text:p>
          </table:table-cell>
          <table:table-cell table:style-name="ce28" table:formula="of:=[.C38]&gt;[.D38]" office:value-type="boolean" office:boolean-value="true" calcext:value-type="boolean">
            <text:p>TRUE</text:p>
          </table:table-cell>
          <table:table-cell table:style-name="ce33" table:formula="of:=(1-[.D38]/[.C38])*100" office:value-type="float" office:value="4.95322422710963" calcext:value-type="float">
            <text:p>4.95322422710963</text:p>
          </table:table-cell>
          <table:table-cell table:style-name="ce7"/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7:$'nw-van'.ZZ37]) / COUNT([$'nw-van'.C37:$'nw-van'.ZZ37])" office:value-type="float" office:value="176644.1" calcext:value-type="float">
            <text:p>176644.1</text:p>
          </table:table-cell>
          <table:table-cell table:style-name="ce7" table:formula="of:=SUM([$nw.C37:$nw.ZZ37]) / COUNT([$nw.C37:$nw.ZZ37])" office:value-type="float" office:value="160451.4" calcext:value-type="float">
            <text:p>160451.4</text:p>
          </table:table-cell>
          <table:table-cell table:style-name="ce28" table:formula="of:=[.J38]&gt;[.K38]" office:value-type="boolean" office:boolean-value="true" calcext:value-type="boolean">
            <text:p>TRUE</text:p>
          </table:table-cell>
          <table:table-cell table:style-name="ce33" table:formula="of:=(1-[.K38]/[.J38])*100" office:value-type="float" office:value="9.16685018067403" calcext:value-type="float">
            <text:p>9.16685018067403</text:p>
          </table:table-cell>
          <table:table-cell table:style-name="ce7"/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7:$'ra-van'.ZZ37]) / COUNT([$'ra-van'.C37:$'ra-van'.ZZ37])" office:value-type="float" office:value="82374.56" calcext:value-type="float">
            <text:p>82374.56</text:p>
          </table:table-cell>
          <table:table-cell table:style-name="ce7" table:formula="of:=SUM([$ra.C37:$ra.ZZ37]) / COUNT([$ra.C37:$ra.ZZ37])" office:value-type="float" office:value="65358.42" calcext:value-type="float">
            <text:p>65358.42</text:p>
          </table:table-cell>
          <table:table-cell table:style-name="ce28" table:formula="of:=[.Q38]&gt;[.R38]" office:value-type="boolean" office:boolean-value="true" calcext:value-type="boolean">
            <text:p>TRUE</text:p>
          </table:table-cell>
          <table:table-cell table:style-name="ce33" table:formula="of:=(1-[.R38]/[.Q38])*100" office:value-type="float" office:value="20.6570329480364" calcext:value-type="float">
            <text:p>20.6570329480364</text:p>
          </table:table-cell>
          <table:table-cell table:style-name="ce7"/>
          <table:table-cell table:style-name="ce7" office:value-type="float" office:value="1700" calcext:value-type="float">
            <text:p>17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style-name="ce36" table:formula="of:=SUM([$addvec.C37:$addvec.ZZ37]) / COUNT([$addvec.C37:$addvec.ZZ37])" office:value-type="float" office:value="437.3562" calcext:value-type="float">
            <text:p>437.3562</text:p>
          </table:table-cell>
          <table:table-cell table:style-name="ce28" table:formula="of:=[.X38]&gt;[.Y38]" office:value-type="boolean" office:boolean-value="false" calcext:value-type="boolean">
            <text:p>FALSE</text:p>
          </table:table-cell>
          <table:table-cell table:style-name="ce33" table:formula="of:=(1-[.Y38]/[.X38])*100" office:value-type="float" office:value="-2.41385099891604" calcext:value-type="float">
            <text:p>-2.41385099891604</text:p>
          </table:table-cell>
        </table:table-row>
        <table:table-row table:style-name="ro1"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style-name="ce7" table:formula="of:=SUM([$fdtd.C38:$fdtd.ZZ38]) / COUNT([$fdtd.C38:$fdtd.ZZ38])" office:value-type="float" office:value="5623.996" calcext:value-type="float">
            <text:p>5623.996</text:p>
          </table:table-cell>
          <table:table-cell table:style-name="ce28" table:formula="of:=[.C39]&gt;[.D39]" office:value-type="boolean" office:boolean-value="true" calcext:value-type="boolean">
            <text:p>TRUE</text:p>
          </table:table-cell>
          <table:table-cell table:style-name="ce33" table:formula="of:=(1-[.D39]/[.C39])*100" office:value-type="float" office:value="4.78349827775506" calcext:value-type="float">
            <text:p>4.78349827775506</text:p>
          </table:table-cell>
          <table:table-cell table:style-name="ce7"/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8:$'nw-van'.ZZ38]) / COUNT([$'nw-van'.C38:$'nw-van'.ZZ38])" office:value-type="float" office:value="209631.6" calcext:value-type="float">
            <text:p>209631.6</text:p>
          </table:table-cell>
          <table:table-cell table:style-name="ce7" table:formula="of:=SUM([$nw.C38:$nw.ZZ38]) / COUNT([$nw.C38:$nw.ZZ38])" office:value-type="float" office:value="194128.4" calcext:value-type="float">
            <text:p>194128.4</text:p>
          </table:table-cell>
          <table:table-cell table:style-name="ce28" table:formula="of:=[.J39]&gt;[.K39]" office:value-type="boolean" office:boolean-value="true" calcext:value-type="boolean">
            <text:p>TRUE</text:p>
          </table:table-cell>
          <table:table-cell table:style-name="ce33" table:formula="of:=(1-[.K39]/[.J39])*100" office:value-type="float" office:value="7.39544992262617" calcext:value-type="float">
            <text:p>7.39544992262617</text:p>
          </table:table-cell>
          <table:table-cell table:style-name="ce7"/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8:$'ra-van'.ZZ38]) / COUNT([$'ra-van'.C38:$'ra-van'.ZZ38])" office:value-type="float" office:value="98488.4" calcext:value-type="float">
            <text:p>98488.4</text:p>
          </table:table-cell>
          <table:table-cell table:style-name="ce7" table:formula="of:=SUM([$ra.C38:$ra.ZZ38]) / COUNT([$ra.C38:$ra.ZZ38])" office:value-type="float" office:value="107395.4" calcext:value-type="float">
            <text:p>107395.4</text:p>
          </table:table-cell>
          <table:table-cell table:style-name="ce28" table:formula="of:=[.Q39]&gt;[.R39]" office:value-type="boolean" office:boolean-value="false" calcext:value-type="boolean">
            <text:p>FALSE</text:p>
          </table:table-cell>
          <table:table-cell table:style-name="ce33" table:formula="of:=(1-[.R39]/[.Q39])*100" office:value-type="float" office:value="-9.04370463932809" calcext:value-type="float">
            <text:p>-9.04370463932809</text:p>
          </table:table-cell>
          <table:table-cell table:style-name="ce7"/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style-name="ce36" table:formula="of:=SUM([$addvec.C38:$addvec.ZZ38]) / COUNT([$addvec.C38:$addvec.ZZ38])" office:value-type="float" office:value="471.0894" calcext:value-type="float">
            <text:p>471.0894</text:p>
          </table:table-cell>
          <table:table-cell table:style-name="ce28" table:formula="of:=[.X39]&gt;[.Y39]" office:value-type="boolean" office:boolean-value="true" calcext:value-type="boolean">
            <text:p>TRUE</text:p>
          </table:table-cell>
          <table:table-cell table:style-name="ce33" table:formula="of:=(1-[.Y39]/[.X39])*100" office:value-type="float" office:value="0.40942772502407" calcext:value-type="float">
            <text:p>0.40942772502407</text:p>
          </table:table-cell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style-name="ce7" table:formula="of:=SUM([$fdtd.C39:$fdtd.ZZ39]) / COUNT([$fdtd.C39:$fdtd.ZZ39])" office:value-type="float" office:value="5960.152" calcext:value-type="float">
            <text:p>5960.152</text:p>
          </table:table-cell>
          <table:table-cell table:style-name="ce28" table:formula="of:=[.C40]&gt;[.D40]" office:value-type="boolean" office:boolean-value="true" calcext:value-type="boolean">
            <text:p>TRUE</text:p>
          </table:table-cell>
          <table:table-cell table:style-name="ce33" table:formula="of:=(1-[.D40]/[.C40])*100" office:value-type="float" office:value="4.38091106624758" calcext:value-type="float">
            <text:p>4.38091106624758</text:p>
          </table:table-cell>
          <table:table-cell table:style-name="ce7"/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nw-van'.C39:$'nw-van'.ZZ39]) / COUNT([$'nw-van'.C39:$'nw-van'.ZZ39])" office:value-type="float" office:value="242557.4" calcext:value-type="float">
            <text:p>242557.4</text:p>
          </table:table-cell>
          <table:table-cell table:style-name="ce7" table:formula="of:=SUM([$nw.C39:$nw.ZZ39]) / COUNT([$nw.C39:$nw.ZZ39])" office:value-type="float" office:value="232104.8" calcext:value-type="float">
            <text:p>232104.8</text:p>
          </table:table-cell>
          <table:table-cell table:style-name="ce28" table:formula="of:=[.J40]&gt;[.K40]" office:value-type="boolean" office:boolean-value="true" calcext:value-type="boolean">
            <text:p>TRUE</text:p>
          </table:table-cell>
          <table:table-cell table:style-name="ce33" table:formula="of:=(1-[.K40]/[.J40])*100" office:value-type="float" office:value="4.30933049249374" calcext:value-type="float">
            <text:p>4.30933049249374</text:p>
          </table:table-cell>
          <table:table-cell table:style-name="ce7"/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39:$'ra-van'.ZZ39]) / COUNT([$'ra-van'.C39:$'ra-van'.ZZ39])" office:value-type="float" office:value="132228.72" calcext:value-type="float">
            <text:p>132228.72</text:p>
          </table:table-cell>
          <table:table-cell table:style-name="ce7" table:formula="of:=SUM([$ra.C39:$ra.ZZ39]) / COUNT([$ra.C39:$ra.ZZ39])" office:value-type="float" office:value="137938.8" calcext:value-type="float">
            <text:p>137938.8</text:p>
          </table:table-cell>
          <table:table-cell table:style-name="ce28" table:formula="of:=[.Q40]&gt;[.R40]" office:value-type="boolean" office:boolean-value="false" calcext:value-type="boolean">
            <text:p>FALSE</text:p>
          </table:table-cell>
          <table:table-cell table:style-name="ce33" table:formula="of:=(1-[.R40]/[.Q40])*100" office:value-type="float" office:value="-4.31833568380604" calcext:value-type="float">
            <text:p>-4.31833568380604</text:p>
          </table:table-cell>
          <table:table-cell table:style-name="ce7"/>
          <table:table-cell table:style-name="ce7" office:value-type="float" office:value="1900" calcext:value-type="float">
            <text:p>19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style-name="ce36" table:formula="of:=SUM([$addvec.C39:$addvec.ZZ39]) / COUNT([$addvec.C39:$addvec.ZZ39])" office:value-type="float" office:value="504.2932" calcext:value-type="float">
            <text:p>504.2932</text:p>
          </table:table-cell>
          <table:table-cell table:style-name="ce28" table:formula="of:=[.X40]&gt;[.Y40]" office:value-type="boolean" office:boolean-value="false" calcext:value-type="boolean">
            <text:p>FALSE</text:p>
          </table:table-cell>
          <table:table-cell table:style-name="ce33" table:formula="of:=(1-[.Y40]/[.X40])*100" office:value-type="float" office:value="-2.20838347043384" calcext:value-type="float">
            <text:p>-2.20838347043384</text:p>
          </table:table-cell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2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25" table:formula="of:=SUM([$fdtd.C40:$fdtd.ZZ40]) / COUNT([$fdtd.C40:$fdtd.ZZ40])" office:value-type="float" office:value="6273.89" calcext:value-type="float">
            <text:p>6273.89</text:p>
          </table:table-cell>
          <table:table-cell table:style-name="ce29" table:formula="of:=[.C41]&gt;[.D41]" office:value-type="boolean" office:boolean-value="true" calcext:value-type="boolean">
            <text:p>TRUE</text:p>
          </table:table-cell>
          <table:table-cell table:style-name="ce34" table:formula="of:=(1-[.D41]/[.C41])*100" office:value-type="float" office:value="4.61015902893447" calcext:value-type="float">
            <text:p>4.61015902893447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2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25" table:formula="of:=SUM([$nw.C40:$nw.ZZ40]) / COUNT([$nw.C40:$nw.ZZ40])" office:value-type="float" office:value="258902.4" calcext:value-type="float">
            <text:p>258902.4</text:p>
          </table:table-cell>
          <table:table-cell table:style-name="ce29" table:formula="of:=[.J41]&gt;[.K41]" office:value-type="boolean" office:boolean-value="true" calcext:value-type="boolean">
            <text:p>TRUE</text:p>
          </table:table-cell>
          <table:table-cell table:style-name="ce34" table:formula="of:=(1-[.K41]/[.J41])*100" office:value-type="float" office:value="5.01932796569722" calcext:value-type="float">
            <text:p>5.01932796569722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1" table:formula="of:=SUM([$'ra-van'.C40:$'ra-van'.ZZ40]) / COUNT([$'ra-van'.C40:$'ra-van'.ZZ40])" office:value-type="float" office:value="161746.4" calcext:value-type="float">
            <text:p>161746.4</text:p>
          </table:table-cell>
          <table:table-cell table:style-name="ce7" table:formula="of:=SUM([$ra.C40:$ra.ZZ40]) / COUNT([$ra.C40:$ra.ZZ40])" office:value-type="float" office:value="169502" calcext:value-type="float">
            <text:p>169502</text:p>
          </table:table-cell>
          <table:table-cell table:style-name="ce29" table:formula="of:=[.Q41]&gt;[.R41]" office:value-type="boolean" office:boolean-value="false" calcext:value-type="boolean">
            <text:p>FALSE</text:p>
          </table:table-cell>
          <table:table-cell table:style-name="ce34" table:formula="of:=(1-[.R41]/[.Q41])*100" office:value-type="float" office:value="-4.79491351894077" calcext:value-type="float">
            <text:p>-4.79491351894077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22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style-name="ce36" table:formula="of:=SUM([$addvec.C40:$addvec.ZZ40]) / COUNT([$addvec.C40:$addvec.ZZ40])" office:value-type="float" office:value="542.1882" calcext:value-type="float">
            <text:p>542.1882</text:p>
          </table:table-cell>
          <table:table-cell table:style-name="ce28" table:formula="of:=[.X41]&gt;[.Y41]" office:value-type="boolean" office:boolean-value="false" calcext:value-type="boolean">
            <text:p>FALSE</text:p>
          </table:table-cell>
          <table:table-cell table:style-name="ce34" table:formula="of:=(1-[.Y41]/[.X41])*100" office:value-type="float" office:value="-0.110304680212447" calcext:value-type="float">
            <text:p>-0.110304680212447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45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45" office:value-type="float" office:value="32.3397" calcext:value-type="float">
            <text:p>32.3397</text:p>
          </table:table-cell>
          <table:table-cell table:style-name="ce45" office:value-type="float" office:value="34.7995" calcext:value-type="float">
            <text:p>34.7995</text:p>
          </table:table-cell>
          <table:table-cell table:style-name="ce45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45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44.8266" calcext:value-type="float">
            <text:p>44.8266</text:p>
          </table:table-cell>
          <table:table-cell table:style-name="ce45" office:value-type="float" office:value="44.3529" calcext:value-type="float">
            <text:p>44.3529</text:p>
          </table:table-cell>
          <table:table-cell table:style-name="ce45" office:value-type="float" office:value="45.0191" calcext:value-type="float">
            <text:p>45.0191</text:p>
          </table:table-cell>
          <table:table-cell table:style-name="ce45" office:value-type="float" office:value="46.8303" calcext:value-type="float">
            <text:p>46.8303</text:p>
          </table:table-cell>
          <table:table-cell table:style-name="ce45" office:value-type="float" office:value="45.4619" calcext:value-type="float">
            <text:p>45.4619</text:p>
          </table:table-cell>
          <table:table-cell table:style-name="ce45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68.1431" calcext:value-type="float">
            <text:p>68.1431</text:p>
          </table:table-cell>
          <table:table-cell table:style-name="ce45" office:value-type="float" office:value="69.0171" calcext:value-type="float">
            <text:p>69.0171</text:p>
          </table:table-cell>
          <table:table-cell table:style-name="ce45" office:value-type="float" office:value="69.2588" calcext:value-type="float">
            <text:p>69.2588</text:p>
          </table:table-cell>
          <table:table-cell table:style-name="ce45" office:value-type="float" office:value="68.062" calcext:value-type="float">
            <text:p>68.062</text:p>
          </table:table-cell>
          <table:table-cell table:style-name="ce45" office:value-type="float" office:value="83.7612" calcext:value-type="float">
            <text:p>83.7612</text:p>
          </table:table-cell>
          <table:table-cell table:style-name="ce45" office:value-type="float" office:value="69.08" calcext:value-type="float">
            <text:p>69.08</text:p>
          </table:table-cell>
          <table:table-cell table:style-name="ce45" office:value-type="float" office:value="68.2127" calcext:value-type="float">
            <text:p>68.2127</text:p>
          </table:table-cell>
          <table:table-cell table:style-name="ce45" office:value-type="float" office:value="68.6293" calcext:value-type="float">
            <text:p>68.6293</text:p>
          </table:table-cell>
          <table:table-cell table:style-name="ce45" office:value-type="float" office:value="85.597" calcext:value-type="float">
            <text:p>85.597</text:p>
          </table:table-cell>
          <table:table-cell table:style-name="ce45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163.099" calcext:value-type="float">
            <text:p>163.099</text:p>
          </table:table-cell>
          <table:table-cell table:style-name="ce45" office:value-type="float" office:value="164.567" calcext:value-type="float">
            <text:p>164.567</text:p>
          </table:table-cell>
          <table:table-cell table:style-name="ce45" office:value-type="float" office:value="162.871" calcext:value-type="float">
            <text:p>162.871</text:p>
          </table:table-cell>
          <table:table-cell table:style-name="ce45" office:value-type="float" office:value="219.542" calcext:value-type="float">
            <text:p>219.542</text:p>
          </table:table-cell>
          <table:table-cell table:style-name="ce45" office:value-type="float" office:value="161.882" calcext:value-type="float">
            <text:p>161.882</text:p>
          </table:table-cell>
          <table:table-cell table:style-name="ce45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608.055" calcext:value-type="float">
            <text:p>608.055</text:p>
          </table:table-cell>
          <table:table-cell table:style-name="ce45" office:value-type="float" office:value="613.548" calcext:value-type="float">
            <text:p>613.548</text:p>
          </table:table-cell>
          <table:table-cell table:style-name="ce45" office:value-type="float" office:value="730.289" calcext:value-type="float">
            <text:p>730.289</text:p>
          </table:table-cell>
          <table:table-cell table:style-name="ce45" office:value-type="float" office:value="702.345" calcext:value-type="float">
            <text:p>702.345</text:p>
          </table:table-cell>
          <table:table-cell table:style-name="ce45" office:value-type="float" office:value="612.882" calcext:value-type="float">
            <text:p>612.882</text:p>
          </table:table-cell>
          <table:table-cell table:style-name="ce45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3354.8" calcext:value-type="float">
            <text:p>3354.8</text:p>
          </table:table-cell>
          <table:table-cell table:style-name="ce45" office:value-type="float" office:value="3267.14" calcext:value-type="float">
            <text:p>3267.14</text:p>
          </table:table-cell>
          <table:table-cell table:style-name="ce45" office:value-type="float" office:value="3279.01" calcext:value-type="float">
            <text:p>3279.01</text:p>
          </table:table-cell>
          <table:table-cell table:style-name="ce45" office:value-type="float" office:value="4417.13" calcext:value-type="float">
            <text:p>4417.13</text:p>
          </table:table-cell>
          <table:table-cell table:style-name="ce45" office:value-type="float" office:value="3276.61" calcext:value-type="float">
            <text:p>3276.61</text:p>
          </table:table-cell>
          <table:table-cell table:style-name="ce45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5560.08" calcext:value-type="float">
            <text:p>5560.08</text:p>
          </table:table-cell>
          <table:table-cell table:style-name="ce45" office:value-type="float" office:value="5585.11" calcext:value-type="float">
            <text:p>5585.11</text:p>
          </table:table-cell>
          <table:table-cell table:style-name="ce45" office:value-type="float" office:value="5622.72" calcext:value-type="float">
            <text:p>5622.72</text:p>
          </table:table-cell>
          <table:table-cell table:style-name="ce45" office:value-type="float" office:value="6056.14" calcext:value-type="float">
            <text:p>6056.14</text:p>
          </table:table-cell>
          <table:table-cell table:style-name="ce45" office:value-type="float" office:value="7121.42" calcext:value-type="float">
            <text:p>7121.42</text:p>
          </table:table-cell>
          <table:table-cell table:style-name="ce45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12277.9" calcext:value-type="float">
            <text:p>12277.9</text:p>
          </table:table-cell>
          <table:table-cell table:style-name="ce45" office:value-type="float" office:value="11901.6" calcext:value-type="float">
            <text:p>11901.6</text:p>
          </table:table-cell>
          <table:table-cell table:style-name="ce45" office:value-type="float" office:value="12376.3" calcext:value-type="float">
            <text:p>12376.3</text:p>
          </table:table-cell>
          <table:table-cell table:style-name="ce45" office:value-type="float" office:value="14252.7" calcext:value-type="float">
            <text:p>14252.7</text:p>
          </table:table-cell>
          <table:table-cell table:style-name="ce45" office:value-type="float" office:value="12149.9" calcext:value-type="float">
            <text:p>12149.9</text:p>
          </table:table-cell>
          <table:table-cell table:style-name="ce45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17109.9" calcext:value-type="float">
            <text:p>17109.9</text:p>
          </table:table-cell>
          <table:table-cell table:style-name="ce45" office:value-type="float" office:value="15377.4" calcext:value-type="float">
            <text:p>15377.4</text:p>
          </table:table-cell>
          <table:table-cell table:style-name="ce45" office:value-type="float" office:value="15368.8" calcext:value-type="float">
            <text:p>15368.8</text:p>
          </table:table-cell>
          <table:table-cell table:style-name="ce45" office:value-type="float" office:value="16970.5" calcext:value-type="float">
            <text:p>16970.5</text:p>
          </table:table-cell>
          <table:table-cell table:style-name="ce45" office:value-type="float" office:value="18210.9" calcext:value-type="float">
            <text:p>18210.9</text:p>
          </table:table-cell>
          <table:table-cell table:style-name="ce45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20488" calcext:value-type="float">
            <text:p>20488</text:p>
          </table:table-cell>
          <table:table-cell table:style-name="ce45" office:value-type="float" office:value="19502.3" calcext:value-type="float">
            <text:p>19502.3</text:p>
          </table:table-cell>
          <table:table-cell table:style-name="ce45" office:value-type="float" office:value="19536.7" calcext:value-type="float">
            <text:p>19536.7</text:p>
          </table:table-cell>
          <table:table-cell table:style-name="ce45" office:value-type="float" office:value="20932.9" calcext:value-type="float">
            <text:p>20932.9</text:p>
          </table:table-cell>
          <table:table-cell table:style-name="ce45" office:value-type="float" office:value="20545" calcext:value-type="float">
            <text:p>20545</text:p>
          </table:table-cell>
          <table:table-cell table:style-name="ce45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45" office:value-type="float" office:value="23964.8" calcext:value-type="float">
            <text:p>23964.8</text:p>
          </table:table-cell>
          <table:table-cell table:style-name="ce45" office:value-type="float" office:value="23354.4" calcext:value-type="float">
            <text:p>23354.4</text:p>
          </table:table-cell>
          <table:table-cell table:style-name="ce45" office:value-type="float" office:value="23671" calcext:value-type="float">
            <text:p>23671</text:p>
          </table:table-cell>
          <table:table-cell table:style-name="ce45" office:value-type="float" office:value="24264.1" calcext:value-type="float">
            <text:p>24264.1</text:p>
          </table:table-cell>
          <table:table-cell table:style-name="ce45" office:value-type="float" office:value="24653.3" calcext:value-type="float">
            <text:p>24653.3</text:p>
          </table:table-cell>
          <table:table-cell table:style-name="ce45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45" office:value-type="float" office:value="17.6927" calcext:value-type="float">
            <text:p>17.6927</text:p>
          </table:table-cell>
          <table:table-cell table:style-name="ce45" office:value-type="float" office:value="16.8612" calcext:value-type="float">
            <text:p>16.8612</text:p>
          </table:table-cell>
          <table:table-cell table:style-name="ce45" office:value-type="float" office:value="17.0556" calcext:value-type="float">
            <text:p>17.0556</text:p>
          </table:table-cell>
          <table:table-cell table:style-name="ce45" office:value-type="float" office:value="17.4449" calcext:value-type="float">
            <text:p>17.4449</text:p>
          </table:table-cell>
          <table:table-cell table:style-name="ce45" office:value-type="float" office:value="17.6644" calcext:value-type="float">
            <text:p>17.6644</text:p>
          </table:table-cell>
          <table:table-cell table:style-name="ce45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45" office:value-type="float" office:value="33.7404" calcext:value-type="float">
            <text:p>33.7404</text:p>
          </table:table-cell>
          <table:table-cell table:style-name="ce45" office:value-type="float" office:value="33.4522" calcext:value-type="float">
            <text:p>33.4522</text:p>
          </table:table-cell>
          <table:table-cell table:style-name="ce45" office:value-type="float" office:value="32.2187" calcext:value-type="float">
            <text:p>32.2187</text:p>
          </table:table-cell>
          <table:table-cell table:style-name="ce45" office:value-type="float" office:value="32.0357" calcext:value-type="float">
            <text:p>32.0357</text:p>
          </table:table-cell>
          <table:table-cell table:style-name="ce45" office:value-type="float" office:value="33.3232" calcext:value-type="float">
            <text:p>33.3232</text:p>
          </table:table-cell>
          <table:table-cell table:style-name="ce45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45" office:value-type="float" office:value="46.7785" calcext:value-type="float">
            <text:p>46.7785</text:p>
          </table:table-cell>
          <table:table-cell table:style-name="ce45" office:value-type="float" office:value="46.7681" calcext:value-type="float">
            <text:p>46.7681</text:p>
          </table:table-cell>
          <table:table-cell table:style-name="ce45" office:value-type="float" office:value="49.1214" calcext:value-type="float">
            <text:p>49.1214</text:p>
          </table:table-cell>
          <table:table-cell table:style-name="ce45" office:value-type="float" office:value="47.87" calcext:value-type="float">
            <text:p>47.87</text:p>
          </table:table-cell>
          <table:table-cell table:style-name="ce45" office:value-type="float" office:value="47.2826" calcext:value-type="float">
            <text:p>47.2826</text:p>
          </table:table-cell>
          <table:table-cell table:style-name="ce45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45" office:value-type="float" office:value="61.4995" calcext:value-type="float">
            <text:p>61.4995</text:p>
          </table:table-cell>
          <table:table-cell table:style-name="ce45" office:value-type="float" office:value="59.6184" calcext:value-type="float">
            <text:p>59.6184</text:p>
          </table:table-cell>
          <table:table-cell table:style-name="ce45" office:value-type="float" office:value="60.903" calcext:value-type="float">
            <text:p>60.903</text:p>
          </table:table-cell>
          <table:table-cell table:style-name="ce45" office:value-type="float" office:value="60.4051" calcext:value-type="float">
            <text:p>60.4051</text:p>
          </table:table-cell>
          <table:table-cell table:style-name="ce45" office:value-type="float" office:value="60.7785" calcext:value-type="float">
            <text:p>60.7785</text:p>
          </table:table-cell>
          <table:table-cell table:style-name="ce45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43917.4" calcext:value-type="float">
            <text:p>43917.4</text:p>
          </table:table-cell>
          <table:table-cell table:style-name="ce7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.72506" calcext:value-type="float">
            <text:p>5.72506</text:p>
          </table:table-cell>
          <table:table-cell office:value-type="float" office:value="4.94419" calcext:value-type="float">
            <text:p>4.94419</text:p>
          </table:table-cell>
          <table:table-cell office:value-type="float" office:value="4.78787" calcext:value-type="float">
            <text:p>4.78787</text:p>
          </table:table-cell>
          <table:table-cell office:value-type="float" office:value="4.95066" calcext:value-type="float">
            <text:p>4.95066</text:p>
          </table:table-cell>
          <table:table-cell office:value-type="float" office:value="4.85376" calcext:value-type="float">
            <text:p>4.853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.80838" calcext:value-type="float">
            <text:p>9.80838</text:p>
          </table:table-cell>
          <table:table-cell office:value-type="float" office:value="9.60179" calcext:value-type="float">
            <text:p>9.60179</text:p>
          </table:table-cell>
          <table:table-cell office:value-type="float" office:value="9.75005" calcext:value-type="float">
            <text:p>9.75005</text:p>
          </table:table-cell>
          <table:table-cell office:value-type="float" office:value="8.70944" calcext:value-type="float">
            <text:p>8.70944</text:p>
          </table:table-cell>
          <table:table-cell office:value-type="float" office:value="9.38717" calcext:value-type="float">
            <text:p>9.38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.9873" calcext:value-type="float">
            <text:p>13.9873</text:p>
          </table:table-cell>
          <table:table-cell office:value-type="float" office:value="14.0536" calcext:value-type="float">
            <text:p>14.0536</text:p>
          </table:table-cell>
          <table:table-cell office:value-type="float" office:value="13.7709" calcext:value-type="float">
            <text:p>13.7709</text:p>
          </table:table-cell>
          <table:table-cell office:value-type="float" office:value="14.1988" calcext:value-type="float">
            <text:p>14.1988</text:p>
          </table:table-cell>
          <table:table-cell office:value-type="float" office:value="13.9817" calcext:value-type="float">
            <text:p>13.98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6.9446" calcext:value-type="float">
            <text:p>16.9446</text:p>
          </table:table-cell>
          <table:table-cell office:value-type="float" office:value="18.6449" calcext:value-type="float">
            <text:p>18.6449</text:p>
          </table:table-cell>
          <table:table-cell office:value-type="float" office:value="19.4071" calcext:value-type="float">
            <text:p>19.4071</text:p>
          </table:table-cell>
          <table:table-cell office:value-type="float" office:value="17.7246" calcext:value-type="float">
            <text:p>17.7246</text:p>
          </table:table-cell>
          <table:table-cell office:value-type="float" office:value="19.2915" calcext:value-type="float">
            <text:p>19.2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1.195" calcext:value-type="float">
            <text:p>21.195</text:p>
          </table:table-cell>
          <table:table-cell office:value-type="float" office:value="19.8294" calcext:value-type="float">
            <text:p>19.8294</text:p>
          </table:table-cell>
          <table:table-cell office:value-type="float" office:value="21.7726" calcext:value-type="float">
            <text:p>21.7726</text:p>
          </table:table-cell>
          <table:table-cell office:value-type="float" office:value="20.0983" calcext:value-type="float">
            <text:p>20.0983</text:p>
          </table:table-cell>
          <table:table-cell office:value-type="float" office:value="22.7043" calcext:value-type="float">
            <text:p>22.70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5.4996" calcext:value-type="float">
            <text:p>25.4996</text:p>
          </table:table-cell>
          <table:table-cell office:value-type="float" office:value="24.3122" calcext:value-type="float">
            <text:p>24.3122</text:p>
          </table:table-cell>
          <table:table-cell office:value-type="float" office:value="25.6894" calcext:value-type="float">
            <text:p>25.6894</text:p>
          </table:table-cell>
          <table:table-cell office:value-type="float" office:value="22.1102" calcext:value-type="float">
            <text:p>22.1102</text:p>
          </table:table-cell>
          <table:table-cell office:value-type="float" office:value="25.7335" calcext:value-type="float">
            <text:p>25.73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6.2226" calcext:value-type="float">
            <text:p>26.2226</text:p>
          </table:table-cell>
          <table:table-cell office:value-type="float" office:value="25.7331" calcext:value-type="float">
            <text:p>25.7331</text:p>
          </table:table-cell>
          <table:table-cell office:value-type="float" office:value="27.6569" calcext:value-type="float">
            <text:p>27.6569</text:p>
          </table:table-cell>
          <table:table-cell office:value-type="float" office:value="26.2042" calcext:value-type="float">
            <text:p>26.2042</text:p>
          </table:table-cell>
          <table:table-cell office:value-type="float" office:value="28.5717" calcext:value-type="float">
            <text:p>28.57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2.0963" calcext:value-type="float">
            <text:p>32.0963</text:p>
          </table:table-cell>
          <table:table-cell office:value-type="float" office:value="29.058" calcext:value-type="float">
            <text:p>29.058</text:p>
          </table:table-cell>
          <table:table-cell office:value-type="float" office:value="29.7441" calcext:value-type="float">
            <text:p>29.7441</text:p>
          </table:table-cell>
          <table:table-cell office:value-type="float" office:value="28.8857" calcext:value-type="float">
            <text:p>28.8857</text:p>
          </table:table-cell>
          <table:table-cell office:value-type="float" office:value="30.0196" calcext:value-type="float">
            <text:p>30.01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1.6088" calcext:value-type="float">
            <text:p>31.6088</text:p>
          </table:table-cell>
          <table:table-cell office:value-type="float" office:value="36.4155" calcext:value-type="float">
            <text:p>36.4155</text:p>
          </table:table-cell>
          <table:table-cell office:value-type="float" office:value="31.805" calcext:value-type="float">
            <text:p>31.805</text:p>
          </table:table-cell>
          <table:table-cell office:value-type="float" office:value="31.3064" calcext:value-type="float">
            <text:p>31.3064</text:p>
          </table:table-cell>
          <table:table-cell office:value-type="float" office:value="36.0403" calcext:value-type="float">
            <text:p>36.04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3.169" calcext:value-type="float">
            <text:p>173.169</text:p>
          </table:table-cell>
          <table:table-cell office:value-type="float" office:value="182.286" calcext:value-type="float">
            <text:p>182.286</text:p>
          </table:table-cell>
          <table:table-cell office:value-type="float" office:value="175.305" calcext:value-type="float">
            <text:p>175.305</text:p>
          </table:table-cell>
          <table:table-cell office:value-type="float" office:value="174.39" calcext:value-type="float">
            <text:p>174.39</text:p>
          </table:table-cell>
          <table:table-cell office:value-type="float" office:value="178.399" calcext:value-type="float">
            <text:p>178.3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91.238" calcext:value-type="float">
            <text:p>191.238</text:p>
          </table:table-cell>
          <table:table-cell office:value-type="float" office:value="193.62" calcext:value-type="float">
            <text:p>193.62</text:p>
          </table:table-cell>
          <table:table-cell office:value-type="float" office:value="193.132" calcext:value-type="float">
            <text:p>193.132</text:p>
          </table:table-cell>
          <table:table-cell office:value-type="float" office:value="195.323" calcext:value-type="float">
            <text:p>195.323</text:p>
          </table:table-cell>
          <table:table-cell office:value-type="float" office:value="207.393" calcext:value-type="float">
            <text:p>207.3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2.223" calcext:value-type="float">
            <text:p>222.223</text:p>
          </table:table-cell>
          <table:table-cell office:value-type="float" office:value="212.715" calcext:value-type="float">
            <text:p>212.715</text:p>
          </table:table-cell>
          <table:table-cell office:value-type="float" office:value="220.554" calcext:value-type="float">
            <text:p>220.554</text:p>
          </table:table-cell>
          <table:table-cell office:value-type="float" office:value="213.44" calcext:value-type="float">
            <text:p>213.44</text:p>
          </table:table-cell>
          <table:table-cell office:value-type="float" office:value="220.508" calcext:value-type="float">
            <text:p>220.5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59.031" calcext:value-type="float">
            <text:p>259.031</text:p>
          </table:table-cell>
          <table:table-cell office:value-type="float" office:value="271.882" calcext:value-type="float">
            <text:p>271.882</text:p>
          </table:table-cell>
          <table:table-cell office:value-type="float" office:value="268.046" calcext:value-type="float">
            <text:p>268.046</text:p>
          </table:table-cell>
          <table:table-cell office:value-type="float" office:value="262.773" calcext:value-type="float">
            <text:p>262.773</text:p>
          </table:table-cell>
          <table:table-cell office:value-type="float" office:value="270.158" calcext:value-type="float">
            <text:p>270.1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69.979" calcext:value-type="float">
            <text:p>369.979</text:p>
          </table:table-cell>
          <table:table-cell office:value-type="float" office:value="369.754" calcext:value-type="float">
            <text:p>369.754</text:p>
          </table:table-cell>
          <table:table-cell office:value-type="float" office:value="376.734" calcext:value-type="float">
            <text:p>376.734</text:p>
          </table:table-cell>
          <table:table-cell office:value-type="float" office:value="377.481" calcext:value-type="float">
            <text:p>377.481</text:p>
          </table:table-cell>
          <table:table-cell office:value-type="float" office:value="333.004" calcext:value-type="float">
            <text:p>333.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90.873" calcext:value-type="float">
            <text:p>490.873</text:p>
          </table:table-cell>
          <table:table-cell office:value-type="float" office:value="498.338" calcext:value-type="float">
            <text:p>498.338</text:p>
          </table:table-cell>
          <table:table-cell office:value-type="float" office:value="498.715" calcext:value-type="float">
            <text:p>498.715</text:p>
          </table:table-cell>
          <table:table-cell office:value-type="float" office:value="505.975" calcext:value-type="float">
            <text:p>505.975</text:p>
          </table:table-cell>
          <table:table-cell office:value-type="float" office:value="507.471" calcext:value-type="float">
            <text:p>507.4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36.969" calcext:value-type="float">
            <text:p>536.969</text:p>
          </table:table-cell>
          <table:table-cell office:value-type="float" office:value="541.901" calcext:value-type="float">
            <text:p>541.901</text:p>
          </table:table-cell>
          <table:table-cell office:value-type="float" office:value="569.637" calcext:value-type="float">
            <text:p>569.637</text:p>
          </table:table-cell>
          <table:table-cell office:value-type="float" office:value="542.525" calcext:value-type="float">
            <text:p>542.525</text:p>
          </table:table-cell>
          <table:table-cell office:value-type="float" office:value="539.8" calcext:value-type="float">
            <text:p>53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579.31" calcext:value-type="float">
            <text:p>579.31</text:p>
          </table:table-cell>
          <table:table-cell office:value-type="float" office:value="575.025" calcext:value-type="float">
            <text:p>575.025</text:p>
          </table:table-cell>
          <table:table-cell office:value-type="float" office:value="574.286" calcext:value-type="float">
            <text:p>574.286</text:p>
          </table:table-cell>
          <table:table-cell office:value-type="float" office:value="618.002" calcext:value-type="float">
            <text:p>618.002</text:p>
          </table:table-cell>
          <table:table-cell office:value-type="float" office:value="574.065" calcext:value-type="float">
            <text:p>574.0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99.627" calcext:value-type="float">
            <text:p>599.627</text:p>
          </table:table-cell>
          <table:table-cell office:value-type="float" office:value="610.63" calcext:value-type="float">
            <text:p>610.63</text:p>
          </table:table-cell>
          <table:table-cell office:value-type="float" office:value="609.506" calcext:value-type="float">
            <text:p>609.506</text:p>
          </table:table-cell>
          <table:table-cell office:value-type="float" office:value="631.179" calcext:value-type="float">
            <text:p>631.179</text:p>
          </table:table-cell>
          <table:table-cell office:value-type="float" office:value="612.156" calcext:value-type="float">
            <text:p>612.1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45.524" calcext:value-type="float">
            <text:p>645.524</text:p>
          </table:table-cell>
          <table:table-cell office:value-type="float" office:value="660.185" calcext:value-type="float">
            <text:p>660.185</text:p>
          </table:table-cell>
          <table:table-cell office:value-type="float" office:value="651.115" calcext:value-type="float">
            <text:p>651.115</text:p>
          </table:table-cell>
          <table:table-cell office:value-type="float" office:value="675.007" calcext:value-type="float">
            <text:p>675.007</text:p>
          </table:table-cell>
          <table:table-cell office:value-type="float" office:value="645.831" calcext:value-type="float">
            <text:p>645.8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668.288" calcext:value-type="float">
            <text:p>668.288</text:p>
          </table:table-cell>
          <table:table-cell office:value-type="float" office:value="680.828" calcext:value-type="float">
            <text:p>680.828</text:p>
          </table:table-cell>
          <table:table-cell office:value-type="float" office:value="675.246" calcext:value-type="float">
            <text:p>675.246</text:p>
          </table:table-cell>
          <table:table-cell office:value-type="float" office:value="672.237" calcext:value-type="float">
            <text:p>672.237</text:p>
          </table:table-cell>
          <table:table-cell office:value-type="float" office:value="669.618" calcext:value-type="float">
            <text:p>669.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4.3864" calcext:value-type="float">
            <text:p>34.3864</text:p>
          </table:table-cell>
          <table:table-cell office:value-type="float" office:value="39.2267" calcext:value-type="float">
            <text:p>39.2267</text:p>
          </table:table-cell>
          <table:table-cell office:value-type="float" office:value="35.9352" calcext:value-type="float">
            <text:p>35.9352</text:p>
          </table:table-cell>
          <table:table-cell office:value-type="float" office:value="34.7035" calcext:value-type="float">
            <text:p>34.7035</text:p>
          </table:table-cell>
          <table:table-cell office:value-type="float" office:value="34.5489" calcext:value-type="float">
            <text:p>34.54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6.3101" calcext:value-type="float">
            <text:p>66.3101</text:p>
          </table:table-cell>
          <table:table-cell office:value-type="float" office:value="67.0148" calcext:value-type="float">
            <text:p>67.0148</text:p>
          </table:table-cell>
          <table:table-cell office:value-type="float" office:value="68.4277" calcext:value-type="float">
            <text:p>68.4277</text:p>
          </table:table-cell>
          <table:table-cell office:value-type="float" office:value="68.008" calcext:value-type="float">
            <text:p>68.008</text:p>
          </table:table-cell>
          <table:table-cell office:value-type="float" office:value="70.2132" calcext:value-type="float">
            <text:p>70.21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47" calcext:value-type="float">
            <text:p>102.347</text:p>
          </table:table-cell>
          <table:table-cell office:value-type="float" office:value="97.5319" calcext:value-type="float">
            <text:p>97.5319</text:p>
          </table:table-cell>
          <table:table-cell office:value-type="float" office:value="95.6283" calcext:value-type="float">
            <text:p>95.6283</text:p>
          </table:table-cell>
          <table:table-cell office:value-type="float" office:value="94.8367" calcext:value-type="float">
            <text:p>94.8367</text:p>
          </table:table-cell>
          <table:table-cell office:value-type="float" office:value="101.686" calcext:value-type="float">
            <text:p>101.6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5.94" calcext:value-type="float">
            <text:p>125.94</text:p>
          </table:table-cell>
          <table:table-cell office:value-type="float" office:value="127.894" calcext:value-type="float">
            <text:p>127.894</text:p>
          </table:table-cell>
          <table:table-cell office:value-type="float" office:value="128.439" calcext:value-type="float">
            <text:p>128.439</text:p>
          </table:table-cell>
          <table:table-cell office:value-type="float" office:value="126.882" calcext:value-type="float">
            <text:p>126.882</text:p>
          </table:table-cell>
          <table:table-cell office:value-type="float" office:value="128.374" calcext:value-type="float">
            <text:p>128.3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615" calcext:value-type="float">
            <text:p>155.615</text:p>
          </table:table-cell>
          <table:table-cell office:value-type="float" office:value="158.476" calcext:value-type="float">
            <text:p>158.476</text:p>
          </table:table-cell>
          <table:table-cell office:value-type="float" office:value="156.99" calcext:value-type="float">
            <text:p>156.99</text:p>
          </table:table-cell>
          <table:table-cell office:value-type="float" office:value="157.696" calcext:value-type="float">
            <text:p>157.696</text:p>
          </table:table-cell>
          <table:table-cell office:value-type="float" office:value="157.654" calcext:value-type="float">
            <text:p>157.6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6.885" calcext:value-type="float">
            <text:p>186.885</text:p>
          </table:table-cell>
          <table:table-cell office:value-type="float" office:value="189.793" calcext:value-type="float">
            <text:p>189.793</text:p>
          </table:table-cell>
          <table:table-cell office:value-type="float" office:value="188.213" calcext:value-type="float">
            <text:p>188.213</text:p>
          </table:table-cell>
          <table:table-cell office:value-type="float" office:value="187.82" calcext:value-type="float">
            <text:p>187.82</text:p>
          </table:table-cell>
          <table:table-cell office:value-type="float" office:value="191.549" calcext:value-type="float">
            <text:p>191.5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3.139" calcext:value-type="float">
            <text:p>213.139</text:p>
          </table:table-cell>
          <table:table-cell office:value-type="float" office:value="216.4" calcext:value-type="float">
            <text:p>216.4</text:p>
          </table:table-cell>
          <table:table-cell office:value-type="float" office:value="214.025" calcext:value-type="float">
            <text:p>214.025</text:p>
          </table:table-cell>
          <table:table-cell office:value-type="float" office:value="215.046" calcext:value-type="float">
            <text:p>215.046</text:p>
          </table:table-cell>
          <table:table-cell office:value-type="float" office:value="215.497" calcext:value-type="float">
            <text:p>215.4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781" calcext:value-type="float">
            <text:p>244.781</text:p>
          </table:table-cell>
          <table:table-cell office:value-type="float" office:value="244.005" calcext:value-type="float">
            <text:p>244.005</text:p>
          </table:table-cell>
          <table:table-cell office:value-type="float" office:value="242.93" calcext:value-type="float">
            <text:p>242.93</text:p>
          </table:table-cell>
          <table:table-cell office:value-type="float" office:value="253.678" calcext:value-type="float">
            <text:p>253.678</text:p>
          </table:table-cell>
          <table:table-cell office:value-type="float" office:value="243.685" calcext:value-type="float">
            <text:p>243.6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1.743" calcext:value-type="float">
            <text:p>271.743</text:p>
          </table:table-cell>
          <table:table-cell office:value-type="float" office:value="273.958" calcext:value-type="float">
            <text:p>273.958</text:p>
          </table:table-cell>
          <table:table-cell office:value-type="float" office:value="276.98" calcext:value-type="float">
            <text:p>276.98</text:p>
          </table:table-cell>
          <table:table-cell office:value-type="float" office:value="285.524" calcext:value-type="float">
            <text:p>285.524</text:p>
          </table:table-cell>
          <table:table-cell office:value-type="float" office:value="274.819" calcext:value-type="float">
            <text:p>274.81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81.94" calcext:value-type="float">
            <text:p>1581.94</text:p>
          </table:table-cell>
          <table:table-cell office:value-type="float" office:value="525.872" calcext:value-type="float">
            <text:p>525.872</text:p>
          </table:table-cell>
          <table:table-cell office:value-type="float" office:value="1581.72" calcext:value-type="float">
            <text:p>1581.72</text:p>
          </table:table-cell>
          <table:table-cell office:value-type="float" office:value="372.075" calcext:value-type="float">
            <text:p>372.075</text:p>
          </table:table-cell>
          <table:table-cell office:value-type="float" office:value="1596.26" calcext:value-type="float">
            <text:p>1596.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761.56" calcext:value-type="float">
            <text:p>1761.56</text:p>
          </table:table-cell>
          <table:table-cell office:value-type="float" office:value="1775.44" calcext:value-type="float">
            <text:p>1775.44</text:p>
          </table:table-cell>
          <table:table-cell office:value-type="float" office:value="1782.01" calcext:value-type="float">
            <text:p>1782.01</text:p>
          </table:table-cell>
          <table:table-cell office:value-type="float" office:value="1865.53" calcext:value-type="float">
            <text:p>1865.53</text:p>
          </table:table-cell>
          <table:table-cell office:value-type="float" office:value="1786.58" calcext:value-type="float">
            <text:p>1786.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49.98" calcext:value-type="float">
            <text:p>1949.98</text:p>
          </table:table-cell>
          <table:table-cell office:value-type="float" office:value="1960.64" calcext:value-type="float">
            <text:p>1960.64</text:p>
          </table:table-cell>
          <table:table-cell office:value-type="float" office:value="1950" calcext:value-type="float">
            <text:p>1950</text:p>
          </table:table-cell>
          <table:table-cell office:value-type="float" office:value="2050.51" calcext:value-type="float">
            <text:p>2050.51</text:p>
          </table:table-cell>
          <table:table-cell office:value-type="float" office:value="1955.18" calcext:value-type="float">
            <text:p>1955.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14.51" calcext:value-type="float">
            <text:p>2114.51</text:p>
          </table:table-cell>
          <table:table-cell office:value-type="float" office:value="2135.31" calcext:value-type="float">
            <text:p>2135.31</text:p>
          </table:table-cell>
          <table:table-cell office:value-type="float" office:value="2142.14" calcext:value-type="float">
            <text:p>2142.14</text:p>
          </table:table-cell>
          <table:table-cell office:value-type="float" office:value="2208.86" calcext:value-type="float">
            <text:p>2208.86</text:p>
          </table:table-cell>
          <table:table-cell office:value-type="float" office:value="2125.5" calcext:value-type="float">
            <text:p>2125.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568.27" calcext:value-type="float">
            <text:p>2568.27</text:p>
          </table:table-cell>
          <table:table-cell office:value-type="float" office:value="2576.66" calcext:value-type="float">
            <text:p>2576.66</text:p>
          </table:table-cell>
          <table:table-cell office:value-type="float" office:value="2571.75" calcext:value-type="float">
            <text:p>2571.75</text:p>
          </table:table-cell>
          <table:table-cell office:value-type="float" office:value="2656.32" calcext:value-type="float">
            <text:p>2656.32</text:p>
          </table:table-cell>
          <table:table-cell office:value-type="float" office:value="2583.84" calcext:value-type="float">
            <text:p>2583.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635.14" calcext:value-type="float">
            <text:p>4635.14</text:p>
          </table:table-cell>
          <table:table-cell office:value-type="float" office:value="4332.17" calcext:value-type="float">
            <text:p>4332.17</text:p>
          </table:table-cell>
          <table:table-cell office:value-type="float" office:value="4631.27" calcext:value-type="float">
            <text:p>4631.27</text:p>
          </table:table-cell>
          <table:table-cell office:value-type="float" office:value="4227.67" calcext:value-type="float">
            <text:p>4227.67</text:p>
          </table:table-cell>
          <table:table-cell office:value-type="float" office:value="4643.93" calcext:value-type="float">
            <text:p>4643.9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955.55" calcext:value-type="float">
            <text:p>4955.55</text:p>
          </table:table-cell>
          <table:table-cell office:value-type="float" office:value="4997.68" calcext:value-type="float">
            <text:p>4997.68</text:p>
          </table:table-cell>
          <table:table-cell office:value-type="float" office:value="4963.97" calcext:value-type="float">
            <text:p>4963.97</text:p>
          </table:table-cell>
          <table:table-cell office:value-type="float" office:value="5117.46" calcext:value-type="float">
            <text:p>5117.46</text:p>
          </table:table-cell>
          <table:table-cell office:value-type="float" office:value="4986.79" calcext:value-type="float">
            <text:p>4986.7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272.09" calcext:value-type="float">
            <text:p>5272.09</text:p>
          </table:table-cell>
          <table:table-cell office:value-type="float" office:value="5328.97" calcext:value-type="float">
            <text:p>5328.97</text:p>
          </table:table-cell>
          <table:table-cell office:value-type="float" office:value="5323.03" calcext:value-type="float">
            <text:p>5323.03</text:p>
          </table:table-cell>
          <table:table-cell office:value-type="float" office:value="5345.19" calcext:value-type="float">
            <text:p>5345.19</text:p>
          </table:table-cell>
          <table:table-cell office:value-type="float" office:value="5312.39" calcext:value-type="float">
            <text:p>5312.3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623.14" calcext:value-type="float">
            <text:p>5623.14</text:p>
          </table:table-cell>
          <table:table-cell office:value-type="float" office:value="5653.99" calcext:value-type="float">
            <text:p>5653.99</text:p>
          </table:table-cell>
          <table:table-cell office:value-type="float" office:value="5638.31" calcext:value-type="float">
            <text:p>5638.31</text:p>
          </table:table-cell>
          <table:table-cell office:value-type="float" office:value="5623.24" calcext:value-type="float">
            <text:p>5623.24</text:p>
          </table:table-cell>
          <table:table-cell office:value-type="float" office:value="5581.3" calcext:value-type="float">
            <text:p>5581.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959" calcext:value-type="float">
            <text:p>5959</text:p>
          </table:table-cell>
          <table:table-cell office:value-type="float" office:value="5942.27" calcext:value-type="float">
            <text:p>5942.27</text:p>
          </table:table-cell>
          <table:table-cell office:value-type="float" office:value="5994.24" calcext:value-type="float">
            <text:p>5994.24</text:p>
          </table:table-cell>
          <table:table-cell office:value-type="float" office:value="5946.02" calcext:value-type="float">
            <text:p>5946.02</text:p>
          </table:table-cell>
          <table:table-cell office:value-type="float" office:value="5959.23" calcext:value-type="float">
            <text:p>5959.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247.91" calcext:value-type="float">
            <text:p>6247.91</text:p>
          </table:table-cell>
          <table:table-cell office:value-type="float" office:value="6277.52" calcext:value-type="float">
            <text:p>6277.52</text:p>
          </table:table-cell>
          <table:table-cell office:value-type="float" office:value="6306.95" calcext:value-type="float">
            <text:p>6306.95</text:p>
          </table:table-cell>
          <table:table-cell office:value-type="float" office:value="6302" calcext:value-type="float">
            <text:p>6302</text:p>
          </table:table-cell>
          <table:table-cell office:value-type="float" office:value="6235.07" calcext:value-type="float">
            <text:p>6235.07</text:p>
          </table:table-cell>
        </table:table-row>
      </table:table>
      <table:table table:name="nw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95053" calcext:value-type="float">
            <text:p>3.95053</text:p>
          </table:table-cell>
          <table:table-cell office:value-type="float" office:value="4.1127" calcext:value-type="float">
            <text:p>4.1127</text:p>
          </table:table-cell>
          <table:table-cell office:value-type="float" office:value="4.19226" calcext:value-type="float">
            <text:p>4.19226</text:p>
          </table:table-cell>
          <table:table-cell office:value-type="float" office:value="4.20522" calcext:value-type="float">
            <text:p>4.20522</text:p>
          </table:table-cell>
          <table:table-cell office:value-type="float" office:value="4.24602" calcext:value-type="float">
            <text:p>4.246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.43174" calcext:value-type="float">
            <text:p>7.43174</text:p>
          </table:table-cell>
          <table:table-cell office:value-type="float" office:value="7.66973" calcext:value-type="float">
            <text:p>7.66973</text:p>
          </table:table-cell>
          <table:table-cell office:value-type="float" office:value="8.06272" calcext:value-type="float">
            <text:p>8.06272</text:p>
          </table:table-cell>
          <table:table-cell office:value-type="float" office:value="6.84083" calcext:value-type="float">
            <text:p>6.84083</text:p>
          </table:table-cell>
          <table:table-cell office:value-type="float" office:value="7.00973" calcext:value-type="float">
            <text:p>7.00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.4094" calcext:value-type="float">
            <text:p>11.4094</text:p>
          </table:table-cell>
          <table:table-cell office:value-type="float" office:value="11.7682" calcext:value-type="float">
            <text:p>11.7682</text:p>
          </table:table-cell>
          <table:table-cell office:value-type="float" office:value="10.9397" calcext:value-type="float">
            <text:p>10.9397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11.1291" calcext:value-type="float">
            <text:p>11.12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.949" calcext:value-type="float">
            <text:p>13.949</text:p>
          </table:table-cell>
          <table:table-cell office:value-type="float" office:value="13.0196" calcext:value-type="float">
            <text:p>13.0196</text:p>
          </table:table-cell>
          <table:table-cell office:value-type="float" office:value="13.483" calcext:value-type="float">
            <text:p>13.483</text:p>
          </table:table-cell>
          <table:table-cell office:value-type="float" office:value="13.8233" calcext:value-type="float">
            <text:p>13.8233</text:p>
          </table:table-cell>
          <table:table-cell office:value-type="float" office:value="13.4813" calcext:value-type="float">
            <text:p>13.48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8392" calcext:value-type="float">
            <text:p>15.8392</text:p>
          </table:table-cell>
          <table:table-cell office:value-type="float" office:value="15.6548" calcext:value-type="float">
            <text:p>15.6548</text:p>
          </table:table-cell>
          <table:table-cell office:value-type="float" office:value="17.3161" calcext:value-type="float">
            <text:p>17.3161</text:p>
          </table:table-cell>
          <table:table-cell office:value-type="float" office:value="16.3831" calcext:value-type="float">
            <text:p>16.3831</text:p>
          </table:table-cell>
          <table:table-cell office:value-type="float" office:value="16.6092" calcext:value-type="float">
            <text:p>16.6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4689" calcext:value-type="float">
            <text:p>18.4689</text:p>
          </table:table-cell>
          <table:table-cell office:value-type="float" office:value="18.9098" calcext:value-type="float">
            <text:p>18.9098</text:p>
          </table:table-cell>
          <table:table-cell office:value-type="float" office:value="18.8129" calcext:value-type="float">
            <text:p>18.8129</text:p>
          </table:table-cell>
          <table:table-cell office:value-type="float" office:value="18.5562" calcext:value-type="float">
            <text:p>18.5562</text:p>
          </table:table-cell>
          <table:table-cell office:value-type="float" office:value="19.3661" calcext:value-type="float">
            <text:p>19.36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2.4099" calcext:value-type="float">
            <text:p>22.4099</text:p>
          </table:table-cell>
          <table:table-cell office:value-type="float" office:value="23.9203" calcext:value-type="float">
            <text:p>23.9203</text:p>
          </table:table-cell>
          <table:table-cell office:value-type="float" office:value="21.8685" calcext:value-type="float">
            <text:p>21.8685</text:p>
          </table:table-cell>
          <table:table-cell office:value-type="float" office:value="21.7102" calcext:value-type="float">
            <text:p>21.7102</text:p>
          </table:table-cell>
          <table:table-cell office:value-type="float" office:value="22.0262" calcext:value-type="float">
            <text:p>22.02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6.9215" calcext:value-type="float">
            <text:p>26.9215</text:p>
          </table:table-cell>
          <table:table-cell office:value-type="float" office:value="25.0491" calcext:value-type="float">
            <text:p>25.0491</text:p>
          </table:table-cell>
          <table:table-cell office:value-type="float" office:value="25.8739" calcext:value-type="float">
            <text:p>25.8739</text:p>
          </table:table-cell>
          <table:table-cell office:value-type="float" office:value="23.6409" calcext:value-type="float">
            <text:p>23.6409</text:p>
          </table:table-cell>
          <table:table-cell office:value-type="float" office:value="23.6012" calcext:value-type="float">
            <text:p>23.6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9.2492" calcext:value-type="float">
            <text:p>29.2492</text:p>
          </table:table-cell>
          <table:table-cell office:value-type="float" office:value="27.9808" calcext:value-type="float">
            <text:p>27.9808</text:p>
          </table:table-cell>
          <table:table-cell office:value-type="float" office:value="26.919" calcext:value-type="float">
            <text:p>26.919</text:p>
          </table:table-cell>
          <table:table-cell office:value-type="float" office:value="27.476" calcext:value-type="float">
            <text:p>27.476</text:p>
          </table:table-cell>
          <table:table-cell office:value-type="float" office:value="29.1893" calcext:value-type="float">
            <text:p>29.189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97.9269" calcext:value-type="float">
            <text:p>97.9269</text:p>
          </table:table-cell>
          <table:table-cell office:value-type="float" office:value="97.7183" calcext:value-type="float">
            <text:p>97.7183</text:p>
          </table:table-cell>
          <table:table-cell office:value-type="float" office:value="95.4858" calcext:value-type="float">
            <text:p>95.4858</text:p>
          </table:table-cell>
          <table:table-cell office:value-type="float" office:value="97.7044" calcext:value-type="float">
            <text:p>97.7044</text:p>
          </table:table-cell>
          <table:table-cell office:value-type="float" office:value="102.133" calcext:value-type="float">
            <text:p>102.1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82.763" calcext:value-type="float">
            <text:p>582.763</text:p>
          </table:table-cell>
          <table:table-cell office:value-type="float" office:value="577.31" calcext:value-type="float">
            <text:p>577.31</text:p>
          </table:table-cell>
          <table:table-cell office:value-type="float" office:value="907.708" calcext:value-type="float">
            <text:p>907.708</text:p>
          </table:table-cell>
          <table:table-cell office:value-type="float" office:value="897.057" calcext:value-type="float">
            <text:p>897.057</text:p>
          </table:table-cell>
          <table:table-cell office:value-type="float" office:value="717.744" calcext:value-type="float">
            <text:p>717.7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36.39" calcext:value-type="float">
            <text:p>1636.39</text:p>
          </table:table-cell>
          <table:table-cell office:value-type="float" office:value="1554.55" calcext:value-type="float">
            <text:p>1554.55</text:p>
          </table:table-cell>
          <table:table-cell office:value-type="float" office:value="1642.69" calcext:value-type="float">
            <text:p>1642.69</text:p>
          </table:table-cell>
          <table:table-cell office:value-type="float" office:value="1548.71" calcext:value-type="float">
            <text:p>1548.71</text:p>
          </table:table-cell>
          <table:table-cell office:value-type="float" office:value="1547.53" calcext:value-type="float">
            <text:p>1547.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617.38" calcext:value-type="float">
            <text:p>2617.38</text:p>
          </table:table-cell>
          <table:table-cell office:value-type="float" office:value="2722.3" calcext:value-type="float">
            <text:p>2722.3</text:p>
          </table:table-cell>
          <table:table-cell office:value-type="float" office:value="2622.14" calcext:value-type="float">
            <text:p>2622.14</text:p>
          </table:table-cell>
          <table:table-cell office:value-type="float" office:value="2294.07" calcext:value-type="float">
            <text:p>2294.07</text:p>
          </table:table-cell>
          <table:table-cell office:value-type="float" office:value="2705.79" calcext:value-type="float">
            <text:p>2705.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347.66" calcext:value-type="float">
            <text:p>3347.66</text:p>
          </table:table-cell>
          <table:table-cell office:value-type="float" office:value="3281.01" calcext:value-type="float">
            <text:p>3281.01</text:p>
          </table:table-cell>
          <table:table-cell office:value-type="float" office:value="3317.64" calcext:value-type="float">
            <text:p>3317.64</text:p>
          </table:table-cell>
          <table:table-cell office:value-type="float" office:value="3377.54" calcext:value-type="float">
            <text:p>3377.54</text:p>
          </table:table-cell>
          <table:table-cell office:value-type="float" office:value="3323.67" calcext:value-type="float">
            <text:p>3323.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1.18" calcext:value-type="float">
            <text:p>4001.18</text:p>
          </table:table-cell>
          <table:table-cell office:value-type="float" office:value="4094.77" calcext:value-type="float">
            <text:p>4094.77</text:p>
          </table:table-cell>
          <table:table-cell office:value-type="float" office:value="4044.14" calcext:value-type="float">
            <text:p>4044.14</text:p>
          </table:table-cell>
          <table:table-cell office:value-type="float" office:value="4293.63" calcext:value-type="float">
            <text:p>4293.63</text:p>
          </table:table-cell>
          <table:table-cell office:value-type="float" office:value="4103.97" calcext:value-type="float">
            <text:p>4103.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247.48" calcext:value-type="float">
            <text:p>5247.48</text:p>
          </table:table-cell>
          <table:table-cell office:value-type="float" office:value="5348.72" calcext:value-type="float">
            <text:p>5348.72</text:p>
          </table:table-cell>
          <table:table-cell office:value-type="float" office:value="5211.37" calcext:value-type="float">
            <text:p>5211.37</text:p>
          </table:table-cell>
          <table:table-cell office:value-type="float" office:value="5323.63" calcext:value-type="float">
            <text:p>5323.63</text:p>
          </table:table-cell>
          <table:table-cell office:value-type="float" office:value="5271.47" calcext:value-type="float">
            <text:p>5271.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457.21" calcext:value-type="float">
            <text:p>6457.21</text:p>
          </table:table-cell>
          <table:table-cell office:value-type="float" office:value="6463.74" calcext:value-type="float">
            <text:p>6463.74</text:p>
          </table:table-cell>
          <table:table-cell office:value-type="float" office:value="6392.03" calcext:value-type="float">
            <text:p>6392.03</text:p>
          </table:table-cell>
          <table:table-cell office:value-type="float" office:value="5958.52" calcext:value-type="float">
            <text:p>5958.52</text:p>
          </table:table-cell>
          <table:table-cell office:value-type="float" office:value="6461.39" calcext:value-type="float">
            <text:p>6461.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230.57" calcext:value-type="float">
            <text:p>7230.57</text:p>
          </table:table-cell>
          <table:table-cell office:value-type="float" office:value="6978.26" calcext:value-type="float">
            <text:p>6978.26</text:p>
          </table:table-cell>
          <table:table-cell office:value-type="float" office:value="7185.58" calcext:value-type="float">
            <text:p>7185.58</text:p>
          </table:table-cell>
          <table:table-cell office:value-type="float" office:value="7939.68" calcext:value-type="float">
            <text:p>7939.68</text:p>
          </table:table-cell>
          <table:table-cell office:value-type="float" office:value="7430.79" calcext:value-type="float">
            <text:p>7430.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159" calcext:value-type="float">
            <text:p>10159</text:p>
          </table:table-cell>
          <table:table-cell office:value-type="float" office:value="9422.87" calcext:value-type="float">
            <text:p>9422.87</text:p>
          </table:table-cell>
          <table:table-cell office:value-type="float" office:value="9409.5" calcext:value-type="float">
            <text:p>9409.5</text:p>
          </table:table-cell>
          <table:table-cell office:value-type="float" office:value="8522.08" calcext:value-type="float">
            <text:p>8522.08</text:p>
          </table:table-cell>
          <table:table-cell office:value-type="float" office:value="9496.47" calcext:value-type="float">
            <text:p>9496.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528.1" calcext:value-type="float">
            <text:p>10528.1</text:p>
          </table:table-cell>
          <table:table-cell office:value-type="float" office:value="10816.8" calcext:value-type="float">
            <text:p>10816.8</text:p>
          </table:table-cell>
          <table:table-cell office:value-type="float" office:value="10298" calcext:value-type="float">
            <text:p>10298</text:p>
          </table:table-cell>
          <table:table-cell office:value-type="float" office:value="12130.8" calcext:value-type="float">
            <text:p>12130.8</text:p>
          </table:table-cell>
          <table:table-cell office:value-type="float" office:value="10540.2" calcext:value-type="float">
            <text:p>1054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618" calcext:value-type="float">
            <text:p>29.4618</text:p>
          </table:table-cell>
          <table:table-cell office:value-type="float" office:value="29.894" calcext:value-type="float">
            <text:p>29.894</text:p>
          </table:table-cell>
          <table:table-cell office:value-type="float" office:value="29.4244" calcext:value-type="float">
            <text:p>29.4244</text:p>
          </table:table-cell>
          <table:table-cell office:value-type="float" office:value="29.4338" calcext:value-type="float">
            <text:p>29.4338</text:p>
          </table:table-cell>
          <table:table-cell office:value-type="float" office:value="30.7779" calcext:value-type="float">
            <text:p>30.77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0979" calcext:value-type="float">
            <text:p>54.0979</text:p>
          </table:table-cell>
          <table:table-cell office:value-type="float" office:value="59.4428" calcext:value-type="float">
            <text:p>59.4428</text:p>
          </table:table-cell>
          <table:table-cell office:value-type="float" office:value="54.0898" calcext:value-type="float">
            <text:p>54.0898</text:p>
          </table:table-cell>
          <table:table-cell office:value-type="float" office:value="56.0964" calcext:value-type="float">
            <text:p>56.0964</text:p>
          </table:table-cell>
          <table:table-cell office:value-type="float" office:value="58.6501" calcext:value-type="float">
            <text:p>58.65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7759" calcext:value-type="float">
            <text:p>77.7759</text:p>
          </table:table-cell>
          <table:table-cell office:value-type="float" office:value="79.8064" calcext:value-type="float">
            <text:p>79.8064</text:p>
          </table:table-cell>
          <table:table-cell office:value-type="float" office:value="80.6708" calcext:value-type="float">
            <text:p>80.6708</text:p>
          </table:table-cell>
          <table:table-cell office:value-type="float" office:value="78.4989" calcext:value-type="float">
            <text:p>78.4989</text:p>
          </table:table-cell>
          <table:table-cell office:value-type="float" office:value="81.507" calcext:value-type="float">
            <text:p>81.5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102.501" calcext:value-type="float">
            <text:p>102.501</text:p>
          </table:table-cell>
          <table:table-cell office:value-type="float" office:value="105.116" calcext:value-type="float">
            <text:p>105.116</text:p>
          </table:table-cell>
          <table:table-cell office:value-type="float" office:value="103.653" calcext:value-type="float">
            <text:p>103.653</text:p>
          </table:table-cell>
          <table:table-cell office:value-type="float" office:value="101.827" calcext:value-type="float">
            <text:p>101.8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2.529" calcext:value-type="float">
            <text:p>122.529</text:p>
          </table:table-cell>
          <table:table-cell office:value-type="float" office:value="129.825" calcext:value-type="float">
            <text:p>129.825</text:p>
          </table:table-cell>
          <table:table-cell office:value-type="float" office:value="123.826" calcext:value-type="float">
            <text:p>123.826</text:p>
          </table:table-cell>
          <table:table-cell office:value-type="float" office:value="124.586" calcext:value-type="float">
            <text:p>124.586</text:p>
          </table:table-cell>
          <table:table-cell office:value-type="float" office:value="125.817" calcext:value-type="float">
            <text:p>125.8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7.666" calcext:value-type="float">
            <text:p>147.666</text:p>
          </table:table-cell>
          <table:table-cell office:value-type="float" office:value="147.467" calcext:value-type="float">
            <text:p>147.467</text:p>
          </table:table-cell>
          <table:table-cell office:value-type="float" office:value="148.728" calcext:value-type="float">
            <text:p>148.728</text:p>
          </table:table-cell>
          <table:table-cell office:value-type="float" office:value="148.085" calcext:value-type="float">
            <text:p>148.085</text:p>
          </table:table-cell>
          <table:table-cell office:value-type="float" office:value="151.817" calcext:value-type="float">
            <text:p>151.8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414" calcext:value-type="float">
            <text:p>167.414</text:p>
          </table:table-cell>
          <table:table-cell office:value-type="float" office:value="168.968" calcext:value-type="float">
            <text:p>168.968</text:p>
          </table:table-cell>
          <table:table-cell office:value-type="float" office:value="169.503" calcext:value-type="float">
            <text:p>169.503</text:p>
          </table:table-cell>
          <table:table-cell office:value-type="float" office:value="169.84" calcext:value-type="float">
            <text:p>169.84</text:p>
          </table:table-cell>
          <table:table-cell office:value-type="float" office:value="169.69" calcext:value-type="float">
            <text:p>169.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144" calcext:value-type="float">
            <text:p>190.144</text:p>
          </table:table-cell>
          <table:table-cell office:value-type="float" office:value="201.392" calcext:value-type="float">
            <text:p>201.392</text:p>
          </table:table-cell>
          <table:table-cell office:value-type="float" office:value="197.597" calcext:value-type="float">
            <text:p>197.597</text:p>
          </table:table-cell>
          <table:table-cell office:value-type="float" office:value="190.386" calcext:value-type="float">
            <text:p>190.386</text:p>
          </table:table-cell>
          <table:table-cell office:value-type="float" office:value="189.947" calcext:value-type="float">
            <text:p>189.9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16.146" calcext:value-type="float">
            <text:p>216.146</text:p>
          </table:table-cell>
          <table:table-cell office:value-type="float" office:value="215.596" calcext:value-type="float">
            <text:p>215.596</text:p>
          </table:table-cell>
          <table:table-cell office:value-type="float" office:value="212.215" calcext:value-type="float">
            <text:p>212.215</text:p>
          </table:table-cell>
          <table:table-cell office:value-type="float" office:value="216.303" calcext:value-type="float">
            <text:p>216.303</text:p>
          </table:table-cell>
          <table:table-cell office:value-type="float" office:value="212.617" calcext:value-type="float">
            <text:p>212.61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516.196" calcext:value-type="float">
            <text:p>516.196</text:p>
          </table:table-cell>
          <table:table-cell office:value-type="float" office:value="240.151" calcext:value-type="float">
            <text:p>240.151</text:p>
          </table:table-cell>
          <table:table-cell office:value-type="float" office:value="504.218" calcext:value-type="float">
            <text:p>504.218</text:p>
          </table:table-cell>
          <table:table-cell office:value-type="float" office:value="487.793" calcext:value-type="float">
            <text:p>487.793</text:p>
          </table:table-cell>
          <table:table-cell office:value-type="float" office:value="503.31" calcext:value-type="float">
            <text:p>503.3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565.14" calcext:value-type="float">
            <text:p>5565.14</text:p>
          </table:table-cell>
          <table:table-cell office:value-type="float" office:value="6362.51" calcext:value-type="float">
            <text:p>6362.51</text:p>
          </table:table-cell>
          <table:table-cell office:value-type="float" office:value="4852.69" calcext:value-type="float">
            <text:p>4852.69</text:p>
          </table:table-cell>
          <table:table-cell office:value-type="float" office:value="5236.71" calcext:value-type="float">
            <text:p>5236.71</text:p>
          </table:table-cell>
          <table:table-cell office:value-type="float" office:value="4857.88" calcext:value-type="float">
            <text:p>4857.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8829.1" calcext:value-type="float">
            <text:p>18829.1</text:p>
          </table:table-cell>
          <table:table-cell office:value-type="float" office:value="19254.6" calcext:value-type="float">
            <text:p>19254.6</text:p>
          </table:table-cell>
          <table:table-cell office:value-type="float" office:value="19768.2" calcext:value-type="float">
            <text:p>19768.2</text:p>
          </table:table-cell>
          <table:table-cell office:value-type="float" office:value="19228.4" calcext:value-type="float">
            <text:p>19228.4</text:p>
          </table:table-cell>
          <table:table-cell office:value-type="float" office:value="19034.5" calcext:value-type="float">
            <text:p>19034.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47551.6" calcext:value-type="float">
            <text:p>47551.6</text:p>
          </table:table-cell>
          <table:table-cell office:value-type="float" office:value="55140.4" calcext:value-type="float">
            <text:p>55140.4</text:p>
          </table:table-cell>
          <table:table-cell office:value-type="float" office:value="32643.6" calcext:value-type="float">
            <text:p>32643.6</text:p>
          </table:table-cell>
          <table:table-cell office:value-type="float" office:value="32637.6" calcext:value-type="float">
            <text:p>32637.6</text:p>
          </table:table-cell>
          <table:table-cell office:value-type="float" office:value="33866.6" calcext:value-type="float">
            <text:p>33866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7771" calcext:value-type="float">
            <text:p>77771</text:p>
          </table:table-cell>
          <table:table-cell office:value-type="float" office:value="73383.9" calcext:value-type="float">
            <text:p>73383.9</text:p>
          </table:table-cell>
          <table:table-cell office:value-type="float" office:value="78095.3" calcext:value-type="float">
            <text:p>78095.3</text:p>
          </table:table-cell>
          <table:table-cell office:value-type="float" office:value="73256.8" calcext:value-type="float">
            <text:p>73256.8</text:p>
          </table:table-cell>
          <table:table-cell office:value-type="float" office:value="80616.8" calcext:value-type="float">
            <text:p>80616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2130" calcext:value-type="float">
            <text:p>102130</text:p>
          </table:table-cell>
          <table:table-cell office:value-type="float" office:value="102907" calcext:value-type="float">
            <text:p>102907</text:p>
          </table:table-cell>
          <table:table-cell office:value-type="float" office:value="110629" calcext:value-type="float">
            <text:p>110629</text:p>
          </table:table-cell>
          <table:table-cell office:value-type="float" office:value="104625" calcext:value-type="float">
            <text:p>104625</text:p>
          </table:table-cell>
          <table:table-cell office:value-type="float" office:value="100498" calcext:value-type="float">
            <text:p>1004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783" calcext:value-type="float">
            <text:p>118783</text:p>
          </table:table-cell>
          <table:table-cell office:value-type="float" office:value="130441" calcext:value-type="float">
            <text:p>130441</text:p>
          </table:table-cell>
          <table:table-cell office:value-type="float" office:value="129983" calcext:value-type="float">
            <text:p>129983</text:p>
          </table:table-cell>
          <table:table-cell office:value-type="float" office:value="130585" calcext:value-type="float">
            <text:p>130585</text:p>
          </table:table-cell>
          <table:table-cell office:value-type="float" office:value="132809" calcext:value-type="float">
            <text:p>13280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1508" calcext:value-type="float">
            <text:p>161508</text:p>
          </table:table-cell>
          <table:table-cell office:value-type="float" office:value="158891" calcext:value-type="float">
            <text:p>158891</text:p>
          </table:table-cell>
          <table:table-cell office:value-type="float" office:value="163677" calcext:value-type="float">
            <text:p>163677</text:p>
          </table:table-cell>
          <table:table-cell office:value-type="float" office:value="160182" calcext:value-type="float">
            <text:p>160182</text:p>
          </table:table-cell>
          <table:table-cell office:value-type="float" office:value="157999" calcext:value-type="float">
            <text:p>1579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8016" calcext:value-type="float">
            <text:p>198016</text:p>
          </table:table-cell>
          <table:table-cell office:value-type="float" office:value="193229" calcext:value-type="float">
            <text:p>193229</text:p>
          </table:table-cell>
          <table:table-cell office:value-type="float" office:value="193631" calcext:value-type="float">
            <text:p>193631</text:p>
          </table:table-cell>
          <table:table-cell office:value-type="float" office:value="193736" calcext:value-type="float">
            <text:p>193736</text:p>
          </table:table-cell>
          <table:table-cell office:value-type="float" office:value="192030" calcext:value-type="float">
            <text:p>19203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32411" calcext:value-type="float">
            <text:p>232411</text:p>
          </table:table-cell>
          <table:table-cell office:value-type="float" office:value="231833" calcext:value-type="float">
            <text:p>231833</text:p>
          </table:table-cell>
          <table:table-cell office:value-type="float" office:value="232074" calcext:value-type="float">
            <text:p>232074</text:p>
          </table:table-cell>
          <table:table-cell office:value-type="float" office:value="231928" calcext:value-type="float">
            <text:p>231928</text:p>
          </table:table-cell>
          <table:table-cell office:value-type="float" office:value="232278" calcext:value-type="float">
            <text:p>232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63242" calcext:value-type="float">
            <text:p>263242</text:p>
          </table:table-cell>
          <table:table-cell office:value-type="float" office:value="237935" calcext:value-type="float">
            <text:p>237935</text:p>
          </table:table-cell>
          <table:table-cell office:value-type="float" office:value="262409" calcext:value-type="float">
            <text:p>262409</text:p>
          </table:table-cell>
          <table:table-cell office:value-type="float" office:value="264743" calcext:value-type="float">
            <text:p>264743</text:p>
          </table:table-cell>
          <table:table-cell office:value-type="float" office:value="266183" calcext:value-type="float">
            <text:p>266183</text:p>
          </table:table-cell>
        </table:table-row>
      </table:table>
      <table:table table:name="ra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55136" calcext:value-type="float">
            <text:p>2.55136</text:p>
          </table:table-cell>
          <table:table-cell office:value-type="float" office:value="2.90208" calcext:value-type="float">
            <text:p>2.90208</text:p>
          </table:table-cell>
          <table:table-cell office:value-type="float" office:value="2.49654" calcext:value-type="float">
            <text:p>2.49654</text:p>
          </table:table-cell>
          <table:table-cell office:value-type="float" office:value="2.50243" calcext:value-type="float">
            <text:p>2.50243</text:p>
          </table:table-cell>
          <table:table-cell office:value-type="float" office:value="2.12822" calcext:value-type="float">
            <text:p>2.128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82022" calcext:value-type="float">
            <text:p>3.82022</text:p>
          </table:table-cell>
          <table:table-cell office:value-type="float" office:value="3.73146" calcext:value-type="float">
            <text:p>3.73146</text:p>
          </table:table-cell>
          <table:table-cell office:value-type="float" office:value="3.99578" calcext:value-type="float">
            <text:p>3.99578</text:p>
          </table:table-cell>
          <table:table-cell office:value-type="float" office:value="3.61683" calcext:value-type="float">
            <text:p>3.61683</text:p>
          </table:table-cell>
          <table:table-cell office:value-type="float" office:value="4.54886" calcext:value-type="float">
            <text:p>4.54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561" calcext:value-type="float">
            <text:p>5.3561</text:p>
          </table:table-cell>
          <table:table-cell office:value-type="float" office:value="6.27859" calcext:value-type="float">
            <text:p>6.27859</text:p>
          </table:table-cell>
          <table:table-cell office:value-type="float" office:value="5.6913" calcext:value-type="float">
            <text:p>5.6913</text:p>
          </table:table-cell>
          <table:table-cell office:value-type="float" office:value="6.07389" calcext:value-type="float">
            <text:p>6.07389</text:p>
          </table:table-cell>
          <table:table-cell office:value-type="float" office:value="6.38221" calcext:value-type="float">
            <text:p>6.382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.98298" calcext:value-type="float">
            <text:p>6.98298</text:p>
          </table:table-cell>
          <table:table-cell office:value-type="float" office:value="8.65686" calcext:value-type="float">
            <text:p>8.65686</text:p>
          </table:table-cell>
          <table:table-cell office:value-type="float" office:value="6.74256" calcext:value-type="float">
            <text:p>6.74256</text:p>
          </table:table-cell>
          <table:table-cell office:value-type="float" office:value="8.25827" calcext:value-type="float">
            <text:p>8.25827</text:p>
          </table:table-cell>
          <table:table-cell office:value-type="float" office:value="7.96474" calcext:value-type="float">
            <text:p>7.964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93894" calcext:value-type="float">
            <text:p>9.93894</text:p>
          </table:table-cell>
          <table:table-cell office:value-type="float" office:value="9.984" calcext:value-type="float">
            <text:p>9.984</text:p>
          </table:table-cell>
          <table:table-cell office:value-type="float" office:value="9.33482" calcext:value-type="float">
            <text:p>9.33482</text:p>
          </table:table-cell>
          <table:table-cell office:value-type="float" office:value="9.33779" calcext:value-type="float">
            <text:p>9.33779</text:p>
          </table:table-cell>
          <table:table-cell office:value-type="float" office:value="9.95901" calcext:value-type="float">
            <text:p>9.959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3927" calcext:value-type="float">
            <text:p>10.3927</text:p>
          </table:table-cell>
          <table:table-cell office:value-type="float" office:value="10.6025" calcext:value-type="float">
            <text:p>10.6025</text:p>
          </table:table-cell>
          <table:table-cell office:value-type="float" office:value="11.0822" calcext:value-type="float">
            <text:p>11.0822</text:p>
          </table:table-cell>
          <table:table-cell office:value-type="float" office:value="10.5171" calcext:value-type="float">
            <text:p>10.5171</text:p>
          </table:table-cell>
          <table:table-cell office:value-type="float" office:value="10.9638" calcext:value-type="float">
            <text:p>10.96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8605" calcext:value-type="float">
            <text:p>12.8605</text:p>
          </table:table-cell>
          <table:table-cell office:value-type="float" office:value="12.5642" calcext:value-type="float">
            <text:p>12.5642</text:p>
          </table:table-cell>
          <table:table-cell office:value-type="float" office:value="12.4435" calcext:value-type="float">
            <text:p>12.4435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2.5508" calcext:value-type="float">
            <text:p>12.55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5.0446" calcext:value-type="float">
            <text:p>15.0446</text:p>
          </table:table-cell>
          <table:table-cell office:value-type="float" office:value="14.3436" calcext:value-type="float">
            <text:p>14.3436</text:p>
          </table:table-cell>
          <table:table-cell office:value-type="float" office:value="13.9265" calcext:value-type="float">
            <text:p>13.9265</text:p>
          </table:table-cell>
          <table:table-cell office:value-type="float" office:value="15.4408" calcext:value-type="float">
            <text:p>15.4408</text:p>
          </table:table-cell>
          <table:table-cell office:value-type="float" office:value="14.4008" calcext:value-type="float">
            <text:p>14.4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.3703" calcext:value-type="float">
            <text:p>15.3703</text:p>
          </table:table-cell>
          <table:table-cell office:value-type="float" office:value="15.2003" calcext:value-type="float">
            <text:p>15.2003</text:p>
          </table:table-cell>
          <table:table-cell office:value-type="float" office:value="15.2624" calcext:value-type="float">
            <text:p>15.2624</text:p>
          </table:table-cell>
          <table:table-cell office:value-type="float" office:value="15.0875" calcext:value-type="float">
            <text:p>15.0875</text:p>
          </table:table-cell>
          <table:table-cell office:value-type="float" office:value="15.4726" calcext:value-type="float">
            <text:p>15.472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8661" calcext:value-type="float">
            <text:p>38.8661</text:p>
          </table:table-cell>
          <table:table-cell office:value-type="float" office:value="38.785" calcext:value-type="float">
            <text:p>38.785</text:p>
          </table:table-cell>
          <table:table-cell office:value-type="float" office:value="38.4366" calcext:value-type="float">
            <text:p>38.4366</text:p>
          </table:table-cell>
          <table:table-cell office:value-type="float" office:value="38.8742" calcext:value-type="float">
            <text:p>38.8742</text:p>
          </table:table-cell>
          <table:table-cell office:value-type="float" office:value="38.4184" calcext:value-type="float">
            <text:p>38.41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4.997" calcext:value-type="float">
            <text:p>44.997</text:p>
          </table:table-cell>
          <table:table-cell office:value-type="float" office:value="43.9592" calcext:value-type="float">
            <text:p>43.9592</text:p>
          </table:table-cell>
          <table:table-cell office:value-type="float" office:value="44.2168" calcext:value-type="float">
            <text:p>44.2168</text:p>
          </table:table-cell>
          <table:table-cell office:value-type="float" office:value="43.9521" calcext:value-type="float">
            <text:p>43.9521</text:p>
          </table:table-cell>
          <table:table-cell office:value-type="float" office:value="44.0873" calcext:value-type="float">
            <text:p>44.08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6.5231" calcext:value-type="float">
            <text:p>66.5231</text:p>
          </table:table-cell>
          <table:table-cell office:value-type="float" office:value="67.4959" calcext:value-type="float">
            <text:p>67.4959</text:p>
          </table:table-cell>
          <table:table-cell office:value-type="float" office:value="65.6512" calcext:value-type="float">
            <text:p>65.6512</text:p>
          </table:table-cell>
          <table:table-cell office:value-type="float" office:value="66.8784" calcext:value-type="float">
            <text:p>66.8784</text:p>
          </table:table-cell>
          <table:table-cell office:value-type="float" office:value="66.8738" calcext:value-type="float">
            <text:p>66.8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18.274" calcext:value-type="float">
            <text:p>118.274</text:p>
          </table:table-cell>
          <table:table-cell office:value-type="float" office:value="115.094" calcext:value-type="float">
            <text:p>115.094</text:p>
          </table:table-cell>
          <table:table-cell office:value-type="float" office:value="119.052" calcext:value-type="float">
            <text:p>119.052</text:p>
          </table:table-cell>
          <table:table-cell office:value-type="float" office:value="116.926" calcext:value-type="float">
            <text:p>116.926</text:p>
          </table:table-cell>
          <table:table-cell office:value-type="float" office:value="117.808" calcext:value-type="float">
            <text:p>117.8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43.765" calcext:value-type="float">
            <text:p>343.765</text:p>
          </table:table-cell>
          <table:table-cell office:value-type="float" office:value="344.676" calcext:value-type="float">
            <text:p>344.676</text:p>
          </table:table-cell>
          <table:table-cell office:value-type="float" office:value="353.704" calcext:value-type="float">
            <text:p>353.704</text:p>
          </table:table-cell>
          <table:table-cell office:value-type="float" office:value="351.016" calcext:value-type="float">
            <text:p>351.016</text:p>
          </table:table-cell>
          <table:table-cell office:value-type="float" office:value="341.212" calcext:value-type="float">
            <text:p>341.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774.22" calcext:value-type="float">
            <text:p>1774.22</text:p>
          </table:table-cell>
          <table:table-cell office:value-type="float" office:value="2037.72" calcext:value-type="float">
            <text:p>2037.72</text:p>
          </table:table-cell>
          <table:table-cell office:value-type="float" office:value="2053.1" calcext:value-type="float">
            <text:p>2053.1</text:p>
          </table:table-cell>
          <table:table-cell office:value-type="float" office:value="2037.35" calcext:value-type="float">
            <text:p>2037.35</text:p>
          </table:table-cell>
          <table:table-cell office:value-type="float" office:value="541.936" calcext:value-type="float">
            <text:p>541.9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605.57" calcext:value-type="float">
            <text:p>5605.57</text:p>
          </table:table-cell>
          <table:table-cell office:value-type="float" office:value="5557.79" calcext:value-type="float">
            <text:p>5557.79</text:p>
          </table:table-cell>
          <table:table-cell office:value-type="float" office:value="5601.69" calcext:value-type="float">
            <text:p>5601.69</text:p>
          </table:table-cell>
          <table:table-cell office:value-type="float" office:value="5540.21" calcext:value-type="float">
            <text:p>5540.21</text:p>
          </table:table-cell>
          <table:table-cell office:value-type="float" office:value="5580.4" calcext:value-type="float">
            <text:p>5580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562.22" calcext:value-type="float">
            <text:p>9562.22</text:p>
          </table:table-cell>
          <table:table-cell office:value-type="float" office:value="5933.36" calcext:value-type="float">
            <text:p>5933.36</text:p>
          </table:table-cell>
          <table:table-cell office:value-type="float" office:value="6075.51" calcext:value-type="float">
            <text:p>6075.51</text:p>
          </table:table-cell>
          <table:table-cell office:value-type="float" office:value="6511.47" calcext:value-type="float">
            <text:p>6511.47</text:p>
          </table:table-cell>
          <table:table-cell office:value-type="float" office:value="9812.63" calcext:value-type="float">
            <text:p>9812.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03.76" calcext:value-type="float">
            <text:p>8003.76</text:p>
          </table:table-cell>
          <table:table-cell office:value-type="float" office:value="13505.2" calcext:value-type="float">
            <text:p>13505.2</text:p>
          </table:table-cell>
          <table:table-cell office:value-type="float" office:value="13507.1" calcext:value-type="float">
            <text:p>13507.1</text:p>
          </table:table-cell>
          <table:table-cell office:value-type="float" office:value="14022.8" calcext:value-type="float">
            <text:p>14022.8</text:p>
          </table:table-cell>
          <table:table-cell office:value-type="float" office:value="7779.59" calcext:value-type="float">
            <text:p>7779.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4818" calcext:value-type="float">
            <text:p>14818</text:p>
          </table:table-cell>
          <table:table-cell office:value-type="float" office:value="17314.9" calcext:value-type="float">
            <text:p>17314.9</text:p>
          </table:table-cell>
          <table:table-cell office:value-type="float" office:value="17469.3" calcext:value-type="float">
            <text:p>17469.3</text:p>
          </table:table-cell>
          <table:table-cell office:value-type="float" office:value="15935.3" calcext:value-type="float">
            <text:p>15935.3</text:p>
          </table:table-cell>
          <table:table-cell office:value-type="float" office:value="15161.8" calcext:value-type="float">
            <text:p>15161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846.5" calcext:value-type="float">
            <text:p>20846.5</text:p>
          </table:table-cell>
          <table:table-cell office:value-type="float" office:value="21281.6" calcext:value-type="float">
            <text:p>21281.6</text:p>
          </table:table-cell>
          <table:table-cell office:value-type="float" office:value="21508.6" calcext:value-type="float">
            <text:p>21508.6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0271.3" calcext:value-type="float">
            <text:p>20271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8.8109" calcext:value-type="float">
            <text:p>18.8109</text:p>
          </table:table-cell>
          <table:table-cell office:value-type="float" office:value="16.9618" calcext:value-type="float">
            <text:p>16.9618</text:p>
          </table:table-cell>
          <table:table-cell office:value-type="float" office:value="17.4502" calcext:value-type="float">
            <text:p>17.4502</text:p>
          </table:table-cell>
          <table:table-cell office:value-type="float" office:value="17.4197" calcext:value-type="float">
            <text:p>17.4197</text:p>
          </table:table-cell>
          <table:table-cell office:value-type="float" office:value="17.3527" calcext:value-type="float">
            <text:p>17.35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2.486" calcext:value-type="float">
            <text:p>32.486</text:p>
          </table:table-cell>
          <table:table-cell office:value-type="float" office:value="32.0083" calcext:value-type="float">
            <text:p>32.0083</text:p>
          </table:table-cell>
          <table:table-cell office:value-type="float" office:value="31.7727" calcext:value-type="float">
            <text:p>31.7727</text:p>
          </table:table-cell>
          <table:table-cell office:value-type="float" office:value="31.6849" calcext:value-type="float">
            <text:p>31.6849</text:p>
          </table:table-cell>
          <table:table-cell office:value-type="float" office:value="33.9103" calcext:value-type="float">
            <text:p>33.91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6.0656" calcext:value-type="float">
            <text:p>46.0656</text:p>
          </table:table-cell>
          <table:table-cell office:value-type="float" office:value="47.3057" calcext:value-type="float">
            <text:p>47.3057</text:p>
          </table:table-cell>
          <table:table-cell office:value-type="float" office:value="46.6414" calcext:value-type="float">
            <text:p>46.6414</text:p>
          </table:table-cell>
          <table:table-cell office:value-type="float" office:value="45.6479" calcext:value-type="float">
            <text:p>45.6479</text:p>
          </table:table-cell>
          <table:table-cell office:value-type="float" office:value="47.3084" calcext:value-type="float">
            <text:p>47.30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57.2307" calcext:value-type="float">
            <text:p>57.2307</text:p>
          </table:table-cell>
          <table:table-cell office:value-type="float" office:value="59.1421" calcext:value-type="float">
            <text:p>59.1421</text:p>
          </table:table-cell>
          <table:table-cell office:value-type="float" office:value="61.1261" calcext:value-type="float">
            <text:p>61.1261</text:p>
          </table:table-cell>
          <table:table-cell office:value-type="float" office:value="60.0578" calcext:value-type="float">
            <text:p>60.0578</text:p>
          </table:table-cell>
          <table:table-cell office:value-type="float" office:value="61.7654" calcext:value-type="float">
            <text:p>61.76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2894" calcext:value-type="float">
            <text:p>75.2894</text:p>
          </table:table-cell>
          <table:table-cell office:value-type="float" office:value="75.6403" calcext:value-type="float">
            <text:p>75.6403</text:p>
          </table:table-cell>
          <table:table-cell office:value-type="float" office:value="72.3012" calcext:value-type="float">
            <text:p>72.3012</text:p>
          </table:table-cell>
          <table:table-cell office:value-type="float" office:value="75.6271" calcext:value-type="float">
            <text:p>75.6271</text:p>
          </table:table-cell>
          <table:table-cell office:value-type="float" office:value="75.604" calcext:value-type="float">
            <text:p>75.6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5.6146" calcext:value-type="float">
            <text:p>85.6146</text:p>
          </table:table-cell>
          <table:table-cell office:value-type="float" office:value="89.2887" calcext:value-type="float">
            <text:p>89.2887</text:p>
          </table:table-cell>
          <table:table-cell office:value-type="float" office:value="99.0085" calcext:value-type="float">
            <text:p>99.0085</text:p>
          </table:table-cell>
          <table:table-cell office:value-type="float" office:value="89.3803" calcext:value-type="float">
            <text:p>89.3803</text:p>
          </table:table-cell>
          <table:table-cell office:value-type="float" office:value="87.8797" calcext:value-type="float">
            <text:p>87.87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8.397" calcext:value-type="float">
            <text:p>108.397</text:p>
          </table:table-cell>
          <table:table-cell office:value-type="float" office:value="104.109" calcext:value-type="float">
            <text:p>104.109</text:p>
          </table:table-cell>
          <table:table-cell office:value-type="float" office:value="102.871" calcext:value-type="float">
            <text:p>102.871</text:p>
          </table:table-cell>
          <table:table-cell office:value-type="float" office:value="105.133" calcext:value-type="float">
            <text:p>105.133</text:p>
          </table:table-cell>
          <table:table-cell office:value-type="float" office:value="108.353" calcext:value-type="float">
            <text:p>108.35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.052" calcext:value-type="float">
            <text:p>120.052</text:p>
          </table:table-cell>
          <table:table-cell office:value-type="float" office:value="119.691" calcext:value-type="float">
            <text:p>119.691</text:p>
          </table:table-cell>
          <table:table-cell office:value-type="float" office:value="119.908" calcext:value-type="float">
            <text:p>119.908</text:p>
          </table:table-cell>
          <table:table-cell office:value-type="float" office:value="126.147" calcext:value-type="float">
            <text:p>126.147</text:p>
          </table:table-cell>
          <table:table-cell office:value-type="float" office:value="119.746" calcext:value-type="float">
            <text:p>119.7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2.787" calcext:value-type="float">
            <text:p>132.787</text:p>
          </table:table-cell>
          <table:table-cell office:value-type="float" office:value="133.927" calcext:value-type="float">
            <text:p>133.927</text:p>
          </table:table-cell>
          <table:table-cell office:value-type="float" office:value="130.873" calcext:value-type="float">
            <text:p>130.873</text:p>
          </table:table-cell>
          <table:table-cell office:value-type="float" office:value="132.389" calcext:value-type="float">
            <text:p>132.389</text:p>
          </table:table-cell>
          <table:table-cell office:value-type="float" office:value="138.911" calcext:value-type="float">
            <text:p>138.91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88.021" calcext:value-type="float">
            <text:p>188.021</text:p>
          </table:table-cell>
          <table:table-cell office:value-type="float" office:value="187.83" calcext:value-type="float">
            <text:p>187.83</text:p>
          </table:table-cell>
          <table:table-cell office:value-type="float" office:value="190.565" calcext:value-type="float">
            <text:p>190.565</text:p>
          </table:table-cell>
          <table:table-cell office:value-type="float" office:value="193.905" calcext:value-type="float">
            <text:p>193.905</text:p>
          </table:table-cell>
          <table:table-cell office:value-type="float" office:value="195.088" calcext:value-type="float">
            <text:p>195.0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2.467" calcext:value-type="float">
            <text:p>392.46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85.878" calcext:value-type="float">
            <text:p>385.878</text:p>
          </table:table-cell>
          <table:table-cell office:value-type="float" office:value="389.034" calcext:value-type="float">
            <text:p>389.034</text:p>
          </table:table-cell>
          <table:table-cell office:value-type="float" office:value="386.763" calcext:value-type="float">
            <text:p>386.7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9.278" calcext:value-type="float">
            <text:p>459.278</text:p>
          </table:table-cell>
          <table:table-cell office:value-type="float" office:value="455.858" calcext:value-type="float">
            <text:p>455.858</text:p>
          </table:table-cell>
          <table:table-cell office:value-type="float" office:value="465.382" calcext:value-type="float">
            <text:p>465.382</text:p>
          </table:table-cell>
          <table:table-cell office:value-type="float" office:value="440.668" calcext:value-type="float">
            <text:p>440.668</text:p>
          </table:table-cell>
          <table:table-cell office:value-type="float" office:value="459.016" calcext:value-type="float">
            <text:p>459.0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46.029" calcext:value-type="float">
            <text:p>846.029</text:p>
          </table:table-cell>
          <table:table-cell office:value-type="float" office:value="859.998" calcext:value-type="float">
            <text:p>859.998</text:p>
          </table:table-cell>
          <table:table-cell office:value-type="float" office:value="848.579" calcext:value-type="float">
            <text:p>848.579</text:p>
          </table:table-cell>
          <table:table-cell office:value-type="float" office:value="854.734" calcext:value-type="float">
            <text:p>854.734</text:p>
          </table:table-cell>
          <table:table-cell office:value-type="float" office:value="856.759" calcext:value-type="float">
            <text:p>856.75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18.89" calcext:value-type="float">
            <text:p>1618.89</text:p>
          </table:table-cell>
          <table:table-cell office:value-type="float" office:value="1615.96" calcext:value-type="float">
            <text:p>1615.96</text:p>
          </table:table-cell>
          <table:table-cell office:value-type="float" office:value="1574.26" calcext:value-type="float">
            <text:p>1574.26</text:p>
          </table:table-cell>
          <table:table-cell office:value-type="float" office:value="1611.82" calcext:value-type="float">
            <text:p>1611.82</text:p>
          </table:table-cell>
          <table:table-cell office:value-type="float" office:value="1557.32" calcext:value-type="float">
            <text:p>1557.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9405.91" calcext:value-type="float">
            <text:p>9405.91</text:p>
          </table:table-cell>
          <table:table-cell office:value-type="float" office:value="10088.3" calcext:value-type="float">
            <text:p>10088.3</text:p>
          </table:table-cell>
          <table:table-cell office:value-type="float" office:value="10100" calcext:value-type="float">
            <text:p>10100</text:p>
          </table:table-cell>
          <table:table-cell office:value-type="float" office:value="10697.8" calcext:value-type="float">
            <text:p>10697.8</text:p>
          </table:table-cell>
          <table:table-cell office:value-type="float" office:value="9314.12" calcext:value-type="float">
            <text:p>9314.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7958.9" calcext:value-type="float">
            <text:p>47958.9</text:p>
          </table:table-cell>
          <table:table-cell office:value-type="float" office:value="47936" calcext:value-type="float">
            <text:p>47936</text:p>
          </table:table-cell>
          <table:table-cell office:value-type="float" office:value="48424.9" calcext:value-type="float">
            <text:p>48424.9</text:p>
          </table:table-cell>
          <table:table-cell office:value-type="float" office:value="48820.9" calcext:value-type="float">
            <text:p>48820.9</text:p>
          </table:table-cell>
          <table:table-cell office:value-type="float" office:value="48130.1" calcext:value-type="float">
            <text:p>48130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6458.6" calcext:value-type="float">
            <text:p>46458.6</text:p>
          </table:table-cell>
          <table:table-cell office:value-type="float" office:value="78009.8" calcext:value-type="float">
            <text:p>78009.8</text:p>
          </table:table-cell>
          <table:table-cell office:value-type="float" office:value="78053.5" calcext:value-type="float">
            <text:p>78053.5</text:p>
          </table:table-cell>
          <table:table-cell office:value-type="float" office:value="77491.6" calcext:value-type="float">
            <text:p>77491.6</text:p>
          </table:table-cell>
          <table:table-cell office:value-type="float" office:value="46778.6" calcext:value-type="float">
            <text:p>46778.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07901" calcext:value-type="float">
            <text:p>107901</text:p>
          </table:table-cell>
          <table:table-cell office:value-type="float" office:value="107093" calcext:value-type="float">
            <text:p>107093</text:p>
          </table:table-cell>
          <table:table-cell office:value-type="float" office:value="107006" calcext:value-type="float">
            <text:p>107006</text:p>
          </table:table-cell>
          <table:table-cell office:value-type="float" office:value="107717" calcext:value-type="float">
            <text:p>107717</text:p>
          </table:table-cell>
          <table:table-cell office:value-type="float" office:value="107260" calcext:value-type="float">
            <text:p>10726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806" calcext:value-type="float">
            <text:p>136806</text:p>
          </table:table-cell>
          <table:table-cell office:value-type="float" office:value="137462" calcext:value-type="float">
            <text:p>137462</text:p>
          </table:table-cell>
          <table:table-cell office:value-type="float" office:value="138832" calcext:value-type="float">
            <text:p>138832</text:p>
          </table:table-cell>
          <table:table-cell office:value-type="float" office:value="138727" calcext:value-type="float">
            <text:p>138727</text:p>
          </table:table-cell>
          <table:table-cell office:value-type="float" office:value="137867" calcext:value-type="float">
            <text:p>1378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69751" calcext:value-type="float">
            <text:p>169751</text:p>
          </table:table-cell>
          <table:table-cell office:value-type="float" office:value="170037" calcext:value-type="float">
            <text:p>170037</text:p>
          </table:table-cell>
          <table:table-cell office:value-type="float" office:value="168850" calcext:value-type="float">
            <text:p>168850</text:p>
          </table:table-cell>
          <table:table-cell office:value-type="float" office:value="169800" calcext:value-type="float">
            <text:p>169800</text:p>
          </table:table-cell>
          <table:table-cell office:value-type="float" office:value="169072" calcext:value-type="float">
            <text:p>169072</text:p>
          </table:table-cell>
        </table:table-row>
      </table:table>
      <table:table table:name="addvec" table:style-name="ta1">
        <table:table-column table:style-name="co2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09469" calcext:value-type="float">
            <text:p>3.09469</text:p>
          </table:table-cell>
          <table:table-cell office:value-type="float" office:value="2.54899" calcext:value-type="float">
            <text:p>2.54899</text:p>
          </table:table-cell>
          <table:table-cell office:value-type="float" office:value="3.05469" calcext:value-type="float">
            <text:p>3.05469</text:p>
          </table:table-cell>
          <table:table-cell office:value-type="float" office:value="3.0249" calcext:value-type="float">
            <text:p>3.0249</text:p>
          </table:table-cell>
          <table:table-cell office:value-type="float" office:value="3.03203" calcext:value-type="float">
            <text:p>3.03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69718" calcext:value-type="float">
            <text:p>5.69718</text:p>
          </table:table-cell>
          <table:table-cell office:value-type="float" office:value="5.72918" calcext:value-type="float">
            <text:p>5.72918</text:p>
          </table:table-cell>
          <table:table-cell office:value-type="float" office:value="6.1745" calcext:value-type="float">
            <text:p>6.1745</text:p>
          </table:table-cell>
          <table:table-cell office:value-type="float" office:value="5.04106" calcext:value-type="float">
            <text:p>5.04106</text:p>
          </table:table-cell>
          <table:table-cell office:value-type="float" office:value="5.76938" calcext:value-type="float">
            <text:p>5.769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61942" calcext:value-type="float">
            <text:p>9.61942</text:p>
          </table:table-cell>
          <table:table-cell office:value-type="float" office:value="9.20931" calcext:value-type="float">
            <text:p>9.20931</text:p>
          </table:table-cell>
          <table:table-cell office:value-type="float" office:value="9.66746" calcext:value-type="float">
            <text:p>9.66746</text:p>
          </table:table-cell>
          <table:table-cell office:value-type="float" office:value="10.2891" calcext:value-type="float">
            <text:p>10.2891</text:p>
          </table:table-cell>
          <table:table-cell office:value-type="float" office:value="8.44346" calcext:value-type="float">
            <text:p>8.443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8728" calcext:value-type="float">
            <text:p>10.8728</text:p>
          </table:table-cell>
          <table:table-cell office:value-type="float" office:value="11.2817" calcext:value-type="float">
            <text:p>11.2817</text:p>
          </table:table-cell>
          <table:table-cell office:value-type="float" office:value="12.0893" calcext:value-type="float">
            <text:p>12.0893</text:p>
          </table:table-cell>
          <table:table-cell office:value-type="float" office:value="12.8462" calcext:value-type="float">
            <text:p>12.8462</text:p>
          </table:table-cell>
          <table:table-cell office:value-type="float" office:value="12.0696" calcext:value-type="float">
            <text:p>12.06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.3603" calcext:value-type="float">
            <text:p>14.3603</text:p>
          </table:table-cell>
          <table:table-cell office:value-type="float" office:value="14.6683" calcext:value-type="float">
            <text:p>14.6683</text:p>
          </table:table-cell>
          <table:table-cell office:value-type="float" office:value="16.296" calcext:value-type="float">
            <text:p>16.296</text:p>
          </table:table-cell>
          <table:table-cell office:value-type="float" office:value="13.996" calcext:value-type="float">
            <text:p>13.996</text:p>
          </table:table-cell>
          <table:table-cell office:value-type="float" office:value="14.9115" calcext:value-type="float">
            <text:p>14.9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0113" calcext:value-type="float">
            <text:p>16.0113</text:p>
          </table:table-cell>
          <table:table-cell office:value-type="float" office:value="14.9314" calcext:value-type="float">
            <text:p>14.9314</text:p>
          </table:table-cell>
          <table:table-cell office:value-type="float" office:value="17.2408" calcext:value-type="float">
            <text:p>17.2408</text:p>
          </table:table-cell>
          <table:table-cell office:value-type="float" office:value="17.0302" calcext:value-type="float">
            <text:p>17.0302</text:p>
          </table:table-cell>
          <table:table-cell office:value-type="float" office:value="19.2063" calcext:value-type="float">
            <text:p>19.20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8.9036" calcext:value-type="float">
            <text:p>18.9036</text:p>
          </table:table-cell>
          <table:table-cell office:value-type="float" office:value="22.0652" calcext:value-type="float">
            <text:p>22.0652</text:p>
          </table:table-cell>
          <table:table-cell office:value-type="float" office:value="18.4074" calcext:value-type="float">
            <text:p>18.4074</text:p>
          </table:table-cell>
          <table:table-cell office:value-type="float" office:value="18.43" calcext:value-type="float">
            <text:p>18.43</text:p>
          </table:table-cell>
          <table:table-cell office:value-type="float" office:value="18.416" calcext:value-type="float">
            <text:p>18.4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9.3883" calcext:value-type="float">
            <text:p>19.3883</text:p>
          </table:table-cell>
          <table:table-cell office:value-type="float" office:value="21.5596" calcext:value-type="float">
            <text:p>21.5596</text:p>
          </table:table-cell>
          <table:table-cell office:value-type="float" office:value="20.1834" calcext:value-type="float">
            <text:p>20.1834</text:p>
          </table:table-cell>
          <table:table-cell office:value-type="float" office:value="20.073" calcext:value-type="float">
            <text:p>20.073</text:p>
          </table:table-cell>
          <table:table-cell office:value-type="float" office:value="20.3286" calcext:value-type="float">
            <text:p>20.32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6011" calcext:value-type="float">
            <text:p>22.6011</text:p>
          </table:table-cell>
          <table:table-cell office:value-type="float" office:value="21.4917" calcext:value-type="float">
            <text:p>21.4917</text:p>
          </table:table-cell>
          <table:table-cell office:value-type="float" office:value="21.1048" calcext:value-type="float">
            <text:p>21.1048</text:p>
          </table:table-cell>
          <table:table-cell office:value-type="float" office:value="21.717" calcext:value-type="float">
            <text:p>21.717</text:p>
          </table:table-cell>
          <table:table-cell office:value-type="float" office:value="21.3538" calcext:value-type="float">
            <text:p>21.353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3.3535" calcext:value-type="float">
            <text:p>23.3535</text:p>
          </table:table-cell>
          <table:table-cell office:value-type="float" office:value="24.0472" calcext:value-type="float">
            <text:p>24.0472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24.6257" calcext:value-type="float">
            <text:p>24.6257</text:p>
          </table:table-cell>
          <table:table-cell office:value-type="float" office:value="23.7975" calcext:value-type="float">
            <text:p>23.79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31.3809" calcext:value-type="float">
            <text:p>31.3809</text:p>
          </table:table-cell>
          <table:table-cell office:value-type="float" office:value="26.685" calcext:value-type="float">
            <text:p>26.685</text:p>
          </table:table-cell>
          <table:table-cell office:value-type="float" office:value="26.6826" calcext:value-type="float">
            <text:p>26.6826</text:p>
          </table:table-cell>
          <table:table-cell office:value-type="float" office:value="31.4138" calcext:value-type="float">
            <text:p>31.4138</text:p>
          </table:table-cell>
          <table:table-cell office:value-type="float" office:value="28.4761" calcext:value-type="float">
            <text:p>28.47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7963" calcext:value-type="float">
            <text:p>30.7963</text:p>
          </table:table-cell>
          <table:table-cell office:value-type="float" office:value="31.6969" calcext:value-type="float">
            <text:p>31.6969</text:p>
          </table:table-cell>
          <table:table-cell office:value-type="float" office:value="37.5654" calcext:value-type="float">
            <text:p>37.5654</text:p>
          </table:table-cell>
          <table:table-cell office:value-type="float" office:value="30.6741" calcext:value-type="float">
            <text:p>30.6741</text:p>
          </table:table-cell>
          <table:table-cell office:value-type="float" office:value="35.5467" calcext:value-type="float">
            <text:p>35.54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4.7168" calcext:value-type="float">
            <text:p>34.7168</text:p>
          </table:table-cell>
          <table:table-cell office:value-type="float" office:value="41.3445" calcext:value-type="float">
            <text:p>41.3445</text:p>
          </table:table-cell>
          <table:table-cell office:value-type="float" office:value="35.4249" calcext:value-type="float">
            <text:p>35.4249</text:p>
          </table:table-cell>
          <table:table-cell office:value-type="float" office:value="34.2226" calcext:value-type="float">
            <text:p>34.2226</text:p>
          </table:table-cell>
          <table:table-cell office:value-type="float" office:value="34.1952" calcext:value-type="float">
            <text:p>34.19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0.0118" calcext:value-type="float">
            <text:p>40.0118</text:p>
          </table:table-cell>
          <table:table-cell office:value-type="float" office:value="38.141" calcext:value-type="float">
            <text:p>38.141</text:p>
          </table:table-cell>
          <table:table-cell office:value-type="float" office:value="37.5665" calcext:value-type="float">
            <text:p>37.5665</text:p>
          </table:table-cell>
          <table:table-cell office:value-type="float" office:value="37.5525" calcext:value-type="float">
            <text:p>37.5525</text:p>
          </table:table-cell>
          <table:table-cell office:value-type="float" office:value="37.3023" calcext:value-type="float">
            <text:p>37.3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.9238" calcext:value-type="float">
            <text:p>40.9238</text:p>
          </table:table-cell>
          <table:table-cell office:value-type="float" office:value="41.1177" calcext:value-type="float">
            <text:p>41.1177</text:p>
          </table:table-cell>
          <table:table-cell office:value-type="float" office:value="40.6344" calcext:value-type="float">
            <text:p>40.6344</text:p>
          </table:table-cell>
          <table:table-cell office:value-type="float" office:value="39.8613" calcext:value-type="float">
            <text:p>39.8613</text:p>
          </table:table-cell>
          <table:table-cell office:value-type="float" office:value="40.792" calcext:value-type="float">
            <text:p>40.79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3.896" calcext:value-type="float">
            <text:p>43.896</text:p>
          </table:table-cell>
          <table:table-cell office:value-type="float" office:value="44.1406" calcext:value-type="float">
            <text:p>44.1406</text:p>
          </table:table-cell>
          <table:table-cell office:value-type="float" office:value="44.3027" calcext:value-type="float">
            <text:p>44.3027</text:p>
          </table:table-cell>
          <table:table-cell office:value-type="float" office:value="49.5167" calcext:value-type="float">
            <text:p>49.5167</text:p>
          </table:table-cell>
          <table:table-cell office:value-type="float" office:value="43.9804" calcext:value-type="float">
            <text:p>43.98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6603" calcext:value-type="float">
            <text:p>47.6603</text:p>
          </table:table-cell>
          <table:table-cell office:value-type="float" office:value="47.6754" calcext:value-type="float">
            <text:p>47.6754</text:p>
          </table:table-cell>
          <table:table-cell office:value-type="float" office:value="47.6362" calcext:value-type="float">
            <text:p>47.6362</text:p>
          </table:table-cell>
          <table:table-cell office:value-type="float" office:value="48.7471" calcext:value-type="float">
            <text:p>48.7471</text:p>
          </table:table-cell>
          <table:table-cell office:value-type="float" office:value="48.728" calcext:value-type="float">
            <text:p>48.7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138" calcext:value-type="float">
            <text:p>50.3138</text:p>
          </table:table-cell>
          <table:table-cell office:value-type="float" office:value="50.8273" calcext:value-type="float">
            <text:p>50.8273</text:p>
          </table:table-cell>
          <table:table-cell office:value-type="float" office:value="50.2695" calcext:value-type="float">
            <text:p>50.2695</text:p>
          </table:table-cell>
          <table:table-cell office:value-type="float" office:value="52.5739" calcext:value-type="float">
            <text:p>52.5739</text:p>
          </table:table-cell>
          <table:table-cell office:value-type="float" office:value="50.3992" calcext:value-type="float">
            <text:p>50.39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8931" calcext:value-type="float">
            <text:p>53.8931</text:p>
          </table:table-cell>
          <table:table-cell office:value-type="float" office:value="53.8899" calcext:value-type="float">
            <text:p>53.8899</text:p>
          </table:table-cell>
          <table:table-cell office:value-type="float" office:value="53.8748" calcext:value-type="float">
            <text:p>53.8748</text:p>
          </table:table-cell>
          <table:table-cell office:value-type="float" office:value="58.9425" calcext:value-type="float">
            <text:p>58.9425</text:p>
          </table:table-cell>
          <table:table-cell office:value-type="float" office:value="53.5616" calcext:value-type="float">
            <text:p>53.5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113" calcext:value-type="float">
            <text:p>57.3113</text:p>
          </table:table-cell>
          <table:table-cell office:value-type="float" office:value="57.8028" calcext:value-type="float">
            <text:p>57.8028</text:p>
          </table:table-cell>
          <table:table-cell office:value-type="float" office:value="55.9872" calcext:value-type="float">
            <text:p>55.9872</text:p>
          </table:table-cell>
          <table:table-cell office:value-type="float" office:value="57.5634" calcext:value-type="float">
            <text:p>57.5634</text:p>
          </table:table-cell>
          <table:table-cell office:value-type="float" office:value="58.7399" calcext:value-type="float">
            <text:p>58.73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318" calcext:value-type="float">
            <text:p>23.318</text:p>
          </table:table-cell>
          <table:table-cell office:value-type="float" office:value="24.2176" calcext:value-type="float">
            <text:p>24.2176</text:p>
          </table:table-cell>
          <table:table-cell office:value-type="float" office:value="23.0603" calcext:value-type="float">
            <text:p>23.0603</text:p>
          </table:table-cell>
          <table:table-cell office:value-type="float" office:value="26.0999" calcext:value-type="float">
            <text:p>26.0999</text:p>
          </table:table-cell>
          <table:table-cell office:value-type="float" office:value="23.711" calcext:value-type="float">
            <text:p>23.7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2.0039" calcext:value-type="float">
            <text:p>42.0039</text:p>
          </table:table-cell>
          <table:table-cell office:value-type="float" office:value="42.0716" calcext:value-type="float">
            <text:p>42.0716</text:p>
          </table:table-cell>
          <table:table-cell office:value-type="float" office:value="42.7235" calcext:value-type="float">
            <text:p>42.7235</text:p>
          </table:table-cell>
          <table:table-cell office:value-type="float" office:value="42.9834" calcext:value-type="float">
            <text:p>42.9834</text:p>
          </table:table-cell>
          <table:table-cell office:value-type="float" office:value="42.058" calcext:value-type="float">
            <text:p>42.0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7173" calcext:value-type="float">
            <text:p>60.7173</text:p>
          </table:table-cell>
          <table:table-cell office:value-type="float" office:value="60.8354" calcext:value-type="float">
            <text:p>60.8354</text:p>
          </table:table-cell>
          <table:table-cell office:value-type="float" office:value="60.3753" calcext:value-type="float">
            <text:p>60.3753</text:p>
          </table:table-cell>
          <table:table-cell office:value-type="float" office:value="61.6418" calcext:value-type="float">
            <text:p>61.6418</text:p>
          </table:table-cell>
          <table:table-cell office:value-type="float" office:value="60.879" calcext:value-type="float">
            <text:p>60.8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9.5239" calcext:value-type="float">
            <text:p>79.5239</text:p>
          </table:table-cell>
          <table:table-cell office:value-type="float" office:value="80.5584" calcext:value-type="float">
            <text:p>80.5584</text:p>
          </table:table-cell>
          <table:table-cell office:value-type="float" office:value="81.3534" calcext:value-type="float">
            <text:p>81.3534</text:p>
          </table:table-cell>
          <table:table-cell office:value-type="float" office:value="79.2453" calcext:value-type="float">
            <text:p>79.2453</text:p>
          </table:table-cell>
          <table:table-cell office:value-type="float" office:value="83.522" calcext:value-type="float">
            <text:p>83.5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9.0492" calcext:value-type="float">
            <text:p>99.0492</text:p>
          </table:table-cell>
          <table:table-cell office:value-type="float" office:value="100.693" calcext:value-type="float">
            <text:p>100.693</text:p>
          </table:table-cell>
          <table:table-cell office:value-type="float" office:value="98.2994" calcext:value-type="float">
            <text:p>98.2994</text:p>
          </table:table-cell>
          <table:table-cell office:value-type="float" office:value="97.2452" calcext:value-type="float">
            <text:p>97.2452</text:p>
          </table:table-cell>
          <table:table-cell office:value-type="float" office:value="98.5644" calcext:value-type="float">
            <text:p>98.56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298" calcext:value-type="float">
            <text:p>118.298</text:p>
          </table:table-cell>
          <table:table-cell office:value-type="float" office:value="117.324" calcext:value-type="float">
            <text:p>117.324</text:p>
          </table:table-cell>
          <table:table-cell office:value-type="float" office:value="117.379" calcext:value-type="float">
            <text:p>117.379</text:p>
          </table:table-cell>
          <table:table-cell office:value-type="float" office:value="116.839" calcext:value-type="float">
            <text:p>116.839</text:p>
          </table:table-cell>
          <table:table-cell office:value-type="float" office:value="119.122" calcext:value-type="float">
            <text:p>119.1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574" calcext:value-type="float">
            <text:p>136.574</text:p>
          </table:table-cell>
          <table:table-cell office:value-type="float" office:value="135.853" calcext:value-type="float">
            <text:p>135.853</text:p>
          </table:table-cell>
          <table:table-cell office:value-type="float" office:value="137.208" calcext:value-type="float">
            <text:p>137.208</text:p>
          </table:table-cell>
          <table:table-cell office:value-type="float" office:value="137.213" calcext:value-type="float">
            <text:p>137.213</text:p>
          </table:table-cell>
          <table:table-cell office:value-type="float" office:value="135.308" calcext:value-type="float">
            <text:p>135.3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8.63" calcext:value-type="float">
            <text:p>158.63</text:p>
          </table:table-cell>
          <table:table-cell office:value-type="float" office:value="157.852" calcext:value-type="float">
            <text:p>157.852</text:p>
          </table:table-cell>
          <table:table-cell office:value-type="float" office:value="155.255" calcext:value-type="float">
            <text:p>155.255</text:p>
          </table:table-cell>
          <table:table-cell office:value-type="float" office:value="158.935" calcext:value-type="float">
            <text:p>158.935</text:p>
          </table:table-cell>
          <table:table-cell office:value-type="float" office:value="159.293" calcext:value-type="float">
            <text:p>159.2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5.064" calcext:value-type="float">
            <text:p>175.064</text:p>
          </table:table-cell>
          <table:table-cell office:value-type="float" office:value="175.513" calcext:value-type="float">
            <text:p>175.513</text:p>
          </table:table-cell>
          <table:table-cell office:value-type="float" office:value="175.655" calcext:value-type="float">
            <text:p>175.655</text:p>
          </table:table-cell>
          <table:table-cell office:value-type="float" office:value="175.451" calcext:value-type="float">
            <text:p>175.451</text:p>
          </table:table-cell>
          <table:table-cell office:value-type="float" office:value="178.485" calcext:value-type="float">
            <text:p>178.48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907" calcext:value-type="float">
            <text:p>195.907</text:p>
          </table:table-cell>
          <table:table-cell office:value-type="float" office:value="201.876" calcext:value-type="float">
            <text:p>201.876</text:p>
          </table:table-cell>
          <table:table-cell office:value-type="float" office:value="195.408" calcext:value-type="float">
            <text:p>195.408</text:p>
          </table:table-cell>
          <table:table-cell office:value-type="float" office:value="198.351" calcext:value-type="float">
            <text:p>198.351</text:p>
          </table:table-cell>
          <table:table-cell office:value-type="float" office:value="194.282" calcext:value-type="float">
            <text:p>194.2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3.268" calcext:value-type="float">
            <text:p>233.268</text:p>
          </table:table-cell>
          <table:table-cell office:value-type="float" office:value="232.421" calcext:value-type="float">
            <text:p>232.421</text:p>
          </table:table-cell>
          <table:table-cell office:value-type="float" office:value="230.714" calcext:value-type="float">
            <text:p>230.714</text:p>
          </table:table-cell>
          <table:table-cell office:value-type="float" office:value="230.337" calcext:value-type="float">
            <text:p>230.337</text:p>
          </table:table-cell>
          <table:table-cell office:value-type="float" office:value="231.797" calcext:value-type="float">
            <text:p>231.7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66.574" calcext:value-type="float">
            <text:p>266.574</text:p>
          </table:table-cell>
          <table:table-cell office:value-type="float" office:value="267.863" calcext:value-type="float">
            <text:p>267.863</text:p>
          </table:table-cell>
          <table:table-cell office:value-type="float" office:value="268.999" calcext:value-type="float">
            <text:p>268.999</text:p>
          </table:table-cell>
          <table:table-cell office:value-type="float" office:value="266.275" calcext:value-type="float">
            <text:p>266.275</text:p>
          </table:table-cell>
          <table:table-cell office:value-type="float" office:value="250.991" calcext:value-type="float">
            <text:p>250.9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4.576" calcext:value-type="float">
            <text:p>304.576</text:p>
          </table:table-cell>
          <table:table-cell office:value-type="float" office:value="304.005" calcext:value-type="float">
            <text:p>304.005</text:p>
          </table:table-cell>
          <table:table-cell office:value-type="float" office:value="301.273" calcext:value-type="float">
            <text:p>301.273</text:p>
          </table:table-cell>
          <table:table-cell office:value-type="float" office:value="303.326" calcext:value-type="float">
            <text:p>303.326</text:p>
          </table:table-cell>
          <table:table-cell office:value-type="float" office:value="303.321" calcext:value-type="float">
            <text:p>303.32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38.184" calcext:value-type="float">
            <text:p>338.184</text:p>
          </table:table-cell>
          <table:table-cell office:value-type="float" office:value="334.705" calcext:value-type="float">
            <text:p>334.705</text:p>
          </table:table-cell>
          <table:table-cell office:value-type="float" office:value="339.585" calcext:value-type="float">
            <text:p>339.585</text:p>
          </table:table-cell>
          <table:table-cell office:value-type="float" office:value="339.198" calcext:value-type="float">
            <text:p>339.198</text:p>
          </table:table-cell>
          <table:table-cell office:value-type="float" office:value="337.999" calcext:value-type="float">
            <text:p>337.9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66.967" calcext:value-type="float">
            <text:p>366.967</text:p>
          </table:table-cell>
          <table:table-cell office:value-type="float" office:value="374.921" calcext:value-type="float">
            <text:p>374.921</text:p>
          </table:table-cell>
          <table:table-cell office:value-type="float" office:value="369.397" calcext:value-type="float">
            <text:p>369.397</text:p>
          </table:table-cell>
          <table:table-cell office:value-type="float" office:value="368.048" calcext:value-type="float">
            <text:p>368.048</text:p>
          </table:table-cell>
          <table:table-cell office:value-type="float" office:value="371.556" calcext:value-type="float">
            <text:p>371.5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5.201" calcext:value-type="float">
            <text:p>405.201</text:p>
          </table:table-cell>
          <table:table-cell office:value-type="float" office:value="404.237" calcext:value-type="float">
            <text:p>404.237</text:p>
          </table:table-cell>
          <table:table-cell office:value-type="float" office:value="400.757" calcext:value-type="float">
            <text:p>400.757</text:p>
          </table:table-cell>
          <table:table-cell office:value-type="float" office:value="405.025" calcext:value-type="float">
            <text:p>405.025</text:p>
          </table:table-cell>
          <table:table-cell office:value-type="float" office:value="406.892" calcext:value-type="float">
            <text:p>406.8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40.683" calcext:value-type="float">
            <text:p>440.683</text:p>
          </table:table-cell>
          <table:table-cell office:value-type="float" office:value="438.135" calcext:value-type="float">
            <text:p>438.135</text:p>
          </table:table-cell>
          <table:table-cell office:value-type="float" office:value="435.645" calcext:value-type="float">
            <text:p>435.645</text:p>
          </table:table-cell>
          <table:table-cell office:value-type="float" office:value="437.274" calcext:value-type="float">
            <text:p>437.274</text:p>
          </table:table-cell>
          <table:table-cell office:value-type="float" office:value="435.044" calcext:value-type="float">
            <text:p>435.0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76.258" calcext:value-type="float">
            <text:p>476.258</text:p>
          </table:table-cell>
          <table:table-cell office:value-type="float" office:value="477.255" calcext:value-type="float">
            <text:p>477.255</text:p>
          </table:table-cell>
          <table:table-cell office:value-type="float" office:value="468.537" calcext:value-type="float">
            <text:p>468.537</text:p>
          </table:table-cell>
          <table:table-cell office:value-type="float" office:value="466.709" calcext:value-type="float">
            <text:p>466.709</text:p>
          </table:table-cell>
          <table:table-cell office:value-type="float" office:value="466.688" calcext:value-type="float">
            <text:p>466.68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185" calcext:value-type="float">
            <text:p>503.185</text:p>
          </table:table-cell>
          <table:table-cell office:value-type="float" office:value="504.265" calcext:value-type="float">
            <text:p>504.265</text:p>
          </table:table-cell>
          <table:table-cell office:value-type="float" office:value="506.611" calcext:value-type="float">
            <text:p>506.611</text:p>
          </table:table-cell>
          <table:table-cell office:value-type="float" office:value="505.31" calcext:value-type="float">
            <text:p>505.31</text:p>
          </table:table-cell>
          <table:table-cell office:value-type="float" office:value="502.095" calcext:value-type="float">
            <text:p>502.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7.927" calcext:value-type="float">
            <text:p>537.927</text:p>
          </table:table-cell>
          <table:table-cell office:value-type="float" office:value="541.057" calcext:value-type="float">
            <text:p>541.057</text:p>
          </table:table-cell>
          <table:table-cell office:value-type="float" office:value="545.37" calcext:value-type="float">
            <text:p>545.37</text:p>
          </table:table-cell>
          <table:table-cell office:value-type="float" office:value="540.776" calcext:value-type="float">
            <text:p>540.776</text:p>
          </table:table-cell>
          <table:table-cell office:value-type="float" office:value="545.811" calcext:value-type="float">
            <text:p>545.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2:00:17.681589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9T19:38:44.877809494</dc:date>
    <meta:editing-duration>PT57M</meta:editing-duration>
    <meta:editing-cycles>78</meta:editing-cycles>
    <meta:document-statistic meta:table-count="9" meta:cell-count="4024" meta:object-count="0"/>
  </office:meta>
</office:document-meta>
</file>